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10000201000000340000002B266AEAEECF061169.png" manifest:media-type="image/png"/>
  <manifest:file-entry manifest:full-path="Pictures/10000201000000370000002B6FB93DEC34B9580E.png" manifest:media-type="image/png"/>
  <manifest:file-entry manifest:full-path="Pictures/10000201000000440000002B9E1293EBB398B409.png" manifest:media-type="image/png"/>
  <manifest:file-entry manifest:full-path="Pictures/10000201000000430000002BB7D34F6636D44937.png" manifest:media-type="image/png"/>
  <manifest:file-entry manifest:full-path="Pictures/10000000000002700000026FEAF19BA4AD82AE27.jpg" manifest:media-type="image/jpeg"/>
  <manifest:file-entry manifest:full-path="Pictures/10000000000002700000026F00DB2FD9A455996E.jpg" manifest:media-type="image/jpeg"/>
  <manifest:file-entry manifest:full-path="Pictures/100000000000019B0000018A02CE1A874D1CD83D.jpg" manifest:media-type="image/jpeg"/>
  <manifest:file-entry manifest:full-path="Pictures/100002010000004F0000002B910AD352D2D7D0B1.png" manifest:media-type="image/png"/>
  <manifest:file-entry manifest:full-path="Pictures/10000201000000390000002B0337E6EB39518EC2.png" manifest:media-type="image/png"/>
  <manifest:file-entry manifest:full-path="Pictures/100002010000003C0000002BEB173150464F6789.png" manifest:media-type="image/png"/>
  <manifest:file-entry manifest:full-path="Pictures/100002010000004C0000002B9B19C7B5658CBDA5.png" manifest:media-type="image/png"/>
  <manifest:file-entry manifest:full-path="Pictures/100002010000004A0000002BEB9B730847491943.png" manifest:media-type="image/png"/>
  <manifest:file-entry manifest:full-path="Pictures/10000000000002700000026FB9F22292CAF4BDF5.jpg" manifest:media-type="image/jpeg"/>
  <manifest:file-entry manifest:full-path="Pictures/10000201000000430000002BBF312127D89E4FF6.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Sans" svg:font-family="Noto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solid" draw:fill-color="#ffffff"/>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26cm" svg:stroke-color="#050505" draw:stroke-linejoin="bevel" svg:stroke-linecap="square" draw:fill="none" fo:padding-top="0.013cm" fo:padding-bottom="0.013cm" fo:padding-left="0.013cm" fo:padding-right="0.013cm"/>
    </style:style>
    <style:style style:name="gr5" style:family="graphic" style:parent-style-name="standard">
      <style:graphic-properties draw:stroke="solid" svg:stroke-width="0cm" svg:stroke-color="#000000" draw:stroke-linejoin="bevel" svg:stroke-linecap="square" draw:fill="solid" draw:fill-color="#d79673"/>
    </style:style>
    <style:style style:name="gr6" style:family="graphic" style:parent-style-name="standard">
      <style:graphic-properties draw:stroke="solid" svg:stroke-width="0cm" svg:stroke-color="#000000" draw:stroke-linejoin="bevel" svg:stroke-linecap="square" draw:fill="solid" draw:fill-color="#d343ef"/>
    </style:style>
    <style:style style:name="gr7" style:family="graphic" style:parent-style-name="standard">
      <style:graphic-properties draw:stroke="solid" svg:stroke-width="0cm" svg:stroke-color="#000000" draw:stroke-linejoin="bevel" svg:stroke-linecap="square" draw:fill="solid" draw:fill-color="#149ee2"/>
    </style:style>
    <style:style style:name="gr8" style:family="graphic" style:parent-style-name="standard">
      <style:graphic-properties draw:stroke="none" draw:fill="solid" draw:fill-color="#149ee2"/>
    </style:style>
    <style:style style:name="gr9" style:family="graphic" style:parent-style-name="standard">
      <style:graphic-properties draw:stroke="solid" svg:stroke-width="0cm" svg:stroke-color="#000000" draw:stroke-linejoin="bevel" svg:stroke-linecap="square" draw:fill="none"/>
    </style:style>
    <style:style style:name="gr10" style:family="graphic" style:parent-style-name="standard">
      <style:graphic-properties draw:stroke="solid" svg:stroke-width="0.1cm" svg:stroke-color="#000000" draw:stroke-linejoin="round" svg:stroke-linecap="square" draw:fill="solid" draw:fill-color="#000000" fo:padding-top="0.05cm" fo:padding-bottom="0.05cm" fo:padding-left="0.05cm" fo:padding-right="0.05cm"/>
    </style:style>
    <style:style style:name="gr11" style:family="graphic" style:parent-style-name="standard">
      <style:graphic-properties draw:stroke="none" draw:fill-color="#ffffff" draw:textarea-horizontal-align="justify" draw:textarea-vertical-align="middle" draw:auto-grow-height="false" fo:min-height="2.3cm" fo:min-width="17.407cm"/>
    </style:style>
    <style:style style:name="gr12" style:family="graphic" style:parent-style-name="standard">
      <style:graphic-properties draw:stroke="none" draw:fill-color="#ffffff" draw:textarea-horizontal-align="justify" draw:textarea-vertical-align="middle" draw:auto-grow-height="false" fo:min-height="16.6cm" fo:min-width="2.6cm"/>
    </style:style>
    <style:style style:name="gr13" style:family="graphic" style:parent-style-name="standard">
      <style:graphic-properties draw:stroke="none" draw:fill="none" draw:textarea-horizontal-align="left" draw:textarea-vertical-align="top" draw:auto-grow-height="true" draw:auto-grow-width="true" fo:min-height="1.055cm" fo:min-width="11.127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1.055cm" fo:min-width="9.121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1.055cm" fo:min-width="9.764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1.055cm" fo:min-width="10.209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1.254cm" fo:min-width="3.232cm" fo:padding-top="0cm" fo:padding-bottom="0cm" fo:padding-left="0cm" fo:padding-right="0cm"/>
    </style:style>
    <style:style style:name="gr18" style:family="graphic" style:parent-style-name="standard">
      <style:graphic-properties draw:stroke="solid" svg:stroke-width="0.1cm" svg:stroke-color="#000000" draw:stroke-linejoin="bevel" svg:stroke-linecap="square" draw:fill="none" fo:padding-top="0.05cm" fo:padding-bottom="0.05cm" fo:padding-left="0.05cm" fo:padding-right="0.05cm"/>
    </style:style>
    <style:style style:name="gr19" style:family="graphic" style:parent-style-name="standard">
      <style:graphic-properties draw:stroke="none" draw:fill="none" draw:textarea-horizontal-align="left" draw:textarea-vertical-align="top" draw:auto-grow-height="true" draw:auto-grow-width="true" fo:min-height="1.724cm" fo:min-width="1.269cm" fo:padding-top="0cm" fo:padding-bottom="0cm" fo:padding-left="0cm" fo:padding-right="0cm"/>
    </style:style>
    <style:style style:name="gr20" style:family="graphic" style:parent-style-name="objectwithoutfill">
      <style:graphic-properties svg:stroke-width="0.106cm" svg:stroke-color="#d79673" draw:marker-start-width="0.358cm" draw:marker-end="Arrow" draw:marker-end-width="0.458cm" draw:fill="none" draw:textarea-horizontal-align="center" draw:textarea-vertical-align="middle" fo:padding-top="0.052cm" fo:padding-bottom="0.052cm" fo:padding-left="0.052cm" fo:padding-right="0.052cm"/>
    </style:style>
    <style:style style:name="gr21" style:family="graphic" style:parent-style-name="objectwithoutfill">
      <style:graphic-properties svg:stroke-width="0.106cm" svg:stroke-color="#d343ef" draw:marker-start-width="0.359cm" draw:marker-end="Arrow" draw:marker-end-width="0.459cm" draw:fill="none" draw:textarea-horizontal-align="center" draw:textarea-vertical-align="middle" fo:padding-top="0.053cm" fo:padding-bottom="0.053cm" fo:padding-left="0.053cm" fo:padding-right="0.053cm"/>
    </style:style>
    <style:style style:name="gr22" style:family="graphic" style:parent-style-name="objectwithoutfill">
      <style:graphic-properties svg:stroke-width="0.106cm" svg:stroke-color="#149ee2" draw:marker-start-width="0.359cm" draw:marker-end="Arrow" draw:marker-end-width="0.459cm" draw:fill="none" draw:textarea-horizontal-align="center" draw:textarea-vertical-align="middle" fo:padding-top="0.053cm" fo:padding-bottom="0.053cm" fo:padding-left="0.053cm" fo:padding-right="0.053cm"/>
    </style:style>
    <style:style style:name="P1" style:family="paragraph">
      <loext:graphic-properties draw:fill="none"/>
      <style:paragraph-properties fo:text-align="center"/>
    </style:style>
    <style:style style:name="P2" style:family="paragraph">
      <loext:graphic-properties draw:fill="solid" draw:fill-color="#ffffff"/>
    </style:style>
    <style:style style:name="P3" style:family="paragraph">
      <loext:graphic-properties draw:fill="none"/>
    </style:style>
    <style:style style:name="P4" style:family="paragraph">
      <loext:graphic-properties draw:fill="solid" draw:fill-color="#d79673"/>
    </style:style>
    <style:style style:name="P5" style:family="paragraph">
      <loext:graphic-properties draw:fill="solid" draw:fill-color="#d343ef"/>
    </style:style>
    <style:style style:name="P6" style:family="paragraph">
      <loext:graphic-properties draw:fill="solid" draw:fill-color="#149ee2"/>
    </style:style>
    <style:style style:name="P7" style:family="paragraph">
      <loext:graphic-properties draw:fill="solid" draw:fill-color="#000000"/>
    </style:style>
    <style:style style:name="P8" style:family="paragraph">
      <loext:graphic-properties draw:fill-color="#ffffff"/>
      <style:paragraph-properties fo:text-align="center"/>
    </style:style>
    <style:style style:name="P9" style:family="paragraph">
      <style:paragraph-properties fo:text-align="start" style:writing-mode="lr-tb"/>
    </style:style>
    <style:style style:name="P10" style:family="paragraph">
      <loext:graphic-properties draw:fill="none"/>
      <style:text-properties fo:font-size="22.1000003814697pt" style:font-size-asian="22.1000003814697pt" style:font-size-complex="22.1000003814697pt"/>
    </style:style>
    <style:style style:name="P11" style:family="paragraph">
      <loext:graphic-properties draw:fill="none"/>
      <style:text-properties fo:font-size="26.1000003814697pt" style:font-size-asian="26.1000003814697pt" style:font-size-complex="26.1000003814697pt"/>
    </style:style>
    <style:style style:name="P12" style:family="paragraph">
      <loext:graphic-properties draw:fill="none"/>
      <style:text-properties fo:font-size="36pt" style:font-size-asian="36pt" style:font-size-complex="36pt"/>
    </style:style>
    <style:style style:name="T1" style:family="text">
      <style:text-properties fo:color="#000000" style:font-name="NotoSans" fo:font-size="22.1000003814697pt" style:font-size-asian="22.1000003814697pt" style:font-name-complex="NotoSans" style:font-size-complex="22.1000003814697pt"/>
    </style:style>
    <style:style style:name="T2" style:family="text">
      <style:text-properties fo:color="#000000" style:font-name="NotoSans" fo:font-size="26.1000003814697pt" style:font-size-asian="26.1000003814697pt" style:font-name-complex="NotoSans" style:font-size-complex="26.1000003814697pt"/>
    </style:style>
    <style:style style:name="T3" style:family="text">
      <style:text-properties fo:color="#000000" style:font-name="NotoSans" fo:font-size="36pt" style:font-size-asian="36pt" style:font-name-complex="NotoSans"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16.509cm" svg:height="16.483cm" svg:x="17.498cm" svg:y="0cm">
          <draw:image xlink:href="Pictures/10000000000002700000026FB9F22292CAF4BDF5.jpg" xlink:type="simple" xlink:show="embed" xlink:actuate="onLoad">
            <text:p/>
          </draw:image>
        </draw:frame>
        <draw:frame draw:style-name="gr1" draw:text-style-name="P1" draw:layer="layout" svg:width="16.509cm" svg:height="16.483cm" svg:x="-0.009cm" svg:y="0.017cm">
          <draw:image xlink:href="Pictures/10000000000002700000026FEAF19BA4AD82AE27.jpg" xlink:type="simple" xlink:show="embed" xlink:actuate="onLoad">
            <text:p/>
          </draw:image>
        </draw:frame>
        <draw:frame draw:style-name="gr1" draw:text-style-name="P1" draw:layer="layout" svg:width="16.509cm" svg:height="16.483cm" svg:x="0cm" svg:y="16.7cm">
          <draw:image xlink:href="Pictures/10000000000002700000026F00DB2FD9A455996E.jpg" xlink:type="simple" xlink:show="embed" xlink:actuate="onLoad">
            <text:p/>
          </draw:image>
        </draw:frame>
        <draw:polygon draw:style-name="gr2" draw:text-style-name="P2" draw:layer="layout" svg:width="14.904cm" svg:height="14.304cm" svg:x="19.092cm" svg:y="18.821cm" svg:viewBox="0 0 14905 14305" draw:points="0,0 14905,0 14905,14305 0,14305">
          <text:p/>
        </draw:polygon>
        <draw:frame draw:style-name="gr3" draw:text-style-name="P3" draw:layer="layout" svg:width="14.917cm" svg:height="14.3cm" svg:x="19.092cm" svg:y="18.821cm">
          <draw:image xlink:href="Pictures/100000000000019B0000018A02CE1A874D1CD83D.jpg" xlink:type="simple" xlink:show="embed" xlink:actuate="onLoad">
            <text:p/>
          </draw:image>
        </draw:frame>
        <draw:polyline draw:style-name="gr4" draw:text-style-name="P3" draw:layer="layout" svg:width="6.254cm" svg:height="5.824cm" svg:x="24.156cm" svg:y="28.728cm" svg:viewBox="0 0 6255 5825" draw:points="650,5825 637,5804 634,5804 620,5804 607,5805 596,5804 590,5802 582,5799 577,5796 573,5792 570,5789 566,5782 566,5781 565,5779 562,5769 561,5703 562,5696 565,5692 579,5676 583,5673 591,5666 608,5657 612,5654 614,5652 615,5649 614,5646 613,5644 610,5640 600,5632 570,5612 559,5608 545,5603 533,5599 525,5596 512,5590 501,5583 494,5578 480,5563 473,5552 467,5543 465,5538 463,5530 462,5521 463,5514 465,5509 467,5507 471,5503 478,5500 491,5494 482,5443 462,5392 457,5389 454,5388 451,5384 450,5382 448,5377 448,5373 449,5370 451,5368 454,5364 458,5361 518,5349 535,5346 538,5346 548,5348 551,5349 554,5350 558,5350 561,5342 584,5277 561,5234 531,5210 502,5190 497,5188 494,5186 493,5184 493,5181 498,5169 500,5166 501,5165 543,5118 559,5097 569,5083 621,5033 626,5032 628,5030 628,5026 626,5021 623,5017 603,4997 597,4992 572,4971 567,4968 555,4962 552,4961 540,4958 527,4952 518,4947 516,4946 512,4939 472,4896 450,4878 392,4841 389,4837 386,4833 356,4780 373,4744 363,4725 338,4672 326,4629 323,4604 321,4578 325,4551 326,4542 326,4535 324,4530 321,4522 318,4518 317,4515 309,4505 307,4503 303,4497 300,4493 299,4490 294,4437 294,4413 293,4409 291,4404 288,4401 280,4393 278,4392 271,4385 266,4379 262,4372 261,4369 261,4366 262,4360 265,4356 268,4352 270,4350 276,4345 279,4344 284,4342 295,4335 297,4333 300,4329 301,4320 301,4309 300,4309 272,4305 266,4303 190,4280 188,4279 184,4275 182,4270 179,4262 176,4252 173,4234 174,4203 174,4196 173,4194 171,4189 168,4181 155,4158 144,4148 89,4101 85,4099 81,4034 80,3994 80,3969 63,3953 34,3926 0,3922 19,3884 33,3869 61,3843 67,3839 94,3823 97,3822 99,3822 106,3827 108,3827 129,3811 138,3802 140,3800 172,3737 174,3735 239,3659 279,3626 284,3625 290,3623 309,3613 316,3609 329,3600 332,3597 337,3590 334,3586 327,3579 325,3578 322,3574 321,3571 319,3566 317,3544 317,3537 321,3502 343,3475 420,3442 428,3440 430,3434 429,3427 429,3424 428,3421 425,3416 424,3414 420,3411 416,3407 359,3368 356,3366 354,3365 350,3365 317,3365 314,3365 312,3367 306,3372 303,3376 301,3377 297,3378 269,3374 263,3372 261,3371 256,3368 254,3367 252,3365 229,3341 228,3339 227,3336 122,3065 121,3062 167,2969 200,2912 234,2879 239,2876 241,2876 244,2877 249,2879 253,2880 256,2879 259,2879 264,2876 267,2872 268,2870 268,2862 267,2859 250,2840 236,2825 186,2784 145,2732 142,2728 140,2722 140,2718 149,2644 149,2641 151,2639 152,2637 158,2631 165,2628 178,2623 210,2582 210,2565 212,2545 214,2540 216,2531 217,2529 220,2525 279,2477 343,2429 346,2425 348,2423 349,2421 349,2417 347,2411 342,2403 340,2401 337,2400 335,2400 335,2359 339,2353 344,2348 346,2346 355,2344 364,2342 383,2339 408,2335 411,2334 413,2332 414,2330 414,2327 413,2318 394,2250 392,2245 391,2243 385,2238 373,2231 368,2229 360,2223 357,2219 352,2213 350,2208 337,2145 331,2120 306,2077 323,2044 327,2044 329,2043 331,2041 332,2039 349,2004 358,1977 359,1970 359,1946 359,1853 355,1798 354,1765 355,1759 357,1726 353,1716 351,1711 351,1645 352,1642 353,1640 378,1611 399,1588 402,1587 433,1575 458,1529 470,1498 506,1455 504,1452 494,1431 474,1392 467,1377 423,1288 400,1242 378,1199 375,1193 360,1168 345,1143 338,1133 318,1100 302,1075 245,982 228,954 210,925 115,771 80,714 45,656 46,656 60,657 87,656 106,655 109,654 126,649 223,656 299,665 416,690 449,746 452,750 454,752 460,753 463,754 493,751 516,746 534,741 553,736 560,733 569,727 580,717 583,712 587,709 646,691 670,685 676,685 680,685 692,680 705,674 709,671 711,669 735,636 788,560 790,555 791,552 792,542 793,540 801,530 811,522 822,515 840,508 849,505 923,505 933,505 942,507 948,509 963,519 985,533 988,534 1007,524 1021,486 1054,440 1056,438 1069,426 1096,414 1107,410 1137,394 1197,357 1202,354 1203,351 1201,342 1200,336 1200,333 1202,331 1208,330 1214,329 1247,326 1251,326 1257,328 1267,332 1273,333 1279,334 1327,306 1331,303 1345,292 1384,255 1395,244 1407,231 1408,228 1421,215 1427,210 1493,160 1507,153 1525,146 1529,146 1539,141 1544,139 1546,138 1550,135 1552,133 1555,125 1554,123 1556,119 1557,117 1562,115 1602,107 1605,107 1634,104 1641,104 1652,107 1656,108 1663,108 1666,107 1687,96 1790,62 1798,59 1843,49 1846,49 1899,51 1965,50 1991,49 2015,47 2084,79 2087,80 2090,80 2103,81 2106,81 2108,79 2133,54 2134,51 2134,44 2136,32 2146,20 2172,0 2182,1 2188,3 2191,3 2199,6 2203,9 2208,15 2224,43 2242,76 2245,81 2245,84 2245,93 2238,108 2234,115 2231,119 2227,130 2226,136 2226,143 2228,182 2229,188 2230,190 2238,204 2242,214 2244,221 2251,264 2251,270 2251,277 2250,280 2240,312 2238,317 2235,322 2230,327 2224,332 2217,336 2207,347 2203,351 2199,358 2196,369 2198,378 2198,381 2195,389 2194,391 2190,398 2180,406 2171,408 2168,413 2173,482 2175,488 2199,556 2225,599 2229,603 2233,609 2237,620 2245,665 2245,674 2244,677 2241,681 2223,711 2197,758 2193,769 2197,819 2200,827 2220,890 2234,929 2239,936 2242,939 2244,941 2247,942 2254,942 2267,940 2276,942 2278,943 2281,944 2284,948 2286,950 2313,997 2312,1000 2303,1020 2296,1035 2292,1048 2295,1063 2300,1069 2304,1072 2315,1080 2323,1082 2327,1078 2331,1047 2333,1042 2337,1038 2340,1040 2342,1042 2367,1069 2368,1072 2377,1099 2381,1136 2391,1181 2396,1191 2404,1201 2412,1204 2453,1209 2481,1209 2488,1209 2497,1211 2499,1212 2506,1216 2509,1220 2522,1247 2533,1271 2534,1274 2536,1276 2594,1304 2599,1307 2647,1322 2651,1322 2658,1385 2660,1387 2698,1424 2707,1431 2712,1435 2723,1438 2764,1445 2792,1444 2824,1447 2890,1460 2893,1461 2896,1464 2901,1471 2902,1472 2907,1475 2946,1480 2949,1480 2957,1477 2967,1469 2982,1451 3002,1441 3020,1434 3084,1439 3185,1488 3190,1494 3191,1500 3191,1508 3216,1534 3227,1541 3260,1559 3267,1560 3300,1561 3306,1560 3312,1555 3319,1547 3323,1544 3346,1531 3360,1525 3364,1524 3392,1532 3396,1535 3398,1537 3399,1544 3398,1553 3399,1560 3404,1580 3407,1584 3434,1629 3444,1636 3484,1661 3511,1682 3549,1715 3586,1695 3589,1695 3592,1695 3599,1699 3613,1711 3614,1713 3614,1716 3612,1725 3613,1728 3614,1730 3730,1781 3748,1787 3775,1788 3803,1786 3812,1783 3818,1779 3822,1776 3831,1774 3840,1775 3883,1789 3888,1791 3889,1793 3889,1807 3902,1852 3945,1899 3960,1906 3975,1916 4009,1944 4011,1945 4012,1948 4014,1960 4023,1984 4027,1990 4032,1993 4044,1995 4084,1989 4086,1989 4145,1977 4157,1974 4163,1981 4166,1985 4189,1995 4198,1997 4208,1997 4328,1982 4442,1966 4460,1991 4484,2013 4566,2061 4574,2064 4581,2064 4594,2064 4630,2093 4677,2108 4729,2124 4735,2128 4780,2220 4779,2222 4771,2243 4762,2258 4755,2266 4741,2274 4738,2278 4737,2284 4730,2306 4729,2315 4729,2318 4745,2375 4747,2380 4757,2395 4799,2477 4833,2549 4835,2592 4842,2698 4844,2762 4844,2791 4827,2792 4780,2791 4683,2793 4751,2867 4861,2990 4883,3245 4883,3252 4895,3394 4923,3395 4975,3398 5219,3407 5241,3408 5507,3419 5729,3427 5780,3428 5785,3428 5792,3425 5797,3422 5801,3418 5804,3414 5807,3407 5809,3402 5840,3402 5841,3416 5841,3463 5830,3519 5824,3528 5820,3531 5804,3543 5792,3554 5786,3562 5769,3588 5766,3593 5763,3606 5763,3630 5769,3719 5770,3726 5771,3732 5773,3738 5778,3747 5781,3752 5783,3756 5785,3761 5790,3779 5798,3828 5799,3835 5799,3845 5798,3872 5801,3890 5804,3902 5807,3907 5810,3911 5817,3918 5828,3922 5840,3924 5846,3925 5857,3928 5880,3942 5946,3984 5947,3989 5952,4000 5961,4009 5997,4029 6003,4031 6015,4033 6019,4031 6059,4012 6070,4020 6118,4059 6134,4073 6141,4079 6142,4084 6131,4087 6128,4092 6122,4102 6133,4128 6146,4143 6150,4147 6154,4149 6154,4154 6152,4173 6153,4209 6224,4339 6255,4394 6241,4413 6238,4420 6234,4431 6201,4530 6127,4754 6127,4758 6150,4760 6153,4760 6155,4771 6161,4827 6124,4829 6118,4840 6101,4875 6083,4911 6029,5022 5964,5154 5946,5187 5955,5196 6083,5305 6087,5309 6064,5332 6061,5334 6057,5337 5952,5397 5927,5407 5937,5381 5938,5379 5940,5362 5941,5316 5941,5310 5931,5235 5931,5231 5889,5208 5870,5198 5740,5134 5600,5063 5444,4984 5413,4983 5272,4975 5198,4970 4992,4958 4983,4958 4970,4959 4967,4962 4948,4967 4759,5016 4712,5029 4662,5041 4567,5057 4278,5105 4118,5131 4079,5137 4062,5178 4025,5274 3991,5361 3893,5494 3844,5563 3807,5610 3808,5641 3809,5703 3810,5738 3811,5825">
          <text:p/>
        </draw:polyline>
        <draw:polygon draw:style-name="gr4" draw:text-style-name="P3" draw:layer="layout" svg:width="0.157cm" svg:height="0.094cm" svg:x="33.694cm" svg:y="24.678cm" svg:viewBox="0 0 158 95" draw:points="149,46 156,82 158,95 136,91 120,79 107,73 93,84 85,89 60,79 54,75 21,43 3,22 1,17 0,14 1,4 2,1 5,0 45,1 48,1 88,14 93,17 147,44">
          <text:p/>
        </draw:polygon>
        <draw:polygon draw:style-name="gr4" draw:text-style-name="P3" draw:layer="layout" svg:width="0.078cm" svg:height="0.075cm" svg:x="34.721cm" svg:y="24.626cm" svg:viewBox="0 0 79 76" draw:points="70,57 57,67 55,68 53,69 34,62 10,76 6,76 3,76 1,74 0,72 1,69 3,64 30,16 31,14 35,11 50,2 53,0 55,3 60,27 68,37 79,38 78,41">
          <text:p/>
        </draw:polygon>
        <draw:polygon draw:style-name="gr4" draw:text-style-name="P3" draw:layer="layout" svg:width="0.077cm" svg:height="0.116cm" svg:x="34.778cm" svg:y="24.551cm" svg:viewBox="0 0 78 117" draw:points="45,115 40,117 34,116 31,116 13,107 11,106 10,103 0,71 0,68 19,32 24,25 31,14 35,11 37,10 63,1 69,0 72,0 75,1 77,3 78,6 76,29 54,98 52,104 49,111">
          <text:p/>
        </draw:polygon>
        <draw:polygon draw:style-name="gr4" draw:text-style-name="P3" draw:layer="layout" svg:width="0.153cm" svg:height="0.107cm" svg:x="33.147cm" svg:y="24.481cm" svg:viewBox="0 0 154 108" draw:points="97,74 77,78 64,80 47,76 42,76 28,82 24,85 20,88 5,108 7,76 7,72 4,68 0,64 21,30 91,1 95,0 99,1 112,5 117,8 125,13 129,16 154,40 153,44 151,48 146,53 142,55 124,64 110,70">
          <text:p/>
        </draw:polygon>
        <draw:polygon draw:style-name="gr4" draw:text-style-name="P3" draw:layer="layout" svg:width="0.046cm" svg:height="0.059cm" svg:x="34.959cm" svg:y="24.448cm" svg:viewBox="0 0 47 60" draw:points="32,57 28,60 12,53 10,51 0,38 5,26 18,2 20,0 23,2 30,9 47,35 46,38">
          <text:p/>
        </draw:polygon>
        <draw:polygon draw:style-name="gr4" draw:text-style-name="P3" draw:layer="layout" svg:width="0.036cm" svg:height="0.082cm" svg:x="35.012cm" svg:y="24.443cm" svg:viewBox="0 0 37 83" draw:points="36,83 32,83 10,62 4,51 0,39 1,33 3,27 7,17 10,13 19,2 21,0 24,1 27,5 28,8 36,71 37,77">
          <text:p/>
        </draw:polygon>
        <draw:polygon draw:style-name="gr4" draw:text-style-name="P3" draw:layer="layout" svg:width="0.151cm" svg:height="0.085cm" svg:x="33.02cm" svg:y="24.441cm" svg:viewBox="0 0 152 86" draw:points="20,86 17,86 12,85 2,80 0,68 2,63 5,60 14,54 130,0 134,2 150,24 152,29 148,32 122,45 103,55 38,82 34,84">
          <text:p/>
        </draw:polygon>
        <draw:polygon draw:style-name="gr4" draw:text-style-name="P3" draw:layer="layout" svg:width="0.079cm" svg:height="0.078cm" svg:x="35.077cm" svg:y="24.289cm" svg:viewBox="0 0 80 79" draw:points="66,76 62,79 44,78 41,78 27,73 6,56 2,52 1,50 0,47 0,44 26,6 28,4 31,3 37,2 59,0 66,1 72,2 74,3 75,5 80,26 80,44 78,63 77,66">
          <text:p/>
        </draw:polygon>
        <draw:polygon draw:style-name="gr4" draw:text-style-name="P3" draw:layer="layout" svg:width="0.138cm" svg:height="0.116cm" svg:x="33.674cm" svg:y="24.186cm" svg:viewBox="0 0 139 117" draw:points="105,0 112,1 134,0 139,1 137,5 123,17 99,20 92,27 89,47 91,60 88,65 81,72 62,89 16,113 8,117 3,117 0,113 0,109 9,83 15,74 25,62 62,23 70,15 75,12 83,6 88,4 97,0">
          <text:p/>
        </draw:polygon>
        <draw:polygon draw:style-name="gr4" draw:text-style-name="P3" draw:layer="layout" svg:width="0.113cm" svg:height="0.192cm" svg:x="33.565cm" svg:y="24.173cm" svg:viewBox="0 0 114 193" draw:points="13,193 7,193 1,192 0,187 1,181 5,171 19,149 26,142 48,120 51,117 65,109 73,104 77,99 79,94 83,84 87,74 93,53 94,44 95,36 94,32 94,20 94,12 95,8 97,4 99,0 103,0 107,4 110,8 113,15 114,25 114,48 114,58 113,65 111,76 109,82 84,157 79,165 76,169 72,173 63,178 53,182 19,191">
          <text:p/>
        </draw:polygon>
        <draw:polygon draw:style-name="gr4" draw:text-style-name="P3" draw:layer="layout" svg:width="0.068cm" svg:height="0.064cm" svg:x="33.787cm" svg:y="24.111cm" svg:viewBox="0 0 69 65" draw:points="26,65 19,65 15,65 5,62 1,60 0,56 1,51 2,47 25,4 29,1 33,1 49,0 53,0 59,0 66,3 69,8 69,22 69,26 64,48 61,50 30,63">
          <text:p/>
        </draw:polygon>
        <draw:polygon draw:style-name="gr4" draw:text-style-name="P3" draw:layer="layout" svg:width="0.048cm" svg:height="0.049cm" svg:x="35.333cm" svg:y="24.067cm" svg:viewBox="0 0 49 50" draw:points="18,48 9,50 0,27 0,24 4,8 7,4 19,0 25,2 37,8 42,11 46,14 49,20 47,26 43,30 36,36">
          <text:p/>
        </draw:polygon>
        <draw:polygon draw:style-name="gr4" draw:text-style-name="P3" draw:layer="layout" svg:width="0.04cm" svg:height="0.072cm" svg:x="35.462cm" svg:y="24.035cm" svg:viewBox="0 0 41 73" draw:points="27,71 12,73 4,52 4,49 1,41 0,34 9,12 11,8 25,0 28,0 31,0 36,7 41,16 41,58 40,63">
          <text:p/>
        </draw:polygon>
        <draw:polygon draw:style-name="gr4" draw:text-style-name="P3" draw:layer="layout" svg:width="0.176cm" svg:height="0.204cm" svg:x="33.694cm" svg:y="24.031cm" svg:viewBox="0 0 177 205" draw:points="9,204 5,205 1,201 0,196 1,191 7,160 25,102 30,87 33,79 38,71 41,66 96,26 100,23 128,10 139,4 144,3 152,0 164,0 173,3 176,7 177,11 177,16 172,58 171,63 167,66 159,69 154,70 141,73 127,75 122,77 118,79 113,82 109,86 103,94 98,103 63,153 22,193">
          <text:p/>
        </draw:polygon>
        <draw:polygon draw:style-name="gr4" draw:text-style-name="P3" draw:layer="layout" svg:width="0.048cm" svg:height="0.051cm" svg:x="33.72cm" svg:y="24.028cm" svg:viewBox="0 0 49 52" draw:points="26,52 23,52 20,52 8,49 6,48 1,43 0,41 1,38 3,33 16,13 26,5 32,1 35,0 38,0 39,0 41,1 43,2 46,7 48,12 49,18 49,21 49,24 47,29 40,37 37,41 30,49">
          <text:p/>
        </draw:polygon>
        <draw:polygon draw:style-name="gr4" draw:text-style-name="P3" draw:layer="layout" svg:width="0.414cm" svg:height="0.488cm" svg:x="33.281cm" svg:y="24.012cm" svg:viewBox="0 0 415 489" draw:points="26,489 21,489 16,488 12,486 7,482 3,479 1,475 0,469 0,465 1,461 4,456 13,443 26,423 33,411 35,406 37,401 38,392 36,384 32,371 31,366 31,361 31,356 32,343 33,339 34,335 38,332 42,330 56,328 73,327 82,326 117,315 121,313 134,304 143,294 150,285 155,271 155,267 155,262 153,253 151,249 150,244 149,235 148,216 149,191 152,177 177,105 206,68 210,63 219,56 232,46 240,41 286,11 295,6 298,5 335,3 388,0 390,1 395,11 398,19 413,63 415,72 414,77 412,81 394,116 386,130 382,139 377,152 366,188 357,228 356,236 351,250 346,256 315,272 310,278 303,287 298,296 292,305 285,318 268,342 259,351 251,360 242,366 204,393 142,435 110,457 83,475 79,477 75,478 35,488">
          <text:p/>
        </draw:polygon>
        <draw:polygon draw:style-name="gr4" draw:text-style-name="P3" draw:layer="layout" svg:width="0.099cm" svg:height="0.048cm" svg:x="33.55cm" svg:y="23.97cm" svg:viewBox="0 0 100 49" draw:points="13,49 10,49 6,48 2,44 0,39 3,34 9,27 17,23 57,9 85,2 93,0 97,1 99,3 100,6 100,11 99,15 90,22 77,29 64,35 58,36 40,44 24,47">
          <text:p/>
        </draw:polygon>
        <draw:polygon draw:style-name="gr4" draw:text-style-name="P3" draw:layer="layout" svg:width="0.092cm" svg:height="0.091cm" svg:x="33.731cm" svg:y="23.934cm" svg:viewBox="0 0 93 92" draw:points="35,89 3,92 1,90 1,87 0,84 1,66 2,61 4,56 9,49 15,44 44,24 64,12 80,4 89,1 91,0 93,0 87,17 86,19 62,67 60,68 39,86">
          <text:p/>
        </draw:polygon>
        <draw:polygon draw:style-name="gr4" draw:text-style-name="P3" draw:layer="layout" svg:width="0.117cm" svg:height="0.105cm" svg:x="33.78cm" svg:y="23.931cm" svg:viewBox="0 0 118 106" draw:points="13,102 0,106 14,78 48,15 50,11 54,7 67,1 70,0 84,0 99,2 103,4 107,6 114,15 116,19 117,24 118,28 117,33 115,38 113,42 104,52 97,59 93,63 85,69 81,72">
          <text:p/>
        </draw:polygon>
        <draw:polygon draw:style-name="gr4" draw:text-style-name="P3" draw:layer="layout" svg:width="0.106cm" svg:height="0.136cm" svg:x="33.693cm" svg:y="23.884cm" svg:viewBox="0 0 107 137" draw:points="23,134 19,137 11,136 6,135 1,132 0,128 1,123 10,63 12,59 54,2 56,0 60,1 66,4 105,29 107,33 107,37 105,42 100,45 97,46 86,47 72,51 67,53 54,61 46,74 45,78 37,104 32,118 28,126">
          <text:p/>
        </draw:polygon>
        <draw:polygon draw:style-name="gr4" draw:text-style-name="P3" draw:layer="layout" svg:width="0.075cm" svg:height="0.047cm" svg:x="33.757cm" svg:y="23.866cm" svg:viewBox="0 0 76 48" draw:points="63,47 59,48 53,47 37,41 2,9 0,5 1,1 5,0 9,1 60,18 68,21 73,23 75,28 76,33 75,38 72,42 67,45">
          <text:p/>
        </draw:polygon>
        <draw:polygon draw:style-name="gr4" draw:text-style-name="P3" draw:layer="layout" svg:width="0.083cm" svg:height="0.071cm" svg:x="33.819cm" svg:y="23.855cm" svg:viewBox="0 0 84 72" draw:points="55,70 32,72 5,71 2,71 0,70 0,67 2,64 3,63 18,49 79,2 81,0 83,1 84,3 84,8 83,34 81,40 75,55 68,66 66,67">
          <text:p/>
        </draw:polygon>
        <draw:polygon draw:style-name="gr4" draw:text-style-name="P3" draw:layer="layout" svg:width="0.161cm" svg:height="0.189cm" svg:x="33.561cm" svg:y="23.801cm" svg:viewBox="0 0 162 190" draw:points="14,189 9,190 5,189 1,185 0,181 1,176 2,171 5,163 9,160 23,151 61,96 63,91 66,82 77,57 80,52 87,42 95,32 103,26 112,20 151,1 154,0 158,1 162,4 162,8 154,52 141,85 97,128 83,141 50,167 36,176">
          <text:p/>
        </draw:polygon>
        <draw:polygon draw:style-name="gr4" draw:text-style-name="P3" draw:layer="layout" svg:width="1.263cm" svg:height="0.895cm" svg:x="33.867cm" svg:y="23.791cm" svg:viewBox="0 0 1264 896" draw:points="568,65 599,76 606,76 725,64 724,58 726,53 730,49 752,36 757,34 766,30 837,18 859,19 933,28 1026,55 1127,64 1240,83 1259,97 1263,101 1264,106 1264,113 1260,137 1259,143 1256,147 1253,151 1249,154 1241,160 1237,164 1234,167 1229,177 1215,212 1213,217 1211,222 1211,229 1212,242 1212,249 1211,255 1202,302 1197,327 1181,388 1178,400 1175,411 1173,415 1169,419 1163,423 1158,426 1148,430 1137,433 1132,435 1128,438 1120,459 1120,470 1126,481 1130,493 1128,498 1125,502 1062,584 1017,699 1015,703 1008,711 1000,716 987,723 960,735 849,781 740,798 735,798 672,785 670,790 651,824 647,827 589,865 565,850 565,845 565,842 551,794 547,791 542,792 539,797 537,801 537,805 539,814 540,818 545,827 550,840 552,848 546,858 546,860 543,866 540,871 538,873 524,883 516,885 512,884 479,870 462,860 446,851 399,830 394,829 390,829 385,831 375,838 371,843 369,849 367,853 363,856 263,886 230,895 223,896 194,893 127,878 122,877 118,874 96,858 92,854 90,848 89,840 87,798 86,790 83,784 75,777 56,761 45,751 39,743 21,712 8,696 6,692 0,640 0,636 1,630 17,543 38,530 54,537 72,538 77,539 96,542 126,517 136,500 129,496 125,499 89,512 83,514 50,510 47,509 44,508 41,506 39,505 34,500 18,491 15,486 13,481 9,450 9,430 9,423 16,290 20,280 42,254 44,253 46,256 49,266 56,280 68,282 111,299 117,300 124,301 134,301 140,300 138,295 133,293 120,285 115,283 109,281 103,280 91,278 84,278 78,278 73,275 65,259 63,257 52,222 45,205 57,149 63,133 79,97 81,92 86,83 118,51 128,41 133,38 151,27 162,20 179,12 187,9 191,7 204,4 209,4 238,0 250,0 347,13 364,17 517,52">
          <text:p/>
        </draw:polygon>
        <draw:polygon draw:style-name="gr4" draw:text-style-name="P3" draw:layer="layout" svg:width="0.245cm" svg:height="0.143cm" svg:x="33.755cm" svg:y="23.742cm" svg:viewBox="0 0 246 144" draw:points="246,29 182,83 169,89 164,90 155,90 151,92 147,94 132,105 114,121 90,144 82,138 73,135 65,135 53,137 11,118 7,116 2,113 0,104 1,100 5,84 8,76 10,72 16,63 24,51 30,43 39,42 42,42 51,42 94,30 130,19 139,16 152,7 165,1 169,0 173,0 208,0 212,1 216,2 243,25">
          <text:p/>
        </draw:polygon>
        <draw:polygon draw:style-name="gr4" draw:text-style-name="P3" draw:layer="layout" svg:width="0.123cm" svg:height="0.06cm" svg:x="33.804cm" svg:y="23.704cm" svg:viewBox="0 0 124 61" draw:points="18,61 9,61 5,59 1,55 0,51 2,46 7,42 15,36 19,31 36,17 52,5 56,4 68,1 72,0 89,1 105,6 117,16 121,19 124,23 124,28 122,32 117,34 105,36 59,51 50,55 41,57 26,59">
          <text:p/>
        </draw:polygon>
        <draw:polygon draw:style-name="gr4" draw:text-style-name="P3" draw:layer="layout" svg:width="0.243cm" svg:height="0.123cm" svg:x="34.363cm" svg:y="23.697cm" svg:viewBox="0 0 244 124" draw:points="168,111 137,113 133,112 128,111 120,112 111,114 90,121 81,124 72,121 15,98 10,96 6,93 2,84 0,75 42,42 44,40 74,17 102,3 106,2 131,0 135,0 151,2 169,3 181,6 211,16 215,17 219,20 224,24 234,36 235,40 235,42 242,57 243,65 244,77 229,95 225,98 214,103 201,106">
          <text:p/>
        </draw:polygon>
        <draw:polygon draw:style-name="gr4" draw:text-style-name="P3" draw:layer="layout" svg:width="0.115cm" svg:height="0.126cm" svg:x="33.947cm" svg:y="23.63cm" svg:viewBox="0 0 116 127" draw:points="106,122 82,127 74,127 65,123 60,121 48,111 47,110 35,98 13,62 3,45 1,41 0,32 1,29 8,21 36,2 41,0 46,2 97,30 101,33 106,42 107,46 109,55 116,102 116,106 115,110 115,114 111,119">
          <text:p/>
        </draw:polygon>
        <draw:polygon draw:style-name="gr4" draw:text-style-name="P3" draw:layer="layout" svg:width="0.097cm" svg:height="0.055cm" svg:x="34.147cm" svg:y="23.566cm" svg:viewBox="0 0 98 56" draw:points="15,56 9,56 5,55 0,49 0,45 2,41 5,35 10,31 45,6 54,4 74,1 83,0 94,4 98,8 95,12 86,19 22,54 18,56">
          <text:p/>
        </draw:polygon>
        <draw:polygon draw:style-name="gr4" draw:text-style-name="P3" draw:layer="layout" svg:width="0.396cm" svg:height="0.212cm" svg:x="34.082cm" svg:y="23.565cm" svg:viewBox="0 0 397 213" draw:points="393,58 389,67 381,72 373,74 361,80 318,104 305,113 297,120 292,125 282,139 275,149 268,159 263,168 260,175 255,186 253,190 248,194 244,197 214,212 209,213 181,184 165,175 164,174 152,170 139,168 131,167 123,166 105,166 96,166 82,168 68,169 62,169 53,169 48,169 35,167 30,166 27,165 22,163 18,160 15,155 12,147 2,119 0,86 3,77 6,73 10,72 50,64 55,63 64,66 106,65 115,65 123,61 127,59 132,55 138,50 151,39 172,25 185,21 191,20 205,20 219,20 254,16 306,10 339,4 348,0 356,1 361,2 364,4 373,9 387,22 394,30 396,34 397,38 396,49">
          <text:p/>
        </draw:polygon>
        <draw:polygon draw:style-name="gr4" draw:text-style-name="P3" draw:layer="layout" svg:width="0.113cm" svg:height="0.232cm" svg:x="34.01cm" svg:y="23.419cm" svg:viewBox="0 0 114 233" draw:points="62,212 49,233 40,232 12,224 8,221 2,213 0,208 0,205 3,200 11,193 16,189 20,187 24,183 29,175 34,162 36,153 38,144 49,71 52,44 53,40 56,36 80,3 85,0 92,4 93,8 95,16 99,50 99,54 97,69 95,79 94,90 94,100 97,121 98,125 100,129 108,142 110,146 113,154 114,162 112,170 103,191 91,195 87,196 76,199 68,204">
          <text:p/>
        </draw:polygon>
        <draw:polygon draw:style-name="gr4" draw:text-style-name="P3" draw:layer="layout" svg:width="0.153cm" svg:height="0.159cm" svg:x="34.123cm" svg:y="23.404cm" svg:viewBox="0 0 154 160" draw:points="41,155 33,160 16,157 12,157 8,155 6,150 4,140 2,131 0,114 0,96 0,91 1,87 2,83 5,74 32,42 44,30 123,0 128,0 132,2 136,5 151,24 152,28 153,38 154,47 153,56 87,122">
          <text:p/>
        </draw:polygon>
        <draw:polygon draw:style-name="gr4" draw:text-style-name="P3" draw:layer="layout" svg:width="0.139cm" svg:height="0.091cm" svg:x="34.145cm" svg:y="23.265cm" svg:viewBox="0 0 140 92" draw:points="139,20 118,56 115,60 107,69 94,78 86,82 76,85 71,86 56,89 52,90 16,92 8,91 4,88 2,83 0,58 3,51 18,37 26,30 34,23 38,21 43,20 65,17 79,19 92,24 98,26 107,25 123,22 136,0 139,0 140,12">
          <text:p/>
        </draw:polygon>
        <draw:polygon draw:style-name="gr4" draw:text-style-name="P3" draw:layer="layout" svg:width="0.034cm" svg:height="0.023cm" svg:x="34.238cm" svg:y="23.261cm" svg:viewBox="0 0 35 24" draw:points="30,22 26,24 17,24 9,19 5,17 3,13 0,8 0,3 5,0 19,2 28,5 32,8 35,12 34,16">
          <text:p/>
        </draw:polygon>
        <draw:polygon draw:style-name="gr4" draw:text-style-name="P3" draw:layer="layout" svg:width="0.072cm" svg:height="0.065cm" svg:x="34.248cm" svg:y="23.195cm" svg:viewBox="0 0 73 66" draw:points="34,63 26,66 0,58 0,38 23,6 26,2 30,1 38,0 59,0 67,1 72,10 73,14 71,27 68,31 65,36 48,52">
          <text:p/>
        </draw:polygon>
        <draw:polygon draw:style-name="gr4" draw:text-style-name="P3" draw:layer="layout" svg:width="0.108cm" svg:height="0.131cm" svg:x="34.026cm" svg:y="22.639cm" svg:viewBox="0 0 109 132" draw:points="57,131 53,132 44,128 40,126 37,121 1,62 0,57 3,30 5,22 7,18 11,15 54,1 58,0 66,1 78,9 81,14 105,71 108,80 109,88 107,92 105,96 101,100 75,127 66,129">
          <text:p/>
        </draw:polygon>
        <draw:polygon draw:style-name="gr4" draw:text-style-name="P3" draw:layer="layout" svg:width="0.072cm" svg:height="0.05cm" svg:x="34.011cm" svg:y="22.598cm" svg:viewBox="0 0 73 51" draw:points="31,50 26,51 22,50 18,48 1,34 0,29 1,20 9,6 13,2 17,1 38,0 51,2 59,6 68,10 72,20 73,24 72,28 68,36 63,39">
          <text:p/>
        </draw:polygon>
        <draw:polygon draw:style-name="gr4" draw:text-style-name="P3" draw:layer="layout" svg:width="13.59cm" svg:height="13.531cm" svg:x="21.912cm" svg:y="21.021cm" svg:viewBox="0 0 13591 13532" draw:points="7170,29 7179,52 7179,58 7214,84 7230,129 7218,225 7210,278 7207,292 7184,336 7183,339 7180,343 7175,348 7172,349 7168,348 7157,349 7142,361 7144,387 7145,390 7152,393 7155,394 7192,402 7202,402 7237,398 7241,394 7251,394 7254,395 7257,395 7328,421 7367,443 7388,456 7389,458 7389,461 7388,464 7360,505 7359,539 7360,548 7364,558 7369,567 7373,570 7436,657 7443,708 7393,805 7331,852 7307,902 7315,912 7318,916 7319,919 7319,985 7318,988 7308,1003 7303,1009 7295,1018 7288,1029 7270,1067 7247,1135 7240,1159 7232,1224 7230,1244 7226,1330 7227,1333 7228,1338 7244,1370 7259,1395 7276,1452 7276,1454 7278,1476 7278,1479 7272,1488 7271,1491 7272,1493 7275,1500 7277,1502 7279,1504 7298,1517 7319,1530 7326,1534 7329,1535 7335,1536 7352,1538 7358,1539 7359,1541 7360,1544 7362,1561 7362,1564 7361,1567 7353,1650 7346,1733 7347,1736 7349,1757 7352,1761 7357,1763 7360,1763 7363,1763 7368,1761 7409,1766 7411,1769 7411,1772 7399,1789 7387,1805 7389,1810 7399,1821 7405,1826 7410,1828 7421,1832 7428,1832 7475,1848 7484,1863 7490,1872 7523,1912 7604,1998 7610,2003 7612,2005 7616,2007 7682,2025 7750,2038 7758,2041 7773,2047 7777,2050 7786,2062 7789,2066 7791,2068 7792,2071 7791,2073 7788,2075 7786,2079 7787,2082 7788,2084 7794,2089 7801,2095 7805,2099 7821,2105 7826,2106 7832,2107 7836,2107 7841,2105 7860,2096 7868,2093 7877,2085 7881,2081 7886,2069 7887,2066 7889,2061 7893,2055 7896,2054 7900,2054 7957,2061 7980,2064 7983,2065 7986,2065 7989,2064 7992,2060 8005,2044 8009,2037 8010,2032 8011,2025 8011,2022 8008,2014 7993,1968 8044,1959 8053,1957 8055,1956 8056,1954 8098,1902 8113,1909 8186,1936 8244,1939 8247,1938 8249,1937 8251,1934 8259,1912 8262,1904 8266,1890 8266,1883 8315,1860 8368,1835 8373,1833 8379,1831 8382,1831 8392,1832 8398,1833 8409,1837 8417,1839 8430,1844 8439,1845 8442,1846 8476,1843 8481,1841 8495,1834 8500,1829 8505,1823 8533,1787 8536,1783 8537,1781 8546,1759 8547,1749 8546,1746 8547,1739 8547,1736 8551,1732 8592,1703 8600,1700 8611,1697 8614,1696 8617,1696 8621,1696 8623,1697 8626,1698 8628,1700 8640,1712 8645,1714 8648,1714 8650,1712 8664,1702 8683,1689 8713,1676 8715,1675 8721,1675 8724,1676 8726,1677 8731,1680 8734,1684 8736,1695 8739,1710 8740,1712 8746,1716 8761,1725 8769,1729 8832,1743 8879,1753 8885,1753 8887,1752 8890,1748 8894,1742 8895,1739 8898,1735 8900,1734 8907,1729 8909,1728 8955,1719 8962,1718 8976,1722 8983,1726 8986,1729 9012,1727 9040,1716 9063,1721 9114,1726 9178,1743 9224,1758 9239,1764 9247,1767 9252,1768 9263,1771 9273,1772 9283,1771 9286,1771 9300,1767 9310,1763 9314,1760 9326,1748 9332,1742 9333,1740 9334,1738 9335,1735 9334,1667 9333,1664 9330,1660 9264,1580 9223,1559 9239,1503 9282,1456 9282,1453 9290,1420 9293,1416 9300,1413 9303,1412 9310,1413 9315,1415 9323,1418 9327,1420 9338,1428 9344,1435 9349,1441 9352,1444 9354,1446 9422,1481 9428,1482 9432,1482 9438,1481 9538,1461 9740,1416 9750,1412 9812,1401 9815,1406 9864,1459 9866,1460 9872,1462 9881,1463 9891,1463 9898,1463 9900,1462 9907,1458 9914,1452 9919,1445 9922,1444 9928,1444 9931,1445 9953,1451 9958,1453 9959,1455 9960,1459 9961,1479 9959,1482 9957,1482 9953,1482 9951,1483 9948,1485 9946,1489 9946,1492 9955,1516 9956,1519 9961,1521 9964,1522 9980,1523 9986,1522 9989,1522 10002,1518 10006,1517 10009,1517 10017,1520 10031,1523 10034,1524 10036,1526 10043,1535 10039,1541 10046,1555 10067,1575 10074,1579 10077,1580 10147,1604 10149,1604 10250,1629 10256,1629 10259,1629 10262,1628 10344,1574 10348,1571 10349,1569 10351,1564 10350,1557 10359,1544 10415,1507 10418,1505 10426,1501 10431,1498 10436,1496 10445,1495 10447,1496 10449,1498 10456,1508 10458,1510 10457,1513 10456,1515 10467,1527 10553,1558 10556,1559 10559,1559 10592,1555 10647,1524 10649,1522 10650,1520 10650,1517 10651,1510 10652,1508 10653,1505 10656,1505 10659,1505 10664,1508 10666,1509 10676,1523 10712,1551 10705,1580 10728,1577 10767,1573 10774,1573 10781,1573 10786,1575 10790,1579 10796,1587 10799,1590 10801,1592 10828,1596 10835,1597 10847,1598 10850,1597 10855,1595 10875,1586 10882,1582 10883,1580 10888,1574 10889,1571 10937,1531 10992,1497 10996,1495 10998,1493 11038,1443 11051,1422 11055,1415 11064,1398 11066,1393 11066,1387 11066,1383 11060,1368 11059,1366 11076,1328 11105,1268 11133,1212 11147,1189 11150,1182 11163,1151 11167,1128 11166,1125 11162,1104 11166,1091 11197,1052 11201,1049 11205,1046 11210,1044 11213,1044 11215,1045 11216,1047 11218,1049 11220,1049 11227,1042 11230,1038 11259,995 11292,941 11345,853 11348,846 11349,833 11352,818 11353,812 11355,807 11380,773 11383,769 11392,764 11436,726 11441,721 11443,717 11450,699 11456,677 11460,667 11463,663 11467,659 11475,653 11484,648 11496,643 11507,639 11511,639 11512,638 11516,636 11529,629 11533,625 11543,607 11547,597 11581,577 11598,623 11601,628 11629,671 11623,646 11612,628 11600,598 11596,587 11577,522 11573,511 11571,499 11571,486 11571,469 11572,463 11575,458 11578,454 11582,455 11684,535 11692,541 11723,574 11729,582 11756,618 11761,628 11773,658 11774,710 11789,721 11796,707 11802,702 11806,699 11810,698 11814,702 11816,707 11818,712 11819,718 11822,794 11819,840 11819,847 11820,870 11825,977 11828,1001 11831,1027 11833,1039 11847,1105 11850,1116 11863,1150 11904,1237 11937,1306 11949,1348 11953,1365 11954,1371 11971,1436 12024,1602 12069,1673 12116,1746 12125,1758 12132,1766 12136,1771 12145,1777 12166,1780 12171,1780 12207,1775 12274,1777 12279,1778 12351,1801 12368,1809 12408,1834 12412,1838 12414,1842 12433,1903 12435,1914 12436,1925 12437,1936 12438,1973 12433,2032 12431,2037 12427,2041 12390,2067 12387,2068 12364,2072 12353,2074 12331,2082 12318,2087 12313,2092 12320,2095 12325,2096 12335,2095 12344,2094 12378,2088 12391,2085 12395,2082 12408,2074 12416,2073 12420,2077 12423,2086 12425,2096 12426,2106 12426,2111 12425,2115 12420,2125 12408,2140 12404,2144 12388,2157 12384,2159 12254,2260 12215,2330 12194,2346 12173,2361 12169,2364 12158,2368 12145,2375 12141,2379 12132,2397 12123,2417 12113,2436 12084,2491 12079,2501 12067,2517 12045,2545 11986,2614 11979,2621 11975,2624 11967,2630 11963,2632 11957,2632 11952,2630 11947,2628 11933,2628 11927,2629 11921,2631 11905,2635 11894,2638 11889,2640 11885,2643 11877,2650 11869,2659 11866,2663 11856,2675 11841,2696 11836,2704 11828,2718 11826,2727 11822,2735 11815,2744 11812,2746 11806,2750 11788,2761 11779,2765 11770,2768 11767,2769 11759,2768 11755,2768 11747,2774 11743,2778 11731,2786 11726,2792 11706,2817 11695,2834 11679,2861 11675,2871 11673,2882 11671,2888 11669,2893 11663,2908 11653,2926 11627,2968 11624,2972 11619,2977 11615,2980 11602,2988 11594,2994 11549,3043 11546,3047 11499,3106 11492,3121 11491,3126 11488,3166 11487,3186 11488,3206 11488,3212 11491,3224 11494,3242 11492,3247 11489,3251 11430,3304 11426,3307 11408,3310 11395,3311 11388,3315 11385,3319 11380,3328 11377,3333 11377,3339 11384,3360 11387,3385 11387,3392 11383,3403 11381,3408 11377,3411 11341,3442 11336,3444 11323,3448 11318,3449 11309,3450 11301,3449 11297,3449 11288,3448 11276,3442 11259,3427 11252,3419 11244,3413 11233,3410 11230,3410 11224,3411 11219,3414 11118,3461 11114,3464 11110,3470 11105,3479 11102,3483 11098,3486 11053,3505 11048,3507 11045,3507 11032,3505 11026,3506 11015,3509 10979,3523 10977,3527 10977,3544 10983,3544 11075,3529 11193,3509 11197,3508 11201,3510 11205,3513 11209,3517 11220,3529 11223,3533 11226,3542 11227,3551 11226,3568 11221,3578 11206,3585 11216,3597 11237,3590 11244,3577 11252,3566 11265,3557 11278,3553 11299,3556 11316,3548 11333,3552 11339,3551 11369,3539 11374,3536 11407,3520 11411,3517 11422,3506 11437,3494 11514,3442 11521,3440 11532,3436 11544,3434 11550,3434 11567,3429 11607,3413 11625,3403 11630,3401 11727,3346 11731,3343 11734,3339 11737,3335 11748,3311 11750,3306 11754,3303 11768,3293 11777,3288 11800,3276 11826,3266 11831,3264 11839,3259 11843,3255 11863,3233 11863,3227 11858,3219 11855,3214 11855,3207 11856,3202 11859,3198 11863,3195 11868,3192 11899,3187 11932,3189 11938,3190 11943,3192 11947,3195 11951,3198 11954,3202 11961,3323 11961,3338 11960,3347 11956,3359 11953,3367 11950,3375 11949,3379 11944,3405 11944,3409 11945,3415 11954,3460 11956,3465 11982,3516 11993,3526 12012,3542 12019,3549 12022,3554 12024,3558 12026,3564 12035,3611 12035,3617 12034,3624 12033,3629 12029,3633 11974,3690 11970,3693 11964,3695 11955,3696 11929,3680 11924,3678 11866,3662 11827,3652 11825,3651 11818,3652 11795,3657 11793,3657 11791,3656 11724,3623 11723,3621 11713,3605 11713,3602 11715,3597 11717,3592 11717,3588 11716,3586 11714,3583 11712,3582 11703,3574 11688,3566 11686,3567 11682,3570 11643,3636 11611,3694 11603,3715 11598,3735 11593,3761 11590,3773 11612,3869 11613,3872 11615,3876 11626,3890 11631,3896 11654,3915 11660,3920 11663,3921 11664,3920 11664,3917 11661,3910 11659,3908 11648,3898 11640,3892 11634,3887 11627,3879 11625,3875 11624,3869 11612,3788 11612,3784 11615,3770 11616,3768 11666,3681 11697,3630 11698,3628 11701,3627 11708,3627 11710,3628 11762,3658 11777,3668 11780,3683 11813,3711 11854,3751 11861,3758 11864,3762 11864,3766 11862,3806 11856,3829 11855,3834 11850,3840 11846,3843 11834,3849 11828,3850 11844,3927 11852,3947 11861,3963 11862,3965 11878,3978 11898,3989 11921,3993 11924,3994 11926,3996 11931,4008 11935,4011 11939,4011 11942,4011 11944,4010 11931,3991 11929,3989 11924,3987 11921,3986 11911,3986 11904,3982 11902,3981 11869,3953 11864,3948 11862,3946 11859,3939 11856,3927 11856,3921 11856,3906 11860,3852 11867,3786 11868,3783 11892,3747 11893,3746 11895,3744 11898,3743 11942,3769 11968,3805 11970,3810 11970,3817 11966,3831 11964,3836 11967,3843 12002,3864 12007,3865 12011,3863 12014,3857 12014,3852 11998,3837 11981,3813 11962,3771 11959,3766 11951,3743 11950,3730 11951,3727 11959,3718 12025,3651 12079,3654 12140,3674 12145,3677 12153,3690 12157,3698 12152,3699 12138,3704 12134,3708 12132,3712 12133,3716 12137,3720 12142,3723 12147,3724 12160,3724 12180,3723 12189,3721 12193,3719 12197,3717 12210,3705 12219,3699 12239,3689 12371,3657 12376,3656 12380,3656 12400,3663 12440,3686 12443,3691 12457,3699 12559,3685 12563,3685 12568,3684 12597,3671 12617,3654 12623,3645 12627,3641 12635,3634 12647,3626 12659,3620 12668,3616 12721,3601 12742,3599 12746,3601 12748,3605 12749,3609 12748,3628 12746,3636 12742,3645 12702,3712 12681,3762 12673,3809 12673,3815 12660,3844 12656,3850 12648,3856 12644,3860 12630,3882 12630,3911 12635,3924 12641,3933 12647,3948 12649,3958 12649,3970 12647,3997 12639,4040 12658,4016 12667,4003 12668,3998 12667,3985 12666,3979 12667,3958 12668,3952 12669,3947 12676,3932 12678,3927 12701,3887 12719,3854 12731,3824 12736,3801 12755,3751 12757,3746 12793,3696 12800,3689 12804,3686 12827,3686 12843,3674 12850,3674 12862,3676 12869,3676 12887,3674 12893,3673 12903,3669 12908,3666 12912,3663 12935,3622 12985,3566 13008,3528 13028,3492 13032,3489 13047,3475 13060,3483 13073,3492 13085,3486 13089,3476 13098,3472 13099,3480 13122,3514 13125,3519 13127,3531 13130,3536 13145,3552 13149,3556 13185,3574 13188,3573 13188,3567 13188,3560 13185,3549 13181,3538 13176,3528 13170,3520 13193,3491 13228,3490 13312,3477 13309,3472 13305,3469 13301,3467 13291,3464 13275,3463 13257,3464 13248,3464 13235,3465 13209,3468 13200,3469 13190,3471 13182,3475 13178,3477 13173,3479 13159,3478 13153,3478 13149,3475 13147,3470 13147,3463 13149,3444 13156,3394 13160,3389 13163,3386 13173,3381 13178,3381 13184,3383 13191,3390 13195,3393 13200,3394 13228,3399 13233,3397 13236,3392 13263,3315 13267,3294 13247,3255 13245,3250 13244,3246 13243,3242 13243,3233 13244,3228 13246,3223 13256,3205 13284,3165 13375,3084 13380,3082 13383,3080 13387,3079 13392,3079 13396,3083 13409,3098 13410,3102 13411,3106 13412,3110 13416,3115 13424,3119 13429,3118 13459,3096 13463,3093 13467,3089 13485,3074 13519,3050 13524,3048 13529,3046 13536,3045 13541,3048 13550,3059 13552,3064 13555,3076 13555,3083 13553,3088 13543,3098 13540,3103 13542,3109 13547,3109 13553,3108 13580,3097 13591,3090 13591,13532 8347,13532 8347,13528 8325,13459 8325,13408 8323,13403 8301,13378 8299,13376 8293,13371 8290,13371 8287,13371 8282,13374 8280,13376 8274,13391 8272,13393 8270,13395 8268,13396 8265,13395 8263,13394 8261,13388 8254,13349 8253,13343 8247,13296 8247,13293 8247,13283 8221,13234 8201,13203 8181,13171 8171,13145 8170,13114 8195,13104 8300,13044 8304,13041 8307,13039 8330,13016 8326,13012 8198,12903 8189,12894 8207,12861 8272,12729 8326,12618 8344,12582 8361,12547 8367,12536 8404,12534 8398,12478 8396,12467 8393,12467 8370,12465 8370,12461 8444,12237 8477,12138 8481,12127 8484,12120 8498,12101 8467,12046 8396,11916 8395,11880 8397,11861 8397,11856 8393,11854 8389,11850 8376,11835 8365,11809 8371,11799 8374,11794 8385,11791 8384,11786 8377,11780 8361,11766 8313,11727 8302,11719 8262,11738 8258,11740 8246,11738 8240,11736 8204,11716 8195,11707 8190,11696 8189,11691 8123,11649 8100,11635 8089,11632 8083,11631 8071,11629 8060,11625 8053,11618 8050,11614 8047,11609 8044,11597 8041,11579 8042,11552 8042,11542 8041,11535 8033,11486 8028,11468 8026,11463 8024,11459 8021,11454 8016,11445 8014,11439 8013,11433 8012,11426 8006,11337 8006,11313 8009,11300 8012,11295 8029,11269 8035,11261 8047,11250 8063,11238 8067,11235 8073,11226 8084,11170 8084,11123 8083,11109 8052,11109 8050,11114 8047,11121 8044,11125 8040,11129 8035,11132 8028,11135 8023,11135 7972,11134 7750,11126 7484,11115 7462,11114 7218,11105 7166,11102 7138,11101 7126,10959 7126,10952 7104,10697 6994,10574 6926,10500 7023,10498 7070,10499 7087,10498 7087,10469 7085,10405 7078,10299 7076,10256 7042,10184 7000,10102 6990,10087 6988,10082 6972,10025 6972,10022 6973,10013 6980,9991 6981,9985 6984,9981 6998,9973 7005,9965 7014,9950 7022,9929 7023,9927 6978,9835 6972,9831 6920,9815 6873,9800 6837,9771 6824,9771 6817,9771 6809,9768 6727,9720 6703,9697 6685,9672 6571,9688 6451,9703 6441,9703 6432,9701 6409,9691 6406,9687 6400,9680 6388,9683 6330,9695 6328,9695 6288,9701 6276,9699 6271,9696 6267,9690 6258,9666 6256,9654 6255,9651 6253,9650 6219,9622 6204,9612 6189,9605 6146,9558 6133,9513 6133,9499 6132,9497 6127,9495 6084,9481 6075,9480 6066,9482 6062,9485 6056,9489 6047,9492 6019,9494 5992,9493 5974,9487 5858,9436 5857,9434 5856,9431 5858,9422 5858,9419 5857,9417 5843,9405 5836,9401 5833,9401 5830,9401 5793,9421 5755,9388 5728,9367 5688,9342 5678,9335 5651,9290 5648,9286 5643,9266 5642,9259 5643,9250 5642,9243 5640,9241 5636,9238 5608,9230 5604,9231 5590,9237 5567,9250 5563,9253 5556,9261 5550,9266 5544,9267 5511,9266 5504,9265 5471,9247 5460,9240 5435,9214 5435,9206 5434,9200 5429,9194 5328,9145 5264,9140 5246,9147 5226,9157 5211,9175 5201,9183 5193,9186 5190,9186 5151,9181 5146,9178 5145,9177 5140,9170 5137,9167 5134,9166 5068,9153 5036,9150 5008,9151 4967,9144 4956,9141 4951,9137 4942,9130 4904,9093 4902,9091 4895,9028 4891,9028 4843,9013 4838,9010 4780,8982 4778,8980 4777,8977 4766,8953 4753,8926 4750,8922 4743,8918 4741,8917 4732,8915 4725,8915 4697,8915 4656,8910 4648,8907 4640,8897 4635,8887 4625,8842 4621,8805 4612,8778 4611,8775 4586,8748 4584,8746 4581,8744 4577,8748 4575,8753 4571,8784 4567,8788 4559,8786 4548,8778 4544,8775 4539,8769 4536,8754 4540,8741 4547,8726 4556,8706 4557,8703 4530,8656 4528,8654 4525,8650 4522,8649 4520,8648 4511,8646 4498,8648 4491,8648 4488,8647 4486,8645 4483,8642 4478,8635 4464,8596 4444,8533 4441,8525 4437,8475 4441,8464 4467,8417 4485,8387 4488,8383 4489,8380 4489,8371 4481,8326 4477,8315 4473,8309 4469,8305 4443,8262 4419,8194 4417,8188 4412,8119 4415,8114 4424,8112 4434,8104 4438,8097 4439,8095 4442,8087 4442,8084 4440,8075 4443,8064 4447,8057 4451,8053 4461,8042 4468,8038 4474,8033 4479,8028 4482,8023 4484,8018 4494,7986 4495,7983 4495,7976 4495,7970 4488,7927 4486,7921 4482,7911 4474,7897 4473,7895 4472,7889 4470,7850 4470,7843 4471,7837 4475,7826 4478,7822 4482,7815 4489,7800 4489,7791 4489,7788 4486,7783 4468,7750 4452,7722 4447,7716 4443,7713 4435,7710 4432,7710 4426,7708 4416,7707 4390,7727 4380,7739 4378,7751 4378,7758 4377,7761 4352,7786 4350,7788 4347,7788 4334,7787 4331,7787 4328,7786 4259,7754 4235,7756 4209,7757 4143,7758 4090,7756 4087,7756 4042,7766 4034,7769 3931,7803 3910,7814 3907,7815 3900,7815 3896,7814 3885,7811 3878,7811 3849,7814 3846,7814 3806,7822 3801,7824 3800,7826 3798,7830 3799,7832 3796,7840 3794,7842 3790,7845 3788,7846 3783,7848 3773,7853 3769,7853 3751,7860 3737,7867 3671,7917 3665,7922 3652,7934 3651,7937 3639,7950 3628,7961 3589,7998 3575,8009 3571,8012 3523,8040 3517,8039 3511,8038 3501,8034 3495,8032 3491,8032 3458,8035 3452,8036 3446,8037 3444,8039 3444,8042 3445,8048 3447,8057 3446,8060 3441,8063 3381,8100 3351,8116 3340,8120 3313,8132 3300,8144 3298,8146 3265,8192 3251,8230 3232,8240 3229,8239 3207,8225 3192,8215 3186,8213 3177,8211 3167,8211 3093,8211 3084,8214 3066,8221 3055,8228 3045,8236 3037,8246 3036,8248 3035,8258 3034,8261 3032,8266 2979,8342 2955,8375 2953,8377 2949,8380 2936,8386 2924,8391 2920,8391 2914,8391 2890,8397 2831,8415 2827,8418 2824,8423 2813,8433 2804,8439 2797,8442 2778,8447 2760,8452 2737,8457 2707,8460 2704,8459 2698,8458 2696,8456 2693,8452 2660,8396 2543,8371 2467,8362 2370,8355 2353,8360 2350,8361 2331,8362 2304,8363 2290,8362 2289,8362 2280,8362 2239,8363 2227,8366 2206,8370 2203,8369 2200,8367 2199,8365 2186,8352 2180,8348 2177,8347 2107,8343 2103,8343 2095,8345 2090,8347 2083,8351 2067,8360 2040,8377 1987,8403 1977,8407 1953,8414 1947,8415 1897,8423 1885,8421 1859,8411 1847,8405 1844,8404 1840,8401 1835,8395 1832,8391 1830,8386 1824,8378 1811,8365 1808,8362 1799,8356 1792,8352 1767,8373 1741,8392 1741,8375 1741,8343 1742,8275 1742,8186 1742,8047 1743,7968 1742,7908 1743,7845 1743,7818 1743,7787 1746,7777 1749,7770 1753,7766 1760,7759 1767,7689 1762,7683 1761,7681 1759,7676 1754,7653 1769,7634 1786,7615 1802,7577 1777,7580 1771,7580 1766,7582 1761,7585 1735,7610 1665,7669 1632,7689 1612,7702 1569,7748 1566,7752 1562,7760 1559,7768 1558,7770 1556,7772 1550,7777 1546,7779 1541,7781 1486,7798 1481,7800 1479,7802 1474,7807 1471,7812 1468,7819 1463,7832 1458,7838 1456,7840 1400,7869 1397,7870 1362,7874 1315,7874 1221,7874 1072,7874 1047,7874 1031,7874 1009,7874 962,7874 940,7874 940,7873 949,7849 958,7817 959,7815 958,7812 951,7787 947,7776 945,7772 943,7770 937,7765 922,7758 916,7757 909,7753 902,7749 900,7747 896,7741 897,7735 898,7732 901,7720 903,7715 905,7709 906,7697 906,7694 883,7633 879,7630 847,7611 842,7610 829,7606 723,7587 660,7570 603,7569 592,7569 531,7568 418,7567 415,7567 418,7560 422,7550 425,7545 429,7542 439,7534 459,7518 508,7471 538,7430 544,7418 546,7406 547,7400 547,7393 547,7389 546,7380 541,7353 539,7348 523,7325 519,7321 514,7318 494,7310 492,7308 488,7305 487,7303 458,7257 452,7249 448,7236 447,7233 442,7220 436,7211 433,7207 429,7204 422,7200 410,7195 398,7192 395,7191 388,7192 380,7190 375,7187 344,7154 341,7149 312,7073 274,7047 249,7029 246,7024 245,7022 244,7016 242,6997 234,6970 215,6908 212,6900 188,6854 185,6850 183,6848 157,6834 152,6832 138,6828 131,6825 128,6823 127,6821 123,6814 115,6783 116,6777 117,6775 120,6774 123,6774 138,6781 141,6782 144,6781 147,6780 149,6779 153,6776 157,6769 161,6762 162,6760 163,6756 164,6743 163,6737 161,6731 158,6727 154,6723 152,6722 147,6720 133,6716 101,6705 93,6701 87,6696 86,6695 83,6690 80,6682 76,6676 73,6672 40,6640 19,6622 7,6615 3,6612 1,6611 0,6608 0,6605 0,6602 2,6600 4,6598 7,6597 12,6598 15,6600 19,6600 22,6600 27,6598 29,6596 42,6564 42,6561 43,6557 42,6554 40,6549 41,6511 134,6499 138,6499 141,6498 148,6495 152,6492 157,6487 158,6484 160,6478 150,6441 122,6397 120,6396 111,6389 108,6367 132,6271 137,6262 172,6225 216,6191 220,6188 330,6113 339,6108 348,6107 362,6106 371,6107 378,6107 409,6102 422,6095 428,6090 438,6076 446,6063 457,6041 459,6026 460,6011 459,6003 435,5934 409,5890 407,5882 404,5873 402,5859 408,5834 415,5819 453,5747 478,5721 496,5703 526,5662 540,5632 541,5626 550,5575 550,5569 548,5564 546,5559 543,5555 539,5544 539,5538 540,5531 541,5525 563,5461 573,5384 597,5359 631,5341 646,5335 718,5305 790,5265 823,5236 827,5233 830,5229 833,5224 835,5212 835,5198 836,5192 843,5184 868,5172 881,5170 892,5173 905,5172 915,5168 969,5137 1022,5095 1086,5047 1097,5043 1166,5032 1177,5034 1213,5042 1219,5042 1354,5002 1402,4977 1406,4975 1464,4964 1515,4966 1521,4967 1533,4976 1571,4977 1577,4976 1616,4927 1618,4921 1619,4909 1634,4881 1637,4876 1640,4873 1649,4868 1667,4857 1672,4855 1678,4855 1743,4860 1746,4864 1766,4880 1809,4872 1827,4859 1838,4850 1843,4848 1850,4847 1900,4850 1904,4853 1912,4867 1913,4872 1913,4879 1913,4885 1908,4895 1907,4901 1909,4906 1914,4911 1935,4930 1963,4951 1967,4951 2054,4955 2057,4954 2059,4954 2062,4952 2075,4944 2080,4938 2085,4929 2089,4922 2092,4915 2089,4902 2096,4891 2096,4887 2128,4739 2173,4480 2255,4024 2260,3997 2269,3948 2276,3909 2313,3705 2349,3505 2377,3436 2380,3432 2381,3430 2385,3422 2387,3414 2387,3408 2387,3404 2381,3360 2370,3301 2361,3257 2359,3252 2354,3243 2358,3239 2359,3236 2358,3230 2338,3212 2331,3208 2322,3203 2317,3201 2313,3198 2309,3195 2268,3110 2265,3105 2263,3093 2267,3090 2271,3087 2275,3080 2277,3075 2282,3062 2286,3049 2287,3046 2287,3043 2270,2987 2269,2985 2261,2976 2258,2972 2255,2971 2231,2960 2224,2957 2218,2956 2208,2955 2205,2955 2198,2951 2104,2878 2098,2872 2056,2823 2037,2799 2037,2763 2038,2718 2040,2644 2041,2560 2042,2528 2043,2454 2043,2420 2044,2414 2071,2410 2075,2410 2078,2410 2107,2410 2171,2409 2173,2407 2196,2391 2227,2370 2233,2368 2334,2338 2340,2337 2343,2337 2346,2337 2350,2340 2413,2380 2434,2396 2434,2398 2474,2400 2512,2393 2514,2392 2517,2388 2518,2386 2518,2382 2500,2331 2501,2329 2510,2275 2510,2271 2467,2205 2463,2201 2448,2187 2443,2183 2410,2166 2405,2164 2391,2172 2385,2175 2358,2183 2266,2162 2212,2165 2148,2165 2148,1843 2146,1836 2171,1839 2177,1839 2182,1837 2221,1819 2293,1799 2296,1798 2299,1798 2346,1811 2376,1819 2388,1827 2393,1827 2459,1827 2529,1828 2670,1828 3019,1829 3007,1809 3000,1806 2995,1804 2991,1804 2986,1806 2982,1805 2978,1803 2965,1763 2975,1734 2981,1721 2996,1699 3008,1699 3030,1705 3037,1707 3042,1710 3046,1714 3052,1721 3053,1728 3058,1750 3060,1756 3064,1763 3079,1790 3090,1804 3095,1809 3101,1814 3104,1815 3112,1818 3117,1819 3123,1820 3133,1820 3142,1819 3159,1815 3168,1812 3189,1802 3194,1799 3198,1796 3209,1787 3217,1780 3218,1778 3257,1731 3260,1727 3264,1720 3270,1701 3309,1661 3313,1658 3321,1653 3346,1636 3351,1633 3356,1630 3392,1614 3394,1613 3397,1614 3435,1628 3440,1630 3444,1637 3446,1646 3448,1655 3454,1670 3475,1712 3478,1717 3493,1740 3498,1746 3503,1748 3507,1751 3508,1753 3530,1781 3554,1824 3576,1880 3577,1885 3583,1929 3584,1932 3584,1939 3580,1977 3575,1989 3572,2001 3571,2007 3568,2055 3568,2065 3570,2103 3574,2113 3574,2114 3592,2110 3600,2107 3671,2089 3673,2089 3679,2088 3680,2089 3723,2126 3954,2323 3965,2330 3968,2331 3981,2333 4059,2341 4065,2340 4070,2338 4135,2309 4143,2304 4149,2299 4154,2294 4163,2281 4167,2275 4171,2271 4176,2266 4195,2250 4262,2212 4268,2211 4305,2208 4334,2207 4340,2208 4355,2218 4366,2228 4373,2238 4376,2242 4381,2252 4381,2255 4382,2264 4383,2274 4381,2283 4379,2288 4375,2298 4369,2307 4354,2320 4348,2328 4344,2338 4343,2344 4343,2348 4346,2355 4349,2363 4353,2372 4358,2378 4362,2381 4367,2383 4374,2384 4376,2383 4392,2378 4394,2377 4396,2375 4419,2360 4436,2334 4437,2332 4438,2329 4439,2322 4439,2316 4439,2307 4440,2298 4441,2295 4443,2290 4447,2283 4475,2252 4481,2244 4488,2240 4491,2240 4495,2240 4500,2242 4510,2246 4517,2247 4524,2247 4529,2246 4542,2242 4547,2239 4554,2228 4558,2218 4560,2213 4562,2204 4564,2184 4564,2174 4568,2155 4569,2150 4571,2145 4576,2139 4582,2134 4590,2128 4593,2128 4596,2128 4640,2117 4673,2094 4734,2059 4736,2058 4739,2057 4742,2058 4746,2061 4756,2069 4766,2076 4772,2077 4775,2077 4781,2076 4784,2075 4789,2073 4800,2067 4852,2033 4856,2030 4861,2023 4862,2021 4864,2016 4867,2005 4871,1997 4873,1993 4879,1985 4883,1981 4889,1977 4953,1940 4958,1938 4966,1938 4968,1939 4973,1942 4976,1945 5023,1957 5099,1904 5102,1900 5117,1879 5119,1875 5123,1868 5127,1853 5127,1850 5133,1789 5134,1785 5133,1772 5132,1766 5132,1747 5132,1744 5134,1738 5142,1728 5145,1724 5154,1716 5158,1712 5165,1708 5174,1704 5188,1700 5196,1698 5249,1699 5294,1686 5304,1675 5361,1633 5363,1632 5387,1622 5392,1620 5395,1620 5399,1620 5423,1620 5462,1613 5468,1612 5472,1609 5473,1606 5479,1569 5488,1556 5489,1554 5490,1548 5496,1478 5493,1474 5488,1471 5483,1469 5480,1469 5375,1463 5271,1467 5256,1468 5246,1467 5145,1447 5140,1445 5136,1439 5135,1433 5135,1426 5135,1423 5137,1417 5142,1405 5144,1403 5150,1391 5161,1370 5162,1364 5163,1361 5166,1321 5166,1314 5165,1312 5141,1258 5113,1202 5084,1151 5077,1141 5053,1072 5042,998 5037,952 5038,946 5042,935 5044,930 5047,926 5058,915 5061,911 5064,900 5065,890 5065,887 5064,875 5063,870 5061,865 5058,861 5000,802 4971,785 4950,776 4933,769 4928,766 4922,762 4892,731 4836,674 4831,669 4825,660 4820,651 4817,644 4801,614 4796,595 4793,585 4792,582 4789,578 4785,575 4777,572 4759,564 4757,563 4751,559 4749,557 4746,552 4745,543 4746,530 4747,520 4747,516 4748,514 4749,511 4754,509 4759,508 4763,507 4770,508 4779,509 4782,510 4790,513 4802,519 4811,524 4820,529 4826,537 4828,541 4846,582 4849,586 4852,590 4856,593 4859,594 4869,594 4879,593 4918,587 4933,585 4942,583 4952,580 4960,578 4967,577 4986,577 5031,580 5045,584 5092,598 5094,600 5098,603 5103,613 5104,615 5114,640 5125,677 5126,682 5130,700 5131,702 5133,707 5135,709 5139,712 5150,715 5159,717 5165,717 5179,713 5184,712 5186,710 5190,706 5191,704 5192,702 5204,692 5208,690 5236,678 5238,677 5241,677 5339,683 5346,683 5355,684 5361,686 5371,693 5379,703 5389,714 5396,722 5398,723 5405,727 5416,730 5426,730 5437,726 5439,725 5441,723 5445,713 5447,705 5450,696 5451,690 5451,683 5453,678 5456,674 5461,671 5464,671 5477,671 5489,674 5498,677 5506,680 5521,686 5523,688 5527,691 5546,704 5548,706 5551,709 5555,716 5590,762 5678,859 5681,862 5714,880 5720,881 5729,883 5736,883 5739,883 5783,863 5790,859 5792,857 5803,843 5811,826 5812,820 5815,808 5815,795 5810,769 5808,764 5806,756 5799,742 5791,721 5788,713 5787,707 5788,700 5796,652 5797,649 5799,644 5806,640 5813,637 5816,636 5843,632 5846,632 5874,634 5883,636 5910,603 5912,595 5914,593 5959,563 5961,562 5964,562 5971,561 5974,561 5984,563 5992,565 6025,578 6045,586 6055,591 6076,598 6093,604 6101,606 6113,609 6120,608 6128,606 6136,604 6138,602 6142,599 6148,594 6151,590 6161,580 6164,579 6192,569 6199,569 6202,569 6212,574 6214,576 6221,579 6224,580 6234,581 6237,581 6240,581 6268,574 6285,563 6289,560 6296,548 6300,542 6309,533 6315,529 6343,523 6347,523 6364,525 6379,529 6386,532 6389,532 6418,529 6420,528 6423,527 6434,517 6437,513 6441,503 6443,497 6444,491 6444,485 6441,473 6441,467 6443,458 6445,453 6448,449 6455,445 6544,395 6618,401 6624,402 6678,395 6711,389 6713,388 6722,379 6730,369 6741,355 6742,353 6742,343 6743,332 6744,327 6747,319 6763,292 6765,290 6771,289 6777,289 6786,287 6791,285 6845,259 6854,254 6873,237 6885,224 6888,220 6915,180 6921,171 6922,169 6924,163 6924,159 6922,151 6919,143 6889,59 6885,49 6883,47 6879,44 6869,40 6866,39 6858,37 6851,36 6844,36 6861,30 6870,29 6911,31 6914,32 6916,33 6920,36 6924,39 6927,41 6929,41 6936,42 6943,42 7055,40 7058,39 7060,38 7080,23 7083,19 7086,14 7091,8 7093,7 7111,1 7114,0 7117,0 7123,1 7161,14 7163,15">
          <text:p/>
        </draw:polygon>
        <draw:polygon draw:style-name="gr4" draw:text-style-name="P3" draw:layer="layout" svg:width="1.036cm" svg:height="1.791cm" svg:x="23.77cm" svg:y="32.761cm" svg:viewBox="0 0 1037 1792" draw:points="475,67 530,114 541,124 554,147 557,155 559,160 560,162 560,169 559,200 562,218 565,228 568,236 570,241 574,245 576,246 652,269 658,271 687,275 688,275 688,286 687,295 684,299 682,301 670,308 665,310 662,311 656,316 654,318 651,322 648,326 647,332 647,335 648,338 652,345 657,351 664,358 666,359 674,367 678,370 680,375 681,379 681,403 686,456 687,459 690,463 694,469 696,471 704,481 705,484 708,488 711,496 713,501 713,508 712,517 708,544 710,570 713,595 725,638 750,691 760,710 743,746 773,799 776,803 779,807 837,844 859,863 899,906 903,913 905,914 914,919 927,925 939,928 942,929 954,935 959,938 984,959 990,964 1010,984 1013,988 1015,993 1015,997 1013,999 1008,1000 956,1050 946,1064 930,1085 888,1132 887,1133 885,1136 880,1148 880,1151 881,1153 884,1155 889,1157 918,1177 948,1201 971,1244 948,1309 945,1317 941,1317 938,1316 935,1315 925,1313 922,1313 905,1316 845,1328 841,1331 838,1335 836,1337 835,1340 835,1344 837,1349 838,1351 841,1355 844,1356 849,1359 869,1410 878,1461 865,1467 858,1470 854,1474 852,1476 850,1481 849,1488 850,1497 852,1505 854,1510 860,1519 867,1530 881,1545 888,1550 899,1557 912,1563 920,1566 932,1570 946,1575 957,1579 987,1599 997,1607 1000,1611 1001,1613 1002,1616 1001,1619 999,1621 995,1624 978,1633 970,1640 966,1643 952,1659 949,1663 948,1670 949,1736 952,1746 953,1748 953,1749 957,1756 960,1759 964,1763 969,1766 977,1769 983,1771 994,1772 1007,1771 1021,1771 1024,1771 1037,1792 125,1792 128,1781 134,1779 140,1767 141,1761 137,1738 136,1736 128,1723 119,1716 101,1701 99,1699 122,1491 137,1444 139,1438 140,1431 140,1428 140,1422 128,1402 125,1395 124,1392 130,1362 133,1355 137,1347 140,1340 144,1332 144,1325 145,1288 145,1275 144,1272 137,1239 129,1183 119,1104 103,1024 85,962 73,942 62,922 63,884 64,880 64,877 66,875 70,868 71,865 69,843 44,715 42,704 36,686 32,680 29,584 29,581 29,578 34,552 48,486 50,485 49,479 45,472 35,462 24,451 20,447 5,436 0,435 8,428 17,422 19,421 25,420 40,420 80,424 105,425 117,425 136,422 145,420 212,395 215,394 226,387 234,380 277,337 287,325 291,321 314,276 319,263 325,248 327,239 328,231 328,228 327,225 305,153 302,145 299,141 293,136 291,135 287,131 286,129 286,126 286,119 287,109 289,101 293,93 295,89 304,76 327,78 346,80 372,82 400,58 467,0 471,65">
          <text:p/>
        </draw:polygon>
        <draw:polygon draw:style-name="gr4" draw:text-style-name="P3" draw:layer="layout" svg:width="0.007cm" svg:height="0.014cm" svg:x="19.569cm" svg:y="22.485cm" svg:viewBox="0 0 8 15" draw:points="7,9 4,15 1,15 0,11 1,8 3,0 7,0 8,3">
          <text:p/>
        </draw:polygon>
        <draw:polygon draw:style-name="gr4" draw:text-style-name="P3" draw:layer="layout" svg:width="0.063cm" svg:height="0.077cm" svg:x="19.745cm" svg:y="22.374cm" svg:viewBox="0 0 64 78" draw:points="49,77 47,78 43,78 40,76 0,39 0,36 0,30 0,24 1,21 2,19 5,14 11,6 13,4 28,1 34,0 40,0 43,1 46,3 57,26 58,28 59,31 60,33 64,57 64,60 63,63 62,65 51,76">
          <text:p/>
        </draw:polygon>
        <draw:polygon draw:style-name="gr4" draw:text-style-name="P3" draw:layer="layout" svg:width="0.05cm" svg:height="0.058cm" svg:x="19.832cm" svg:y="22.372cm" svg:viewBox="0 0 51 59" draw:points="31,58 25,59 19,58 17,57 0,43 0,37 13,10 24,3 29,1 35,0 41,2 43,3 48,6 51,10 51,13 45,50 42,52">
          <text:p/>
        </draw:polygon>
        <draw:polygon draw:style-name="gr4" draw:text-style-name="P3" draw:layer="layout" svg:width="0.07cm" svg:height="0.064cm" svg:x="19.896cm" svg:y="22.349cm" svg:viewBox="0 0 71 65" draw:points="33,65 30,65 25,63 20,58 5,25 4,22 1,8 0,5 0,2 3,0 6,0 8,0 10,1 16,5 18,6 33,24 42,41 67,51 70,55 71,57 67,61 65,62 62,62">
          <text:p/>
        </draw:polygon>
        <draw:polygon draw:style-name="gr4" draw:text-style-name="P3" draw:layer="layout" svg:width="0.071cm" svg:height="0.068cm" svg:x="19.915cm" svg:y="22.337cm" svg:viewBox="0 0 72 69" draw:points="60,67 58,69 27,46 23,42 15,32 3,16 0,12 0,9 0,2 2,0 5,0 19,1 28,8 29,9 71,55 72,58 70,60 67,63">
          <text:p/>
        </draw:polygon>
        <draw:polygon draw:style-name="gr4" draw:text-style-name="P3" draw:layer="layout" svg:width="0.072cm" svg:height="0.077cm" svg:x="20.029cm" svg:y="22.085cm" svg:viewBox="0 0 73 78" draw:points="49,73 29,78 13,75 10,74 3,71 0,70 4,66 10,62 34,40 45,27 49,19 65,2 67,1 70,0 72,1 73,4 73,7 70,39 69,41 56,66 51,72">
          <text:p/>
        </draw:polygon>
        <draw:polygon draw:style-name="gr4" draw:text-style-name="P3" draw:layer="layout" svg:width="0.048cm" svg:height="0.075cm" svg:x="20.095cm" svg:y="21.572cm" svg:viewBox="0 0 49 76" draw:points="45,68 39,76 37,75 15,44 4,27 1,23 0,19 0,16 0,14 2,12 4,12 19,1 21,0 24,1 31,5 44,17 45,19 47,26 49,55 49,58 48,66">
          <text:p/>
        </draw:polygon>
        <draw:polygon draw:style-name="gr4" draw:text-style-name="P3" draw:layer="layout" svg:width="0.12cm" svg:height="0.073cm" svg:x="20.086cm" svg:y="21.505cm" svg:viewBox="0 0 121 74" draw:points="5,74 3,74 1,72 0,70 7,53 61,2 63,1 65,0 69,0 74,3 79,6 88,11 91,13 93,14 101,37 121,43 113,49 27,64">
          <text:p/>
        </draw:polygon>
        <draw:polyline draw:style-name="gr4" draw:text-style-name="P3" draw:layer="layout" svg:width="6.278cm" svg:height="8.533cm" svg:x="19.313cm" svg:y="17.39cm" svg:viewBox="0 0 6279 8534" draw:points="4028,0 4037,8 4038,10 4092,112 4093,115 4094,120 4095,130 4093,139 4087,152 4080,159 4068,169 4062,173 4059,174 4032,189 4006,206 3987,234 3984,240 3944,261 3910,270 3829,290 3779,308 3755,318 3657,336 3648,337 3599,424 3528,551 3476,596 3470,594 3467,594 3460,595 3451,596 3395,609 3390,611 3384,616 3382,617 3358,663 3309,733 3273,798 3219,892 3205,910 3172,963 3170,968 3168,974 3168,976 3164,1015 3153,1133 3153,1137 3150,1141 3145,1150 3142,1158 3132,1195 3127,1240 3127,1247 3129,1253 3118,1315 3079,1397 3060,1422 2997,1498 2992,1504 2933,1595 2926,1623 2943,1626 3005,1623 3008,1623 3033,1613 3035,1611 3040,1606 3044,1599 3046,1597 3047,1595 3049,1593 3112,1557 3117,1555 3120,1556 3130,1577 3142,1606 3142,1609 3141,1616 3139,1624 3180,1650 3234,1670 3256,1754 3294,1896 3414,2025 3422,2027 3427,2028 3430,2030 3434,2033 3438,2040 3442,2053 3463,2149 3468,2178 3469,2184 3468,2191 3466,2199 3464,2201 3459,2204 3456,2203 3452,2201 3441,2201 3438,2201 3433,2203 3429,2205 3399,2268 3392,2401 3392,2408 3391,2480 3392,2483 3393,2489 3394,2491 3416,2522 3424,2529 3428,2532 3430,2533 3431,2533 3469,2540 3499,2542 3502,2541 3556,2575 3552,2592 3551,2595 3551,2605 3551,2609 3561,2640 3566,2651 3569,2655 3578,2671 3588,2689 3602,2710 3608,2710 3636,2733 3641,2735 3647,2736 3674,2737 3692,2748 3698,2749 3704,2750 3722,2749 3734,2746 3735,2741 3739,2738 3790,2718 3816,2711 3822,2711 3839,2711 3844,2713 3866,2719 3900,2727 3912,2730 3976,2731 3984,2731 4011,2745 4015,2749 4020,2751 4055,2761 4061,2761 4139,2750 4149,2746 4166,2738 4194,2723 4198,2720 4202,2716 4201,2710 4204,2706 4208,2704 4214,2702 4225,2700 4244,2697 4296,2692 4382,2712 4439,2737 4468,2751 4481,2761 4490,2767 4500,2771 4512,2774 4518,2774 4524,2773 4530,2772 4535,2770 4538,2766 4541,2762 4550,2756 4555,2755 4582,2751 4588,2751 4605,2755 4809,3007 4961,3197 4974,3190 4988,3184 4993,3182 5015,3178 5020,3181 5021,3183 5026,3192 5029,3197 5041,3209 5045,3212 5050,3214 5056,3216 5059,3215 5066,3212 5077,3208 5082,3206 5084,3205 5100,3189 5103,3185 5105,3183 5123,3165 5134,3155 5140,3151 5153,3146 5167,3147 5170,3147 5271,3162 5309,3170 5326,3174 5329,3175 5333,3178 5335,3180 5341,3184 5347,3186 5362,3188 5366,3189 5369,3189 5377,3186 5414,3173 5452,3162 5464,3159 5477,3158 5486,3159 5500,3164 5509,3166 5530,3170 5536,3172 5545,3167 5579,3155 5598,3149 5616,3143 5619,3143 5629,3142 5643,3143 5646,3144 5664,3148 5678,3152 5681,3152 5697,3151 5700,3151 5717,3146 5722,3144 5737,3138 5739,3136 5742,3133 5778,3101 5783,3099 5789,3098 5856,3107 5884,3110 5887,3111 5920,3121 5925,3124 5938,3132 5953,3149 5961,3155 5966,3157 5973,3158 5979,3158 5965,3170 5960,3177 5959,3183 5959,3194 5959,3197 5963,3207 5967,3217 5970,3221 5972,3223 5976,3226 5987,3236 5991,3240 5999,3256 6000,3258 6000,3262 5999,3264 5998,3266 5996,3268 5992,3271 5987,3273 5978,3279 5972,3283 5966,3288 5939,3314 5907,3346 5904,3350 5895,3362 5892,3367 5882,3393 5881,3399 5877,3417 5877,3424 5879,3437 5882,3458 5884,3469 5885,3472 5887,3477 5890,3482 5892,3486 5896,3489 5897,3492 5897,3495 5878,3527 5858,3542 5830,3559 5825,3562 5819,3563 5814,3564 5805,3569 5799,3574 5798,3576 5793,3582 5778,3607 5775,3614 5775,3618 5774,3621 5785,3705 5790,3725 5799,3753 5800,3784 5800,3790 5794,3860 5792,3875 5788,3909 5771,3998 5770,4001 5811,4107 5811,4110 5811,4114 5809,4116 5807,4120 5800,4132 5800,4135 5798,4148 5797,4165 5797,4168 5798,4171 5807,4200 5809,4205 5837,4243 5848,4264 5856,4304 5862,4329 5885,4392 5886,4394 5894,4410 5897,4415 5902,4421 5906,4424 5911,4426 5921,4427 5932,4425 5935,4424 5944,4423 5948,4423 5951,4423 5954,4425 5955,4426 5959,4429 5962,4433 5987,4468 5988,4471 5992,4490 6009,4540 6013,4550 6020,4557 6022,4558 6030,4562 6035,4563 6039,4564 6050,4567 6055,4569 6056,4571 6059,4575 6063,4592 6063,4599 6061,4604 6040,4640 6038,4641 6033,4643 6027,4645 6022,4647 5989,4673 5955,4706 5875,4782 5784,4867 5786,4894 5791,4892 5818,4890 5886,4902 5896,4907 5900,4909 5902,4911 5905,4915 5909,4925 5937,4969 5963,4983 6042,5070 6044,5074 6048,5078 6068,5093 6077,5098 6083,5099 6095,5104 6100,5106 6102,5108 6114,5117 6124,5143 6123,5148 6121,5154 6115,5159 6109,5164 6103,5171 6101,5177 6104,5192 6104,5195 6109,5208 6112,5216 6123,5240 6128,5249 6132,5253 6155,5306 6217,5476 6251,5598 6266,5682 6265,5688 6265,5691 6269,5705 6276,5716 6279,5720 6273,5721 6271,5721 6200,5739 6192,5742 6174,5746 6174,5745 6170,5735 6168,5697 6168,5687 6171,5639 6172,5633 6175,5621 6180,5609 6184,5571 6184,5564 6183,5561 6177,5517 6176,5512 6154,5456 6130,5413 6108,5385 6107,5383 6103,5380 6098,5378 6093,5372 6078,5349 6075,5344 6054,5302 6048,5287 6046,5278 6044,5269 6040,5262 6035,5260 5997,5246 5994,5245 5992,5246 5956,5262 5951,5265 5946,5268 5921,5285 5913,5290 5909,5293 5870,5333 5864,5352 5860,5359 5857,5363 5818,5410 5817,5412 5809,5419 5798,5428 5794,5431 5789,5434 5768,5444 5759,5447 5742,5451 5733,5452 5723,5452 5717,5451 5712,5450 5704,5447 5701,5446 5695,5441 5690,5436 5679,5422 5664,5395 5660,5388 5658,5382 5653,5360 5652,5353 5646,5346 5642,5342 5637,5339 5630,5337 5608,5331 5596,5331 5581,5353 5575,5366 5565,5395 5578,5435 5582,5437 5586,5438 5591,5436 5595,5436 5600,5438 5607,5441 5619,5461 5270,5460 5129,5460 5059,5459 4993,5459 4988,5459 4976,5451 4946,5443 4899,5430 4896,5430 4893,5431 4821,5451 4782,5469 4777,5471 4771,5471 4746,5468 4748,5475 4748,5797 4812,5797 4866,5794 4958,5815 4985,5807 4991,5804 5005,5796 5010,5798 5043,5815 5048,5819 5063,5833 5067,5837 5110,5903 5110,5907 5101,5961 5100,5963 5118,6014 5118,6018 5117,6020 5114,6024 5112,6025 5074,6032 5034,6030 5034,6028 5013,6012 4950,5972 4946,5969 4943,5969 4940,5969 4934,5970 4833,6000 4827,6002 4796,6023 4773,6039 4771,6041 4707,6042 4678,6042 4675,6042 4671,6042 4644,6046 4643,6052 4643,6086 4642,6160 4641,6192 4640,6276 4638,6350 4637,6395 4637,6431 4656,6455 4698,6504 4704,6510 4798,6583 4805,6587 4808,6587 4818,6588 4824,6589 4831,6592 4855,6603 4858,6604 4861,6608 4869,6617 4870,6619 4887,6675 4887,6678 4886,6681 4882,6694 4877,6707 4875,6712 4871,6719 4867,6722 4863,6725 4865,6737 4868,6742 4909,6827 4913,6830 4917,6833 4922,6835 4931,6840 4938,6844 4958,6862 4959,6868 4958,6871 4954,6875 4959,6884 4961,6889 4970,6933 4981,6992 4987,7036 4987,7040 4987,7046 4985,7054 4981,7062 4980,7064 4977,7068 4949,7137 4913,7337 4876,7541 4869,7580 4860,7629 4855,7656 4773,8112 4728,8371 4696,8519 4696,8523 4689,8534 4689,8520 4676,8505 4670,8500 4656,8491 4646,8484 4605,8451 4602,8447 4597,8438 4593,8431 4592,8425 4588,8415 4584,8401 4582,8396 4575,8382 4574,8380 4569,8374 4547,8346 4545,8344 4500,8308 4491,8303 4485,8302 4475,8303 4461,8308 4454,8312 4451,8315 4446,8318 4420,8334 4410,8339 4407,8339 4401,8340 4398,8340 4394,8339 4386,8337 4354,8324 4294,8298 4320,8256 4343,8221 4375,8171 4436,8076 4454,8048 4632,7770 4620,7737 4613,7744 4607,7744 4602,7741 4569,7717 4565,7712 4562,7706 4559,7695 4556,7678 4554,7674 4550,7669 4518,7641 4514,7638 4508,7636 4497,7634 4491,7635 4486,7636 4481,7639 4476,7642 4468,7647 4376,7635 4369,7632 4364,7629 4334,7592 4331,7586 4329,7580 4329,7568 4327,7563 4228,7498 4223,7496 4218,7497 4164,7524 4099,7542 4055,7567 3967,7563 3963,7557 3942,7528 3936,7524 3886,7502 3881,7501 3854,7503 3807,7499 3801,7495 3799,7482 3800,7469 3799,7464 3797,7458 3792,7457 3779,7463 3737,7498 3732,7502 3702,7546 3695,7573 3694,7578 3688,7579 3671,7576 3648,7572 3643,7570 3600,7591 3519,7638 3482,7634 3472,7632 3463,7628 3404,7608 3335,7591 3329,7591 3284,7608 3221,7632 3212,7635 3181,7642 3171,7615 3157,7589 3154,7585 3149,7585 3134,7588 3119,7592 3083,7572 3067,7560 3063,7555 3060,7545 3052,7512 3052,7506 3056,7501 3061,7502 3066,7502 3071,7501 3075,7496 3081,7484 3090,7459 3091,7453 3075,7344 3073,7339 3052,7303 3023,7281 3018,7279 3013,7283 2998,7301 2972,7315 2966,7317 2961,7315 2906,7286 2868,7261 2859,7251 2870,7203 2875,7194 2886,7187 2892,7182 2892,7178 2891,7173 2875,7150 2853,7120 2841,7107 2838,7091 2835,7061 2834,7057 2786,7013 2781,7011 2752,7009 2734,7012 2730,7017 2688,7005 2685,6999 2672,6973 2564,6903 2497,6885 2492,6883 2487,6880 2482,6875 2478,6869 2473,6859 2458,6830 2468,6813 2477,6790 2455,6767 2441,6753 2430,6714 2420,6676 2413,6648 2410,6643 2401,6630 2317,6565 2291,6548 2281,6558 2275,6561 2240,6539 2238,6534 2235,6522 2235,6511 2233,6499 2228,6487 2225,6482 2218,6471 2209,6459 2204,6455 2199,6453 2193,6453 2188,6455 2183,6457 2171,6466 2164,6470 2158,6470 2124,6456 2119,6452 2115,6447 2109,6438 2078,6413 2022,6376 2017,6373 2011,6370 1990,6366 1985,6366 1980,6369 1978,6374 1977,6385 1975,6396 1972,6401 1968,6406 1963,6411 1958,6413 1953,6414 1947,6414 1942,6412 1938,6405 1930,6400 1921,6396 1911,6391 1906,6390 1886,6388 1880,6387 1865,6381 1821,6354 1796,6336 1788,6331 1734,6327 1729,6328 1718,6332 1713,6332 1706,6331 1700,6328 1694,6324 1618,6266 1584,6218 1561,6185 1554,6177 1551,6175 1499,6159 1448,6146 1367,6148 1363,6210 1342,6223 1295,6237 1290,6238 1284,6237 1279,6236 1274,6233 1270,6229 1261,6218 1255,6215 1207,6203 1202,6205 1199,6212 1199,6217 1176,6222 1155,6226 1131,6227 1126,6227 1120,6225 1043,6194 1037,6190 1017,6165 962,6177 956,6178 945,6177 900,6164 895,6162 862,6152 842,6140 839,6137 838,6131 826,6075 825,6070 825,6064 827,6051 829,6046 830,6032 829,6027 825,6017 821,6013 817,6010 813,6008 807,6007 801,6008 796,6009 791,6012 785,6012 779,6012 767,6003 759,5996 736,5984 728,5978 721,5971 719,5966 718,5960 717,5947 719,5936 720,5930 708,5919 704,5916 702,5915 696,5913 690,5914 660,5922 652,5925 638,5933 622,5932 614,5929 606,5926 599,5922 579,5899 545,5884 541,5884 530,5886 523,5886 507,5884 495,5881 487,5875 452,5850 424,5825 418,5821 411,5818 396,5815 384,5812 381,5812 371,5807 363,5802 357,5797 317,5757 313,5753 308,5745 306,5740 303,5735 301,5734 299,5733 266,5726 263,5727 254,5732 238,5709 217,5700 204,5694 193,5687 125,5609 102,5566 102,5556 102,5553 101,5550 99,5549 66,5536 63,5535 54,5533 40,5533 37,5533 31,5533 17,5529 14,5528 9,5525 6,5522 3,5518 0,5514 0,5511 1,5508 2,5506 40,5449 43,5445 86,5411 92,5407 102,5404 107,5403 110,5404 147,5410 150,5411 152,5412 153,5414 162,5418 169,5421 223,5441 237,5440 240,5440 242,5438 259,5380 262,5365 260,5359 237,5312 234,5308 227,5304 224,5304 221,5304 205,5286 192,5240 189,5226 188,5220 188,5216 212,5170 242,5112 251,5098 253,5117 258,5119 263,5106 265,5097 273,5095 303,5091 306,5061 310,5058 316,5057 322,5057 325,5058 342,5073 353,5083 360,5093 363,5094 366,5094 368,5093 406,5052 467,5066 469,5067 478,5068 481,5068 549,5050 567,5033 569,5031 573,5005 571,4990 571,4987 572,4984 574,4982 577,4981 578,4983 594,5005 591,5010 590,5016 593,5020 599,5024 609,5029 611,5030 617,5031 620,5031 650,5027 655,5025 673,5011 676,5008 675,5002 672,4998 667,4992 660,4985 655,4929 690,4873 763,4780 770,4776 775,4774 776,4772 842,4671 843,4668 848,4655 840,4652 841,4654 841,4657 833,4663 806,4685 782,4678 779,4677 778,4675 778,4673 783,4664 785,4661 796,4645 798,4643 802,4641 808,4640 836,4649 822,4641 815,4634 814,4632 817,4628 822,4623 830,4616 870,4591 932,4512 949,4507 985,4461 991,4440 992,4437 993,4409 993,4406 1042,4333 1043,4331 1041,4329 1038,4329 1015,4337 1001,4342 999,4344 976,4359 961,4369 941,4371 931,4372 924,4371 918,4370 910,4365 904,4336 905,4328 906,4323 907,4319 908,4315 910,4312 913,4311 914,4310 920,4296 924,4296 925,4298 924,4301 922,4303 921,4305 920,4308 922,4310 926,4309 945,4304 950,4302 962,4257 950,4249 924,4239 907,4255 905,4257 897,4266 897,4269 889,4293 888,4298 882,4312 882,4313 881,4314 877,4315 870,4327 868,4326 840,4289 834,4274 834,4271 833,4219 833,4216 833,4213 837,4199 838,4197 840,4195 876,4174 879,4174 882,4174 886,4176 888,4179 916,4178 930,4162 935,4157 935,4154 933,4153 930,4152 912,4149 905,4149 894,4152 888,4152 885,4151 883,4150 881,4148 862,4118 860,4112 861,4109 879,4061 880,4059 882,4057 886,4046 896,4010 897,4004 895,3954 892,3918 883,3868 879,3854 876,3843 876,3840 872,3804 866,3730 867,3697 867,3690 870,3675 871,3673 876,3671 877,3668 878,3665 879,3649 873,3619 854,3539 853,3537 817,3515 811,3513 808,3513 805,3513 784,3506 796,3475 797,3473 798,3471 801,3469 840,3452 843,3451 856,3452 859,3452 864,3457 865,3458 870,3461 872,3462 875,3462 887,3457 889,3456 891,3454 928,3409 929,3406 934,3386 934,3379 932,3367 883,3264 848,3216 826,3192 822,3188 815,3178 811,3174 808,3167 806,3162 805,3159 813,3112 841,3132 844,3135 847,3137 849,3136 851,3134 852,3132 859,3112 875,3056 883,2968 883,2965 882,2964 849,2903 847,2901 831,2891 828,2890 822,2889 813,2890 715,2806 722,2759 721,2749 720,2742 708,2714 706,2712 649,2664 599,2624 640,2495 641,2496 646,2497 656,2498 661,2497 671,2493 673,2492 676,2489 680,2483 682,2480 685,2475 685,2472 687,2468 687,2463 687,2460 686,2455 683,2450 681,2448 679,2444 670,2429 668,2424 667,2418 667,2413 667,2398 667,2385 669,2376 673,2370 676,2369 680,2369 715,2391 717,2393 736,2431 744,2452 745,2458 747,2463 751,2468 752,2469 754,2471 761,2472 762,2472 765,2470 886,2382 889,2379 890,2377 891,2372 891,2371 890,2369 889,2367 887,2364 885,2364 881,2359 868,2343 866,2340 866,2337 898,2285 902,2279 904,2277 906,2275 911,2273 947,2259 956,2227 948,2184 946,2179 932,2152 918,2126 916,2123 905,2116 878,2089 873,2084 871,2081 870,2079 870,2076 868,2053 868,2039 865,2023 864,2020 851,1998 848,1993 845,1988 842,1985 839,1983 836,1982 830,1983 826,1984 821,1987 818,1987 816,1987 815,1987 813,1985 812,1980 811,1973 812,1962 813,1956 815,1953 824,1941 826,1939 832,1935 866,1894 869,1879 879,1886 903,1929 911,1951 912,1954 910,1960 911,1963 911,1964 912,1965 930,1984 938,1991 945,1994 955,1998 974,2003 986,2012 988,2014 991,2018 997,2028 1016,2059 1074,2104 1081,2129 1085,2145 1116,2164 1141,2158 1143,2158 1144,2159 1144,2162 1144,2182 1144,2213 1143,2213 1141,2213 1127,2212 1125,2210 1124,2208 1123,2206 1120,2204 1116,2202 1111,2202 1107,2203 1103,2205 1102,2207 1099,2215 1095,2234 1096,2256 1097,2260 1098,2261 1117,2271 1124,2274 1127,2275 1152,2276 1178,2271 1181,2271 1184,2269 1188,2264 1189,2261 1190,2259 1196,2207 1197,2188 1196,2185 1194,2181 1193,2179 1190,2177 1185,2125 1179,2053 1179,2050 1177,2021 1175,2014 1173,2012 1151,1980 1149,1977 1125,1960 1123,1959 1119,1957 1098,1949 1092,1951 1095,1934 1112,1909 1114,1907 1118,1905 1125,1904 1152,1900 1220,1881 1227,1878 1229,1877 1349,1779 1350,1777 1352,1772 1353,1760 1358,1760 1368,1758 1381,1755 1409,1744 1411,1742 1435,1717 1440,1711 1480,1613 1484,1591 1485,1588 1516,1549 1527,1538 1537,1533 1615,1494 1663,1485 1666,1485 1672,1486 1715,1494 1733,1499 1736,1500 1750,1492 1759,1483 1764,1478 1769,1468 1779,1446 1782,1438 1784,1433 1785,1427 1787,1411 1787,1399 1784,1384 1779,1368 1767,1352 1765,1351 1748,1320 1761,1286 1782,1218 1785,1207 1790,1176 1790,1169 1790,1159 1789,1150 1794,1127 1813,1103 1814,1101 1815,1074 1839,966 1838,945 1838,941 1830,914 1829,911 1843,891 1878,857 1940,822 1954,823 1959,831 1970,824 1972,822 1973,817 1973,814 1970,802 1968,802 1966,803 1960,811 1952,808 1950,806 1947,791 1948,786 1950,784 1952,782 1955,781 1958,781 1963,783 1974,780 2062,733 2069,729 2071,727 2072,724 2072,721 2072,718 2072,715 2072,712 2073,709 2076,698 2078,696 2130,644 2157,618 2161,615 2172,624 2177,626 2341,682 2347,684 2359,686 2372,688 2386,688 2409,688 2428,687 2440,684 2443,684 2450,681 2453,679 2455,678 2456,683 2449,687 2445,690 2440,692 2431,694 2421,695 2390,697 2386,697 2368,695 2365,695 2362,694 2302,738 2300,740 2299,743 2296,751 2292,766 2291,770 2291,773 2292,789 2292,792 2294,793 2300,792 2303,791 2337,776 2364,795 2365,805 2367,810 2370,815 2395,815 2398,814 2403,812 2407,809 2409,808 2412,804 2418,795 2420,793 2420,790 2421,787 2433,750 2454,696 2467,673 2470,669 2487,621 2485,616 2481,580 2481,577 2482,559 2493,541 2507,520 2524,509 2585,496 2598,497 2612,500 2620,503 2622,505 2626,512 2627,514 2632,516 2673,533 2710,543 2714,543 2774,543 2790,541 2795,540 2798,539 2814,539 2833,539 2844,540 2858,541 2917,539 2928,538 2943,536 2957,532 2974,527 2983,522 3013,502 3016,498 3019,487 3020,485 3047,461 3103,421 3235,328 3244,322 3251,319 3259,316 3264,314 3366,274 3372,274 3376,274 3384,276 3388,276 3391,276 3400,275 3419,270 3424,267 3492,228 3503,221 3512,213 3516,209 3518,205 3564,111 3565,108 3564,99 3562,61 3562,58 3561,56 3559,54 3557,52 3554,52 3548,53 3546,51 3546,49 3547,47 3550,43 3559,37 3565,36 3621,31 3645,30 3652,30 3655,31 3657,33 3657,36 3656,39 3648,46 3642,50 3630,64 3630,66 3638,81 3640,83 3642,84 3652,85 3655,85 3668,80 3704,60 3705,58 3707,52 3734,3 3739,0">
          <text:p/>
        </draw:polyline>
        <draw:polygon draw:style-name="gr4" draw:text-style-name="P3" draw:layer="layout" svg:width="0.192cm" svg:height="0.193cm" svg:x="18.683cm" svg:y="25.111cm" svg:viewBox="0 0 193 194" draw:points="43,193 33,194 30,194 8,188 5,187 2,186 1,184 0,181 5,105 5,97 7,92 9,87 18,67 34,34 35,32 98,7 100,6 123,1 133,0 142,2 193,30 193,32 189,42 184,50 180,53 79,117 91,147 91,151 91,154 85,174 85,177 82,181 80,183 78,184">
          <text:p/>
        </draw:polygon>
        <draw:polygon draw:style-name="gr4" draw:text-style-name="P3" draw:layer="layout" svg:width="0.034cm" svg:height="0.092cm" svg:x="18.883cm" svg:y="25.01cm" svg:viewBox="0 0 35 93" draw:points="26,92 17,93 4,91 2,89 1,87 0,84 0,80 3,64 4,58 17,0 18,1 19,3 24,12 30,24 33,31 35,40 31,86 31,89">
          <text:p/>
        </draw:polygon>
        <draw:polygon draw:style-name="gr4" draw:text-style-name="P3" draw:layer="layout" svg:width="0.054cm" svg:height="0.068cm" svg:x="19.341cm" svg:y="23.034cm" svg:viewBox="0 0 55 69" draw:points="45,67 21,69 19,69 14,66 1,51 0,49 0,46 6,38 12,29 17,23 48,1 50,0 52,5 54,14 55,22 55,52 51,63 48,67">
          <text:p/>
        </draw:polygon>
        <draw:polygon draw:style-name="gr4" draw:text-style-name="P3" draw:layer="layout" svg:width="2.969cm" svg:height="3.323cm" svg:x="18.321cm" svg:y="22.998cm" svg:viewBox="0 0 2970 3324" draw:points="1231,100 1247,123 1256,118 1259,117 1292,124 1294,125 1296,126 1299,131 1301,136 1306,144 1310,148 1350,188 1356,193 1364,198 1374,203 1377,203 1389,206 1404,209 1411,212 1417,216 1445,241 1480,266 1488,272 1500,275 1516,277 1523,277 1534,275 1538,275 1572,290 1592,313 1599,317 1607,320 1615,323 1631,324 1645,316 1653,313 1683,305 1689,304 1695,306 1697,307 1701,310 1713,321 1712,327 1710,338 1711,351 1712,357 1714,362 1721,369 1729,375 1752,387 1760,394 1772,403 1778,403 1784,403 1789,400 1794,399 1800,398 1806,399 1810,401 1814,404 1818,408 1822,418 1823,423 1822,437 1820,442 1818,455 1818,461 1819,466 1831,522 1832,528 1835,531 1855,543 1888,553 1893,555 1938,568 1949,569 1955,568 2010,556 2030,581 2036,585 2113,616 2119,618 2124,618 2148,617 2169,613 2192,608 2192,603 2195,596 2200,594 2248,606 2254,609 2263,620 2267,624 2272,627 2277,628 2283,629 2288,628 2335,614 2356,601 2360,539 2441,537 2492,550 2544,566 2547,568 2554,576 2577,609 2611,657 2687,715 2693,719 2699,722 2706,723 2711,723 2722,719 2727,718 2781,722 2789,727 2814,745 2858,772 2873,778 2879,779 2899,781 2904,782 2914,787 2923,791 2931,796 2935,803 2925,810 2904,818 2899,820 2866,826 2860,825 2839,818 2830,812 2819,802 2813,801 2807,800 2769,795 2762,796 2758,797 2759,828 2759,830 2759,831 2761,833 2764,833 2785,834 2788,834 2791,835 2832,858 2835,861 2837,866 2842,882 2845,893 2851,915 2850,922 2851,925 2858,939 2867,954 2871,961 2881,971 2894,982 2902,980 2906,980 2908,980 2910,982 2947,1011 2955,1027 2956,1029 2956,1032 2956,1060 2955,1064 2953,1068 2951,1070 2944,1074 2939,1076 2936,1079 2931,1118 2946,1161 2970,1236 2970,1239 2970,1244 2914,1247 2909,1245 2898,1241 2895,1238 2888,1231 2875,1217 2859,1276 2853,1301 2844,1336 2833,1381 2797,1521 2794,1532 2789,1538 2779,1543 2759,1564 2711,1621 2679,1659 2578,1780 2528,1839 2358,1968 2226,2067 2100,2110 2029,2135 1936,2168 1824,2206 1642,2269 1633,2272 1609,2280 1607,2282 1574,2309 1522,2363 1519,2367 1517,2369 1513,2376 1501,2399 1477,2430 1475,2431 1463,2440 1445,2450 1435,2458 1430,2463 1426,2470 1423,2479 1425,2484 1429,2490 1433,2494 1435,2495 1437,2496 1441,2500 1445,2503 1446,2505 1449,2513 1449,2520 1448,2523 1446,2528 1442,2532 1416,2556 1414,2557 1411,2557 1407,2557 1405,2556 1404,2555 1405,2525 1405,2518 1404,2512 1402,2508 1400,2505 1398,2504 1394,2501 1389,2499 1382,2498 1379,2499 1370,2500 1362,2506 1357,2512 1354,2524 1347,2552 1345,2558 1345,2565 1345,2568 1346,2577 1347,2583 1347,2587 1344,2613 1343,2617 1335,2655 1331,2669 1328,2677 1323,2686 1321,2691 1319,2693 1295,2717 1262,2759 1257,2769 1251,2788 1249,2797 1249,2804 1250,2814 1249,2828 1248,2841 1245,2853 1207,2944 1203,2951 1198,2957 1196,2958 1194,2960 1189,2962 1189,2979 1190,2989 1191,2994 1196,3017 1198,3019 1200,3019 1201,3020 1200,3048 1194,3083 1193,3089 1191,3092 1190,3094 1184,3099 1182,3100 1170,3105 1167,3106 1159,3108 1140,3115 1128,3120 1115,3128 1107,3134 1094,3143 1091,3146 1084,3153 1068,3173 1062,3182 1061,3185 1061,3188 1060,3198 1061,3208 1062,3211 1056,3251 1013,3305 1000,3317 991,3324 988,3320 984,3317 975,3311 967,3305 964,3304 925,3300 914,3300 900,3300 875,3301 869,3300 831,3260 796,3224 792,3221 790,3216 789,3214 788,3211 786,3199 755,3126 753,3121 750,3109 751,3103 752,3100 741,3072 702,3037 696,3032 691,3029 684,3027 678,3027 672,3028 660,3034 658,3039 654,3042 651,3043 618,3051 612,3053 606,3052 600,3051 595,3049 505,2996 494,2989 488,2984 474,2969 473,2967 466,2960 462,2957 434,2950 417,2954 415,2955 413,2957 410,2965 409,2967 406,2971 387,2991 369,3009 335,3035 328,3039 321,3042 317,3045 303,3050 293,3047 267,3033 263,3030 258,3024 256,3019 255,3016 255,3013 255,3007 257,3001 281,2967 282,2965 295,2953 302,2945 305,2941 308,2938 328,2911 331,2906 331,2905 324,2904 311,2904 302,2906 297,2908 296,2910 291,2913 285,2917 279,2918 276,2918 273,2918 268,2916 266,2914 262,2907 257,2899 256,2896 256,2890 255,2863 246,2832 245,2830 263,2797 265,2795 286,2792 289,2792 302,2793 305,2793 321,2799 323,2800 327,2803 332,2809 334,2810 337,2811 341,2810 345,2808 353,2802 414,2754 425,2744 414,2733 411,2729 395,2669 397,2658 398,2621 397,2611 394,2595 383,2545 373,2505 371,2504 369,2502 328,2484 337,2474 354,2457 360,2457 363,2461 366,2465 370,2468 430,2461 493,2423 524,2398 527,2395 531,2390 532,2385 533,2379 534,2365 543,2338 545,2332 549,2329 559,2319 564,2308 567,2298 576,2243 591,2187 617,2112 619,2107 626,2099 638,2090 642,2087 644,2083 645,2077 646,2055 646,2050 644,2045 633,2022 622,2024 616,2024 612,2021 609,2017 606,2013 585,1971 583,1966 584,1959 589,1931 586,1882 584,1877 582,1872 579,1868 602,1811 621,1790 626,1782 626,1777 597,1789 593,1792 566,1816 563,1820 561,1825 558,1836 555,1854 554,1867 554,1874 554,1881 560,1889 563,1893 570,1901 572,1905 574,1910 574,1917 573,1973 571,1992 560,2047 556,2056 553,2060 545,2067 541,2070 537,2073 517,2082 503,2088 480,2078 475,2075 472,2072 469,2063 489,1992 499,1959 503,1955 514,1953 518,1949 527,1937 529,1932 524,1933 496,1943 492,1946 489,1950 486,1954 473,1984 466,2005 451,2034 448,2038 414,2075 392,2095 376,2148 372,2151 354,2147 343,2144 269,2098 265,2095 211,2036 186,2004 182,2001 163,1985 154,1978 150,1975 129,1968 123,1967 104,1969 97,1968 92,1967 83,1961 45,1937 1,1884 0,1867 24,1879 30,1878 63,1862 96,1839 100,1835 103,1832 109,1824 114,1814 116,1809 127,1743 127,1737 127,1730 126,1725 105,1649 99,1634 81,1606 67,1575 63,1565 63,1562 64,1559 68,1545 81,1513 86,1502 88,1500 94,1500 96,1499 100,1495 101,1489 114,1429 114,1426 112,1421 111,1419 87,1384 65,1356 47,1329 44,1325 43,1322 33,1288 32,1285 33,1278 34,1272 71,1221 73,1219 76,1219 114,1215 120,1216 134,1220 141,1220 183,1219 186,1219 205,1206 207,1204 210,1200 228,1168 230,1162 230,1159 231,1138 233,1123 235,1117 246,1092 247,1090 276,1037 278,1036 282,1033 286,1033 288,1034 291,1038 291,1041 291,1051 292,1054 293,1057 296,1061 302,1065 307,1067 313,1069 329,1069 365,1066 367,1064 367,1062 365,1060 359,1059 342,1058 333,1059 326,1059 313,1057 309,1055 297,1035 286,1017 252,958 251,955 248,948 246,940 245,934 245,930 246,928 310,854 314,851 328,837 357,821 360,821 366,821 375,816 377,814 384,808 429,761 436,754 446,741 467,711 469,709 480,674 483,658 484,652 483,632 482,623 481,617 480,604 481,590 482,560 483,557 485,556 502,564 504,563 505,560 508,552 507,546 503,540 500,536 496,533 493,529 489,523 485,516 483,511 482,508 479,491 479,488 479,485 485,477 492,469 494,465 496,459 495,450 494,441 492,436 485,422 480,413 476,410 470,409 460,408 458,407 457,405 449,394 447,390 449,354 450,347 454,341 473,314 475,313 481,312 485,312 498,316 517,315 520,314 574,293 583,288 597,278 603,273 608,268 618,257 624,253 632,247 639,243 641,242 678,227 681,227 701,230 717,232 724,232 730,232 733,231 738,229 743,227 767,209 774,202 779,197 786,190 791,187 793,187 855,183 872,184 886,185 889,185 895,185 913,183 927,180 936,175 940,172 945,167 956,156 978,129 1020,137 1058,106 1077,103 1085,51 1108,5 1118,0 1186,78 1197,85 1210,91">
          <text:p/>
        </draw:polygon>
        <draw:polygon draw:style-name="gr4" draw:text-style-name="P3" draw:layer="layout" svg:width="1.524cm" svg:height="1.877cm" svg:x="31.914cm" svg:y="20.773cm" svg:viewBox="0 0 1525 1878" draw:points="572,94 577,96 616,106 671,119 731,132 783,140 839,145 842,146 859,153 882,170 888,175 930,213 937,223 963,255 1025,320 1031,325 1046,336 1055,342 1125,393 1171,415 1174,415 1188,418 1191,419 1196,421 1200,425 1310,526 1329,549 1332,553 1344,571 1346,575 1351,588 1354,602 1365,648 1366,654 1368,669 1368,686 1367,692 1365,697 1362,701 1359,704 1346,713 1339,716 1332,720 1324,726 1322,730 1322,734 1346,726 1348,725 1364,716 1368,713 1376,706 1379,699 1380,697 1382,688 1382,681 1381,665 1380,659 1379,649 1378,632 1378,611 1381,589 1383,580 1385,575 1388,568 1392,564 1397,563 1407,563 1414,563 1416,565 1420,568 1449,592 1462,624 1463,627 1465,635 1467,647 1469,659 1471,670 1475,687 1489,739 1492,747 1495,754 1498,759 1511,774 1519,786 1522,790 1524,798 1525,804 1524,818 1522,834 1519,858 1517,864 1516,870 1511,879 1506,887 1495,891 1483,896 1474,901 1466,907 1462,911 1459,915 1455,925 1449,947 1442,965 1440,969 1435,974 1391,1012 1382,1017 1379,1021 1354,1055 1352,1060 1351,1066 1348,1081 1347,1094 1344,1101 1291,1189 1258,1243 1229,1286 1226,1290 1219,1297 1217,1297 1215,1295 1214,1293 1212,1292 1209,1292 1204,1294 1200,1297 1196,1300 1165,1339 1161,1352 1165,1373 1166,1376 1162,1399 1149,1430 1146,1437 1132,1460 1104,1517 1075,1577 1058,1615 1059,1617 1065,1632 1065,1636 1065,1642 1063,1647 1054,1664 1050,1671 1037,1692 997,1742 995,1744 991,1746 936,1780 887,1820 886,1823 881,1829 880,1831 873,1835 853,1844 848,1846 845,1847 833,1846 826,1845 799,1841 797,1839 794,1836 788,1828 784,1824 779,1822 772,1822 765,1822 726,1826 703,1829 710,1800 674,1772 664,1758 662,1757 657,1754 654,1754 651,1754 650,1757 649,1759 648,1766 648,1769 647,1771 645,1773 590,1804 557,1808 554,1808 551,1807 465,1776 454,1764 455,1762 456,1759 454,1757 447,1747 445,1745 443,1744 434,1745 429,1747 424,1750 416,1754 413,1756 357,1793 348,1806 349,1813 347,1818 346,1820 342,1823 260,1877 257,1878 254,1878 248,1878 147,1853 145,1853 75,1829 72,1828 65,1824 44,1804 37,1790 41,1784 34,1775 32,1773 29,1772 15,1769 7,1766 4,1766 0,1767 54,1748 94,1712 118,1686 121,1683 125,1676 130,1666 144,1632 146,1624 148,1614 150,1610 177,1569 181,1563 194,1548 198,1545 204,1540 208,1534 210,1529 211,1523 228,1445 228,1442 220,1397 210,1370 204,1357 204,1355 205,1345 213,1322 216,1317 247,1280 253,1273 263,1268 275,1259 311,1189 319,1114 317,1106 312,1097 247,1015 243,1012 239,1009 233,1008 220,1007 213,1003 211,1001 162,939 127,889 125,884 124,880 125,878 123,820 108,782 89,714 84,693 78,642 79,639 80,634 86,628 90,622 93,615 94,612 95,606 95,599 93,590 85,560 68,527 67,525 65,519 65,512 66,457 76,390 77,384 80,377 97,351 104,344 116,331 132,313 148,282 162,261 169,254 185,242 208,230 215,223 221,215 225,210 237,206 241,203 264,187 274,176 277,172 279,167 283,160 306,113 308,108 310,99 310,95 309,89 305,79 305,75 307,63 309,54 315,42 321,33 342,5 357,2 382,0 386,0 436,11 443,13 498,42 554,76 560,79 569,90">
          <text:p/>
        </draw:polygon>
        <draw:polygon draw:style-name="gr4" draw:text-style-name="P3" draw:layer="layout" svg:width="0.071cm" svg:height="0.046cm" svg:x="29.924cm" svg:y="20.146cm" svg:viewBox="0 0 72 47" draw:points="7,39 1,47 0,42 0,39 0,36 1,33 14,12 22,4 24,2 27,1 33,0 37,0 46,0 67,2 69,3 72,8 71,10 53,20 49,24 28,29 18,33 9,38">
          <text:p/>
        </draw:polygon>
        <draw:polygon draw:style-name="gr4" draw:text-style-name="P3" draw:layer="layout" svg:width="2.535cm" svg:height="3.788cm" svg:x="28.417cm" svg:y="19.34cm" svg:viewBox="0 0 2536 3789" draw:points="824,100 827,100 835,98 840,94 832,86 830,82 828,77 828,73 829,71 832,67 834,65 838,65 841,64 844,66 888,90 897,96 1049,186 1152,247 1161,252 1170,258 1175,264 1177,269 1181,278 1184,283 1186,285 1193,292 1261,353 1332,415 1351,441 1360,463 1376,483 1377,485 1379,486 1417,498 1495,598 1500,604 1504,611 1506,616 1507,621 1508,721 1507,732 1502,779 1501,785 1498,790 1497,792 1491,797 1484,801 1475,808 1467,815 1462,821 1460,826 1457,834 1442,889 1441,898 1440,904 1439,911 1434,968 1429,1054 1415,1087 1424,1091 1438,1093 1442,1090 1448,1067 1451,1049 1452,1039 1452,1032 1451,1017 1452,999 1453,993 1462,962 1464,957 1465,955 1500,897 1511,882 1514,878 1528,860 1534,856 1540,854 1545,853 1579,845 1582,845 1585,846 1591,847 1615,855 1617,856 1640,872 1659,888 1664,882 1666,880 1671,878 1725,885 1730,887 1755,899 1763,905 1767,909 1777,920 1785,930 1792,940 1798,948 1803,954 1808,959 1872,1013 1929,1054 1937,1060 1955,1080 1958,1085 1992,1150 1995,1157 1995,1160 1995,1167 2003,1135 2005,1132 2007,1131 2009,1130 2016,1130 2019,1130 2024,1132 2076,1157 2089,1165 2128,1198 2149,1219 2160,1231 2166,1239 2171,1251 2179,1275 2180,1280 2192,1324 2193,1327 2193,1334 2193,1337 2173,1490 2172,1497 2170,1508 2168,1517 2163,1527 2161,1531 2135,1572 2126,1615 2124,1624 2123,1626 2120,1630 2109,1637 2096,1666 2115,1704 2119,1707 2125,1708 2131,1707 2142,1688 2153,1702 2159,1711 2166,1729 2166,1735 2161,1741 2148,1749 2145,1749 2141,1747 2140,1741 2136,1734 2132,1732 2126,1730 2120,1731 2115,1733 2110,1739 2098,1780 2096,1786 2094,1809 2050,1827 2046,1828 2019,1828 1950,1826 1947,1826 1936,1822 1918,1816 1914,1816 1908,1817 1829,1859 1798,1897 1787,1914 1786,1923 1787,1931 1790,1936 1799,1937 1804,1939 1807,1943 1828,1986 1830,1991 1831,1994 1831,2000 1826,2013 1798,2078 1774,2158 1774,2174 1772,2186 1771,2189 1769,2193 1746,2215 1730,2227 1726,2230 1723,2234 1718,2243 1714,2249 1711,2256 1711,2260 1723,2334 1727,2341 1739,2357 1764,2375 1771,2381 1775,2385 1781,2393 1784,2397 1811,2437 1816,2446 1820,2456 1825,2469 1825,2472 1826,2481 1827,2495 1827,2498 1829,2507 1832,2511 1840,2517 1844,2520 1871,2532 1878,2536 1884,2539 1918,2576 1926,2587 1934,2613 1935,2616 1935,2619 1932,2624 1924,2641 1932,2670 1944,2668 1951,2668 1954,2669 1990,2675 2042,2675 2105,2656 2108,2659 2117,2684 2118,2687 2118,2691 2114,2697 2112,2714 2112,2718 2114,2760 2116,2780 2118,2783 2132,2800 2149,2820 2155,2835 2157,2847 2158,2851 2157,2854 2153,2858 2152,2861 2153,2916 2158,2943 2159,2946 2163,2949 2198,2978 2202,2979 2205,2979 2209,2980 2212,2983 2291,3120 2305,3149 2338,3223 2361,3270 2379,3297 2422,3354 2426,3356 2427,3356 2433,3356 2445,3355 2476,3355 2483,3356 2488,3357 2495,3360 2530,3385 2534,3392 2536,3398 2508,3409 2482,3411 2479,3408 2472,3404 2458,3400 2451,3401 2405,3410 2403,3411 2396,3416 2394,3417 2391,3421 2390,3424 2386,3430 2383,3434 2381,3435 2375,3435 2328,3425 2265,3411 2257,3407 2242,3398 2236,3394 2235,3392 2232,3377 2230,3366 2227,3362 2222,3359 2220,3358 2217,3357 2211,3357 2209,3358 2179,3371 2160,3384 2146,3394 2144,3396 2141,3396 2136,3394 2124,3382 2122,3380 2119,3379 2117,3378 2113,3378 2110,3378 2107,3379 2096,3382 2088,3385 2047,3414 2043,3418 2043,3421 2042,3428 2043,3431 2042,3441 2033,3463 2032,3465 2029,3469 2001,3505 1996,3511 1991,3516 1977,3523 1972,3525 1938,3528 1935,3527 1926,3526 1913,3521 1905,3519 1894,3515 1888,3514 1878,3513 1875,3513 1869,3515 1864,3517 1811,3542 1762,3565 1762,3572 1758,3586 1755,3594 1747,3616 1745,3619 1743,3620 1740,3621 1682,3618 1609,3591 1594,3584 1552,3636 1551,3638 1549,3639 1540,3641 1489,3650 1504,3696 1507,3704 1507,3707 1506,3714 1505,3719 1501,3726 1488,3742 1485,3746 1482,3747 1479,3747 1476,3746 1453,3743 1396,3736 1392,3736 1389,3737 1385,3743 1383,3748 1382,3751 1377,3763 1373,3767 1364,3775 1356,3778 1337,3787 1332,3789 1328,3789 1322,3788 1317,3787 1301,3781 1297,3777 1290,3771 1284,3766 1283,3764 1282,3761 1284,3757 1287,3755 1288,3753 1287,3750 1285,3748 1282,3744 1273,3732 1269,3729 1254,3723 1246,3720 1178,3707 1112,3689 1108,3687 1106,3685 1100,3680 1019,3594 986,3554 980,3545 971,3530 924,3514 917,3514 906,3510 901,3508 895,3503 885,3492 883,3487 895,3471 907,3454 907,3451 905,3448 864,3443 859,3445 856,3445 853,3445 848,3443 845,3439 843,3418 842,3415 849,3332 857,3249 858,3246 858,3243 856,3226 855,3223 854,3221 848,3220 830,3218 824,3217 821,3216 814,3212 793,3199 774,3186 772,3184 770,3182 767,3175 766,3173 767,3170 773,3161 773,3158 771,3136 771,3134 754,3077 739,3052 723,3020 722,3015 721,3012 725,2926 727,2906 735,2841 742,2817 765,2749 783,2711 790,2700 798,2691 803,2685 813,2670 814,2667 814,2601 813,2598 810,2594 802,2584 826,2534 889,2487 939,2390 932,2339 869,2252 865,2249 860,2240 856,2230 855,2221 856,2186 884,2145 885,2142 885,2139 884,2137 863,2124 823,2102 752,2076 749,2076 746,2075 736,2075 732,2079 697,2083 687,2083 650,2075 647,2074 640,2071 639,2068 637,2042 652,2030 663,2029 667,2030 670,2029 675,2024 678,2020 679,2017 702,1973 705,1959 713,1906 725,1810 709,1765 674,1739 674,1733 665,1710 658,1696 656,1695 618,1682 612,1681 609,1681 606,1682 588,1688 586,1689 581,1695 578,1700 575,1704 555,1719 553,1720 550,1721 438,1723 431,1723 424,1722 422,1722 419,1720 415,1717 411,1714 409,1713 406,1712 365,1710 356,1711 339,1717 330,1707 313,1689 272,1643 141,1495 0,1338 3,1329 5,1327 8,1327 17,1325 24,1322 28,1319 34,1311 55,1278 61,1262 64,1252 66,1250 116,1214 120,1211 129,1152 128,1096 102,1034 99,1032 98,1030 95,1011 95,1007 110,968 111,966 131,940 134,939 139,937 170,930 175,932 179,935 185,937 225,935 231,934 235,932 254,915 256,913 255,911 295,900 342,915 348,916 353,914 359,909 367,900 373,890 381,880 385,877 387,876 395,873 411,868 444,856 459,849 477,839 505,818 560,769 567,762 568,759 571,745 573,731 572,729 558,718 555,717 542,711 536,704 531,701 527,699 481,690 458,698 456,700 455,703 453,708 452,715 451,717 449,719 440,727 437,727 398,691 391,677 389,665 389,662 389,658 390,656 395,647 399,643 403,640 409,635 412,631 413,628 411,619 411,616 401,594 383,566 375,560 373,559 370,558 364,559 361,558 360,556 349,536 347,531 345,519 345,515 347,510 349,508 358,499 361,498 368,498 373,500 376,501 381,498 412,463 413,461 422,429 422,425 418,419 417,417 440,378 442,376 448,371 455,368 551,339 583,316 594,304 648,263 655,259 664,255 671,254 689,258 693,258 699,257 704,255 707,251 709,248 712,241 725,210 725,207 725,204 722,200 721,197 721,194 724,189 729,183 744,173 756,167 773,163 794,160 802,158 806,154 818,134 816,126 814,121 811,115 774,69 726,9 721,0 734,8 740,13 751,24 754,28 763,40 766,45 766,47 769,52 773,59 782,71 790,80 803,89">
          <text:p/>
        </draw:polygon>
        <draw:polygon draw:style-name="gr4" draw:text-style-name="P3" draw:layer="layout" svg:width="2.106cm" svg:height="2.148cm" svg:x="30.127cm" svg:y="20.645cm" svg:viewBox="0 0 2107 2149" draw:points="1518,93 1530,84 1574,78 1577,79 1611,81 1654,77 1654,75 1645,66 1644,64 1639,61 1637,61 1633,61 1600,67 1589,70 1586,71 1580,72 1531,52 1527,50 1511,37 1507,34 1501,26 1500,23 1500,20 1501,17 1502,16 1507,13 1555,1 1561,0 1567,1 1599,8 1647,9 1697,11 1733,21 1770,25 1922,50 1945,54 1994,64 2007,68 2084,94 2088,96 2104,130 2105,133 2104,136 2101,140 2098,144 2094,147 2090,151 2076,178 2075,181 2074,183 2072,208 2072,215 2074,220 2074,241 2071,250 2067,260 2061,268 2050,281 2039,291 2036,296 2034,300 2026,313 2013,338 2009,343 2003,351 1996,358 1973,370 1957,382 1950,389 1936,410 1920,441 1904,459 1892,472 1885,479 1868,505 1865,512 1864,518 1854,585 1853,640 1853,647 1855,653 1856,655 1873,688 1881,718 1883,727 1883,734 1882,740 1881,743 1878,750 1874,756 1868,762 1867,767 1866,770 1872,821 1877,842 1896,910 1911,948 1913,1007 1912,1009 1913,1013 1915,1018 1950,1068 1999,1130 2001,1132 2008,1136 2021,1137 2027,1138 2031,1141 2035,1144 2100,1226 2105,1235 2107,1243 2099,1318 2063,1388 2051,1397 2041,1402 2035,1409 2004,1446 2001,1451 1993,1474 1992,1484 1992,1486 1998,1499 2008,1526 2016,1571 2016,1574 1999,1651 1998,1657 1996,1662 1992,1668 1986,1673 1982,1676 1969,1691 1965,1697 1938,1738 1936,1742 1934,1752 1932,1760 1918,1794 1913,1804 1909,1811 1906,1814 1882,1840 1842,1876 1788,1895 1775,1899 1772,1899 1766,1900 1750,1899 1747,1898 1742,1896 1741,1893 1732,1869 1732,1866 1734,1862 1737,1860 1739,1859 1743,1859 1745,1859 1747,1856 1746,1836 1745,1832 1744,1830 1739,1828 1717,1822 1714,1821 1708,1821 1705,1822 1700,1829 1693,1835 1686,1839 1684,1840 1677,1840 1667,1840 1658,1839 1652,1837 1650,1836 1601,1783 1598,1778 1536,1789 1526,1793 1324,1838 1224,1858 1218,1859 1214,1859 1208,1858 1140,1823 1138,1821 1135,1818 1130,1812 1124,1805 1113,1797 1109,1795 1101,1792 1096,1790 1089,1789 1086,1790 1079,1793 1076,1797 1068,1830 1068,1833 1025,1880 1009,1936 1050,1957 1116,2037 1119,2041 1120,2044 1121,2112 1120,2115 1119,2117 1118,2119 1112,2125 1100,2137 1096,2140 1086,2144 1072,2148 1069,2148 1059,2149 1049,2148 1038,2145 1033,2144 1025,2141 1010,2135 964,2120 900,2103 849,2098 826,2093 824,2087 820,2080 785,2055 778,2052 773,2051 766,2050 735,2050 723,2051 717,2051 716,2051 712,2049 669,1992 651,1965 628,1918 595,1844 581,1815 501,1678 498,1675 494,1674 491,1674 487,1673 452,1644 448,1641 447,1638 442,1611 441,1556 442,1553 446,1549 447,1546 446,1542 444,1530 438,1515 421,1495 407,1478 405,1475 403,1455 401,1413 401,1409 403,1392 407,1386 407,1382 406,1379 397,1354 394,1351 331,1370 279,1370 243,1364 240,1363 233,1363 221,1365 213,1336 221,1319 224,1314 224,1311 223,1308 215,1282 207,1271 173,1234 167,1231 160,1227 133,1215 129,1212 121,1206 118,1202 116,1193 116,1190 115,1176 114,1167 114,1164 109,1151 105,1141 100,1132 73,1092 70,1088 64,1080 60,1076 53,1070 28,1052 16,1036 12,1029 0,954 0,950 3,943 7,937 12,928 15,924 19,921 35,909 58,888 60,884 61,881 63,869 63,853 87,773 115,708 120,695 120,689 119,686 117,681 96,638 93,634 88,632 79,631 76,626 75,618 76,609 87,592 118,554 197,512 203,511 207,511 225,517 236,521 239,521 308,523 335,523 339,522 383,504 385,481 387,475 399,434 404,428 409,426 415,425 421,427 425,429 429,436 430,442 434,444 437,444 450,436 455,430 455,424 448,406 442,397 431,383 420,402 414,403 408,402 404,399 385,361 398,332 409,325 412,321 413,319 415,310 424,267 455,251 459,248 463,245 465,240 466,238 469,230 480,171 481,165 482,155 483,125 484,118 517,34 518,31 521,28 557,7 567,3 574,3 577,3 707,19 757,32 783,28 819,30 823,30 934,59 1059,95 1111,113 1114,114 1117,118 1119,120 1120,122 1123,137 1123,144 1121,169 1120,171 1125,169 1128,165 1130,157 1131,151 1132,144 1125,117 1109,70 1106,66 1106,62 1107,60 1111,56 1141,30 1145,26 1153,24 1162,22 1186,19 1190,18 1264,15 1301,13 1371,20 1389,22 1406,26 1412,28 1445,40 1448,42 1453,45 1465,54 1489,49 1492,49 1495,49 1498,50 1522,62 1524,63 1526,65 1528,70 1528,76 1526,82 1524,86">
          <text:p/>
        </draw:polygon>
        <draw:polygon draw:style-name="gr4" draw:text-style-name="P3" draw:layer="layout" svg:width="6.536cm" svg:height="9.441cm" svg:x="18.126cm" svg:y="23.755cm" svg:viewBox="0 0 6537 9442" draw:points="1364,2347 1376,2342 1378,2341 1384,2336 1385,2334 1387,2331 1388,2325 1394,2290 1395,2262 1394,2261 1392,2261 1390,2259 1385,2236 1384,2231 1383,2221 1383,2204 1388,2202 1390,2200 1392,2199 1397,2193 1401,2186 1439,2095 1442,2083 1443,2070 1444,2056 1443,2046 1443,2039 1445,2030 1451,2011 1456,2001 1489,1959 1513,1935 1515,1933 1517,1928 1522,1919 1525,1911 1529,1897 1537,1859 1538,1855 1541,1829 1541,1825 1540,1819 1539,1810 1539,1807 1539,1800 1541,1794 1548,1766 1551,1754 1556,1748 1564,1742 1573,1741 1576,1740 1583,1741 1588,1743 1592,1746 1594,1747 1596,1750 1598,1754 1599,1760 1599,1767 1598,1797 1599,1798 1601,1799 1605,1799 1608,1799 1610,1798 1636,1774 1640,1770 1642,1765 1643,1762 1643,1755 1640,1747 1639,1745 1635,1742 1631,1738 1629,1737 1627,1736 1623,1732 1619,1726 1617,1721 1620,1712 1624,1705 1629,1700 1639,1692 1657,1682 1669,1673 1671,1672 1695,1641 1707,1618 1711,1611 1713,1609 1716,1605 1768,1551 1801,1524 1803,1522 1827,1514 1836,1511 2018,1448 2130,1410 2223,1378 2294,1353 2420,1310 2552,1211 2722,1082 2772,1023 2873,902 2905,864 2953,807 2973,786 2983,781 2988,775 2991,764 3027,624 3038,579 3047,544 3053,519 3069,460 3082,474 3089,481 3092,484 3103,488 3108,490 3164,487 3164,482 3164,479 3140,404 3125,361 3130,322 3133,319 3138,317 3145,313 3147,311 3149,307 3150,303 3150,275 3150,272 3149,270 3141,254 3104,225 3102,223 3100,223 3096,223 3088,225 3075,214 3065,204 3061,197 3052,182 3045,168 3044,165 3045,158 3039,136 3036,125 3031,109 3029,104 3026,101 2985,78 2982,77 2979,77 2958,76 2955,76 2953,74 2953,73 2953,71 2952,40 2956,39 2963,38 3001,43 3007,44 3013,45 3024,55 3033,61 3054,68 3060,69 3093,63 3098,61 3119,53 3129,46 3134,48 3140,48 3145,47 3150,45 3155,40 3159,35 3162,30 3164,19 3165,8 3167,3 3172,0 3177,0 3198,4 3204,7 3209,10 3265,47 3296,72 3302,81 3306,86 3311,90 3345,104 3351,104 3358,100 3370,91 3375,89 3380,87 3386,87 3391,89 3396,93 3405,105 3412,116 3415,121 3420,133 3422,145 3422,156 3425,168 3427,173 3462,195 3468,192 3478,182 3504,199 3588,264 3597,277 3600,282 3607,310 3617,348 3628,387 3642,401 3664,424 3655,447 3645,464 3660,493 3665,503 3669,509 3674,514 3679,517 3684,519 3751,537 3859,607 3872,633 3875,639 3917,651 3921,646 3939,643 3967,645 3972,647 4020,691 4021,695 4024,725 4027,741 4039,754 4061,784 4077,807 4078,812 4078,816 4072,821 4061,828 4056,837 4045,885 4054,895 4092,920 4147,949 4152,951 4158,949 4184,935 4199,917 4204,913 4209,915 4238,937 4259,973 4261,978 4277,1087 4276,1093 4267,1118 4261,1130 4257,1135 4252,1136 4247,1136 4242,1135 4238,1140 4238,1146 4246,1179 4249,1189 4253,1194 4269,1206 4305,1226 4320,1222 4335,1219 4340,1219 4343,1223 4357,1249 4367,1276 4398,1269 4407,1266 4470,1242 4515,1225 4521,1225 4590,1242 4649,1262 4658,1266 4668,1268 4705,1272 4786,1225 4829,1204 4834,1206 4858,1210 4875,1213 4881,1212 4882,1207 4889,1180 4919,1136 4924,1132 4966,1097 4979,1091 4984,1092 4986,1098 4987,1103 4986,1116 4988,1129 4994,1133 5041,1137 5068,1135 5073,1136 5123,1158 5129,1162 5150,1191 5154,1197 5242,1201 5286,1176 5351,1158 5405,1131 5410,1130 5415,1132 5514,1197 5516,1202 5516,1214 5518,1220 5521,1226 5551,1263 5556,1266 5563,1269 5655,1281 5663,1276 5668,1273 5673,1270 5678,1269 5684,1268 5695,1270 5701,1272 5705,1275 5737,1303 5741,1308 5743,1312 5746,1329 5749,1340 5752,1346 5756,1351 5789,1375 5794,1378 5800,1378 5807,1371 5819,1404 5641,1682 5623,1710 5562,1805 5530,1855 5507,1890 5481,1932 5541,1958 5573,1971 5581,1973 5585,1974 5588,1974 5594,1973 5597,1973 5607,1968 5633,1952 5638,1949 5641,1946 5648,1942 5662,1937 5672,1936 5678,1937 5687,1942 5732,1978 5734,1980 5756,2008 5761,2014 5762,2016 5769,2030 5771,2035 5775,2049 5779,2059 5780,2065 5784,2072 5789,2081 5792,2085 5833,2118 5843,2125 5857,2134 5863,2139 5876,2154 5876,2168 5879,2181 5876,2188 5872,2195 5867,2204 5862,2210 5849,2218 5846,2220 5844,2220 5841,2221 5754,2217 5750,2217 5722,2196 5701,2177 5696,2172 5694,2167 5695,2161 5700,2151 5700,2145 5700,2138 5699,2133 5691,2119 5687,2116 5637,2113 5630,2114 5625,2116 5614,2125 5596,2138 5553,2146 5533,2130 5530,2126 5465,2121 5459,2121 5454,2123 5436,2134 5427,2139 5424,2142 5421,2147 5406,2175 5405,2187 5403,2193 5364,2242 5358,2243 5320,2242 5308,2233 5302,2232 5251,2230 5193,2241 5189,2243 5141,2268 5006,2308 5000,2308 4964,2300 4953,2298 4884,2309 4873,2313 4808,2361 4755,2403 4701,2434 4691,2438 4678,2439 4667,2436 4654,2438 4629,2450 4622,2458 4621,2464 4621,2478 4619,2490 4616,2495 4613,2499 4609,2502 4576,2531 4504,2571 4432,2601 4417,2607 4383,2625 4359,2650 4349,2727 4327,2791 4326,2797 4325,2804 4325,2810 4329,2821 4332,2825 4334,2830 4336,2835 4336,2841 4327,2892 4326,2898 4312,2928 4282,2969 4264,2987 4239,3013 4201,3085 4194,3100 4188,3125 4190,3139 4193,3148 4195,3156 4221,3200 4245,3269 4246,3277 4245,3292 4243,3307 4232,3329 4224,3342 4214,3356 4208,3361 4195,3368 4164,3373 4157,3373 4148,3372 4134,3373 4125,3374 4116,3379 4006,3454 4002,3457 3958,3491 3923,3528 3918,3537 3894,3633 3897,3655 3906,3662 3908,3663 3936,3707 3946,3744 3944,3750 3943,3753 3938,3758 3934,3761 3927,3764 3924,3765 3920,3765 3827,3777 3826,3815 3828,3820 3829,3823 3828,3827 3828,3830 3815,3862 3813,3864 3808,3866 3805,3866 3801,3866 3798,3864 3793,3863 3790,3864 3788,3866 3786,3868 3786,3871 3786,3874 3787,3877 3789,3878 3793,3881 3805,3888 3826,3906 3859,3938 3862,3942 3866,3948 3869,3956 3872,3961 3873,3962 3879,3967 3887,3971 3919,3982 3933,3986 3938,3988 3940,3989 3944,3993 3947,3997 3949,4003 3950,4009 3949,4022 3948,4026 3947,4028 3943,4035 3939,4042 3935,4045 3933,4046 3930,4047 3927,4048 3924,4047 3909,4040 3906,4040 3903,4041 3902,4043 3901,4049 3909,4080 3913,4087 3914,4089 3917,4091 3924,4094 3938,4098 3943,4100 3969,4114 3971,4116 3974,4120 3998,4166 4001,4174 4020,4236 4028,4263 4030,4282 4031,4288 4032,4290 4035,4295 4060,4313 4098,4339 4127,4415 4130,4420 4161,4453 4166,4456 4174,4458 4181,4457 4184,4458 4196,4461 4208,4466 4215,4470 4219,4473 4222,4477 4228,4486 4233,4499 4234,4502 4238,4515 4244,4523 4273,4569 4274,4571 4278,4574 4280,4576 4300,4584 4305,4587 4309,4591 4325,4614 4327,4619 4332,4646 4333,4655 4333,4659 4333,4666 4332,4672 4330,4684 4324,4696 4294,4737 4245,4784 4225,4800 4215,4808 4211,4811 4208,4816 4204,4826 4201,4833 4204,4833 4317,4834 4378,4835 4389,4835 4446,4836 4509,4853 4615,4872 4628,4876 4633,4877 4665,4896 4669,4899 4692,4960 4692,4963 4691,4975 4689,4981 4687,4986 4684,4998 4683,5001 4682,5007 4686,5013 4688,5015 4695,5019 4702,5023 4708,5024 4723,5031 4729,5036 4731,5038 4733,5042 4737,5053 4744,5078 4745,5081 4744,5083 4735,5115 4726,5139 4726,5140 4748,5140 4795,5140 4817,5140 4833,5140 4859,5140 5008,5140 5102,5140 5149,5140 5184,5136 5187,5135 5243,5106 5245,5104 5250,5098 5255,5085 5258,5078 5261,5073 5266,5068 5268,5066 5273,5064 5328,5047 5333,5045 5337,5043 5343,5038 5345,5036 5346,5034 5349,5026 5353,5018 5356,5014 5399,4968 5419,4955 5452,4935 5522,4876 5548,4851 5553,4848 5558,4846 5564,4846 5589,4843 5573,4881 5556,4900 5541,4919 5546,4942 5548,4947 5549,4949 5554,4955 5547,5025 5540,5032 5536,5036 5533,5043 5530,5053 5530,5084 5530,5111 5529,5174 5530,5234 5529,5313 5529,5452 5529,5541 5528,5609 5528,5641 5528,5658 5554,5639 5579,5618 5586,5622 5595,5628 5598,5631 5611,5644 5617,5652 5619,5657 5622,5661 5627,5667 5631,5670 5634,5671 5646,5677 5672,5687 5684,5689 5734,5681 5740,5680 5764,5673 5774,5669 5827,5643 5854,5626 5870,5617 5877,5613 5882,5611 5890,5609 5894,5609 5964,5613 5967,5614 5973,5618 5986,5631 5987,5633 5990,5635 5993,5636 6014,5632 6026,5629 6067,5628 6076,5628 6111,5686 6146,5743 6241,5897 6259,5926 6276,5954 6333,6047 6349,6072 6369,6105 6376,6115 6391,6140 6406,6165 6409,6171 6431,6215 6454,6261 6498,6350 6505,6365 6525,6404 6535,6425 6537,6428 6501,6471 6489,6502 6464,6548 6433,6560 6430,6561 6409,6584 6384,6613 6383,6615 6382,6618 6382,6684 6384,6689 6388,6699 6386,6732 6385,6738 6386,6771 6390,6826 6390,6919 6390,6943 6389,6950 6380,6977 6363,7012 6362,7014 6360,7016 6358,7017 6354,7017 6337,7050 6362,7093 6368,7118 6381,7181 6383,7186 6388,7192 6391,7196 6399,7202 6404,7204 6416,7211 6422,7216 6423,7218 6425,7223 6444,7291 6445,7300 6445,7303 6444,7305 6442,7307 6439,7308 6414,7312 6395,7315 6386,7317 6377,7319 6375,7321 6370,7326 6366,7332 6366,7373 6368,7373 6371,7374 6373,7376 6378,7384 6380,7390 6380,7394 6379,7396 6377,7398 6374,7402 6310,7450 6251,7498 6248,7502 6247,7504 6245,7513 6243,7518 6241,7538 6241,7555 6209,7596 6196,7601 6189,7604 6183,7610 6182,7612 6180,7614 6180,7617 6171,7691 6171,7695 6173,7701 6176,7705 6217,7757 6267,7798 6281,7813 6298,7832 6299,7835 6299,7843 6298,7845 6295,7849 6290,7852 6287,7852 6284,7853 6280,7852 6275,7850 6272,7849 6270,7849 6265,7852 6231,7885 6198,7942 6152,8035 6153,8038 6258,8309 6259,8312 6260,8314 6283,8338 6285,8340 6287,8341 6292,8344 6294,8345 6300,8347 6328,8351 6332,8350 6334,8349 6337,8345 6343,8340 6345,8338 6348,8338 6381,8338 6385,8338 6387,8339 6390,8341 6447,8380 6451,8384 6455,8387 6456,8389 6459,8394 6460,8397 6460,8400 6461,8407 6459,8413 6451,8415 6374,8448 6352,8475 6348,8510 6348,8517 6350,8539 6352,8544 6353,8547 6356,8551 6358,8552 6365,8559 6368,8563 6363,8570 6360,8573 6347,8582 6340,8586 6321,8596 6315,8598 6310,8599 6270,8632 6205,8708 6203,8710 6171,8773 6169,8775 6160,8784 6139,8800 6137,8800 6130,8795 6128,8795 6125,8796 6098,8812 6092,8816 6064,8842 6050,8857 6031,8895 6065,8899 6094,8926 6111,8942 6111,8967 6112,9007 6045,9065 6017,9089 5991,9087 5972,9085 5949,9083 5940,9096 5938,9100 5934,9108 5932,9116 5931,9126 5931,9133 5931,9136 5932,9138 5936,9142 5938,9143 5944,9148 5947,9152 5950,9160 5972,9232 5973,9235 5973,9238 5972,9246 5970,9255 5964,9270 5959,9283 5936,9328 5932,9332 5922,9344 5879,9387 5871,9394 5860,9401 5857,9402 5790,9427 5781,9429 5762,9432 5750,9432 5725,9431 5685,9427 5670,9427 5664,9428 5662,9429 5653,9435 5645,9442 5642,9438 5638,9435 5584,9390 5562,9376 5552,9372 5546,9370 5530,9368 5527,9367 5520,9363 5518,9361 5479,9328 5392,9252 5379,9233 5363,9220 5358,9217 5330,9201 5289,9189 5255,9166 5249,9161 5247,9158 5244,9151 5241,9147 5239,9145 5230,9140 5183,9114 5155,9067 5149,9028 5146,9004 5144,8999 5134,8955 5131,8951 5126,8949 5120,8947 5088,8917 5084,8912 5084,8904 5084,8902 5082,8900 5058,8888 4997,8863 4985,8860 4953,8854 4928,8850 4919,8848 4911,8844 4905,8840 4883,8825 4878,8820 4872,8807 4866,8799 4863,8795 4860,8792 4834,8776 4814,8767 4801,8762 4795,8760 4757,8736 4702,8696 4668,8666 4669,8663 4668,8660 4645,8633 4634,8622 4587,8596 4585,8595 4569,8588 4567,8587 4523,8575 4508,8571 4502,8570 4487,8570 4476,8569 4460,8568 4449,8567 4446,8567 4437,8565 4415,8557 4412,8556 4406,8552 4402,8548 4401,8546 4396,8540 4386,8532 4382,8528 4367,8518 4359,8513 4352,8509 4343,8507 4337,8506 4294,8489 4186,8444 4147,8413 4147,8410 4145,8408 4142,8404 4137,8401 4097,8386 4073,8377 3995,8352 3977,8348 3879,8314 3876,8313 3870,8309 3809,8261 3792,8246 3770,8217 3769,8215 3766,8211 3764,8209 3762,8207 3704,8180 3701,8179 3659,8167 3619,8157 3616,8157 3613,8156 3608,8154 3588,8144 3575,8137 3566,8131 3563,8127 3562,8125 3562,8121 3558,8111 3546,8091 3542,8088 3537,8085 3525,8079 3463,8055 3431,8041 3375,8012 3347,7996 3288,7970 3251,7958 3247,7955 3236,7943 3222,7929 3195,7887 3195,7884 3195,7881 3157,7831 3150,7823 3142,7813 3127,7799 3123,7796 3117,7795 3072,7762 3018,7682 3015,7678 3010,7672 3004,7667 2996,7660 2991,7658 2981,7652 2961,7643 2907,7612 2843,7575 2797,7542 2795,7540 2794,7534 2793,7531 2793,7517 2791,7498 2790,7496 2769,7446 2767,7442 2724,7401 2716,7395 2698,7365 2702,7362 2701,7356 2688,7319 2655,7290 2644,7283 2639,7281 2617,7221 2618,7217 2609,7152 2606,7149 2604,7148 2603,7148 2598,7149 2595,7153 2591,7157 2588,7158 2582,7157 2569,7155 2557,7148 2557,7142 2557,7138 2557,7135 2567,7105 2568,7102 2573,7100 2587,7096 2593,7095 2596,7094 2602,7096 2607,7098 2607,7101 2604,7106 2603,7109 2604,7112 2617,7123 2617,7124 2622,7126 2624,7121 2636,7083 2639,7074 2642,7063 2656,7014 2660,6985 2667,6924 2666,6918 2659,6901 2636,6860 2632,6853 2630,6852 2614,6831 2565,6769 2553,6756 2550,6752 2541,6743 2535,6739 2521,6727 2514,6719 2507,6709 2500,6685 2496,6668 2492,6636 2453,6578 2446,6574 2433,6558 2431,6554 2374,6446 2354,6399 2354,6395 2353,6389 2349,6372 2348,6370 2337,6356 2320,6336 2316,6333 2288,6310 2222,6239 2218,6232 2213,6226 2209,6223 2199,6218 2182,6210 2172,6169 2171,6143 2167,6118 2165,6110 2149,6067 2155,6037 2155,6034 2155,6031 2154,6029 2143,5997 2140,5993 2089,5918 2087,5916 2054,5887 2050,5884 1995,5852 1962,5834 1952,5829 1938,5825 1933,5823 1914,5809 1912,5808 1910,5806 1909,5804 1903,5790 1902,5787 1902,5780 1902,5777 1907,5768 1909,5766 1911,5765 1915,5765 1920,5767 1924,5767 1927,5767 1929,5765 1931,5760 1931,5749 1930,5746 1929,5740 1895,5619 1874,5577 1841,5525 1819,5498 1784,5454 1784,5450 1783,5447 1773,5423 1762,5409 1755,5402 1725,5357 1694,5304 1639,5184 1607,5102 1598,5072 1603,5049 1604,5046 1605,5040 1604,5034 1603,5031 1600,5027 1562,4980 1555,4975 1554,4973 1549,4967 1535,4942 1523,4894 1523,4891 1521,4843 1503,4810 1480,4793 1465,4745 1461,4712 1433,4683 1402,4660 1400,4659 1396,4655 1377,4618 1377,4615 1378,4613 1388,4605 1389,4602 1389,4589 1388,4580 1387,4578 1355,4534 1341,4479 1342,4470 1343,4463 1342,4444 1342,4441 1341,4438 1336,4422 1332,4409 1295,4368 1251,4325 1254,4321 1255,4318 1257,4313 1257,4306 1257,4300 1256,4297 1220,4224 1215,4218 1214,4216 1132,4129 1125,4122 1121,4119 1111,4114 1101,4110 1062,4078 1054,4071 1046,4064 1043,4061 1037,4053 1022,4031 993,3982 985,3952 985,3946 979,3930 956,3890 939,3870 932,3863 929,3859 912,3833 911,3828 908,3816 909,3809 913,3799 913,3796 902,3765 898,3754 886,3725 880,3716 849,3685 848,3670 846,3652 838,3639 793,3585 784,3578 780,3576 775,3573 762,3565 737,3539 730,3532 727,3528 725,3523 718,3495 711,3475 708,3470 643,3412 635,3406 625,3401 600,3390 535,3360 466,3321 429,3300 427,3298 423,3289 411,3279 399,3270 385,3262 354,3242 240,3195 148,3156 108,3133 93,3121 82,3071 82,3064 82,3057 90,3027 92,3021 103,3004 107,3000 126,2991 146,2987 153,2994 163,2999 167,3001 178,3006 189,3009 195,3010 202,3009 207,3007 212,3006 217,3003 221,3000 228,2992 236,2979 241,2968 244,2957 245,2951 248,2932 249,2925 250,2897 249,2892 247,2886 230,2835 228,2830 223,2820 209,2792 203,2784 197,2776 190,2769 157,2737 138,2720 134,2718 128,2716 122,2715 117,2712 109,2705 80,2670 78,2666 75,2660 89,2603 92,2598 95,2594 101,2593 108,2593 121,2596 127,2595 132,2594 136,2590 138,2585 140,2580 140,2573 139,2567 127,2545 121,2536 73,2484 15,2421 12,2418 8,2414 3,2406 1,2403 0,2397 2,2392 10,2385 13,2382 15,2376 27,2330 39,2248 40,2241 40,2234 38,2228 34,2212 34,2205 36,2200 41,2190 49,2177 52,2173 119,2112 123,2108 131,2102 152,2089 172,2051 174,2045 186,2029 193,2021 214,2008 241,1992 245,1990 250,1985 253,1981 254,1975 258,1956 263,1940 270,1925 276,1917 280,1914 327,1883 364,1864 387,1852 390,1848 412,1819 417,1809 420,1799 422,1794 426,1791 430,1789 436,1787 443,1787 470,1787 482,1786 494,1783 502,1777 505,1774 511,1765 518,1751 520,1745 522,1740 523,1726 564,1744 566,1746 568,1747 578,1787 589,1837 592,1853 593,1863 592,1900 590,1911 606,1971 609,1975 620,1986 609,1996 548,2044 540,2050 536,2052 532,2053 529,2052 527,2051 522,2045 518,2042 516,2041 500,2035 497,2035 484,2034 481,2034 460,2037 458,2039 440,2072 441,2074 450,2105 451,2132 451,2138 452,2141 457,2149 461,2156 463,2158 468,2160 471,2160 474,2160 480,2159 486,2155 491,2152 492,2150 497,2148 506,2146 519,2146 526,2147 526,2148 523,2153 503,2180 500,2183 497,2187 490,2195 477,2207 476,2209 452,2243 450,2249 450,2255 450,2258 451,2261 453,2266 458,2272 462,2275 488,2289 498,2292 512,2287 516,2284 523,2281 530,2277 564,2251 582,2233 601,2213 604,2209 605,2207 608,2199 610,2197 612,2196 629,2192 657,2199 661,2202 668,2209 669,2211 683,2226 689,2231 700,2238 790,2291 795,2293 801,2294 807,2295 813,2293 846,2285 849,2284 853,2281 855,2276 867,2270 873,2269 879,2269 886,2271 891,2274 897,2279 936,2314 947,2342 946,2345 945,2351 948,2363 950,2368 981,2441 983,2453 984,2456 985,2458 987,2463 991,2466 1026,2502 1064,2542 1070,2543 1095,2542 1109,2542 1120,2542 1159,2546 1162,2547 1170,2553 1179,2559 1183,2562 1186,2566 1195,2559 1208,2547 1251,2493 1257,2453 1256,2450 1255,2440 1256,2430 1256,2427 1257,2424 1263,2415 1278,2395 1285,2388 1288,2385 1301,2376 1309,2370 1322,2362 1334,2357 1353,2350 1361,2348">
          <text:p/>
        </draw:polygon>
        <draw:polygon draw:style-name="gr4" draw:text-style-name="P3" draw:layer="layout" svg:width="0.008cm" svg:height="0.006cm" svg:x="19.854cm" svg:y="19.486cm" svg:viewBox="0 0 9 7" draw:points="9,6 9,7 0,4 0,2 0,0 4,0 7,1 9,2">
          <text:p/>
        </draw:polygon>
        <draw:polygon draw:style-name="gr4" draw:text-style-name="P3" draw:layer="layout" svg:width="0.035cm" svg:height="0.055cm" svg:x="19.276cm" svg:y="19.457cm" svg:viewBox="0 0 36 56" draw:points="9,56 8,56 0,41 3,11 5,8 8,2 10,1 14,0 15,0 17,1 26,12 35,27 36,29 36,30 11,55">
          <text:p/>
        </draw:polygon>
        <draw:polygon draw:style-name="gr4" draw:text-style-name="P3" draw:layer="layout" svg:width="0.024cm" svg:height="0.027cm" svg:x="19.279cm" svg:y="19.399cm" svg:viewBox="0 0 25 28" draw:points="23,27 22,28 1,15 0,14 0,11 0,5 2,3 5,1 7,0 22,6 23,6 24,8 25,19 25,20 24,25">
          <text:p/>
        </draw:polygon>
        <draw:polygon draw:style-name="gr4" draw:text-style-name="P3" draw:layer="layout" svg:width="0.069cm" svg:height="0.099cm" svg:x="19.359cm" svg:y="19.377cm" svg:viewBox="0 0 70 100" draw:points="59,91 22,100 3,90 2,89 1,87 0,16 1,11 2,8 4,7 7,6 42,0 48,3 56,12 60,15 69,32 69,33 70,39 70,67 67,75 63,88 61,90">
          <text:p/>
        </draw:polygon>
        <draw:polygon draw:style-name="gr4" draw:text-style-name="P3" draw:layer="layout" svg:width="2.669cm" svg:height="1.244cm" svg:x="17.6cm" svg:y="18.781cm" svg:viewBox="0 0 2670 1245" draw:points="1502,27 1613,41 1657,41 1701,40 1713,38 1722,37 1743,37 1760,39 1761,39 1762,41 1761,42 1759,44 1758,45 1746,50 1743,51 1738,50 1727,50 1717,53 1709,62 1706,65 1705,67 1705,81 1706,82 1710,97 1711,98 1713,99 1715,99 1736,101 1738,101 1893,97 1970,98 1972,99 1998,111 2023,123 2043,135 2067,147 2134,172 2177,186 2236,201 2237,201 2239,202 2284,246 2316,270 2334,276 2355,294 2357,296 2386,331 2386,332 2391,343 2386,346 2385,348 2385,350 2386,352 2408,382 2409,383 2410,384 2432,402 2439,407 2445,407 2445,403 2446,402 2447,402 2449,402 2450,402 2491,441 2494,464 2493,466 2494,469 2496,470 2497,472 2501,476 2508,481 2517,487 2522,488 2542,494 2547,495 2552,496 2578,493 2579,493 2581,491 2583,487 2580,502 2546,543 2540,547 2538,549 2529,561 2527,564 2526,570 2525,581 2526,588 2527,593 2529,595 2530,595 2532,595 2535,595 2540,592 2544,591 2550,590 2553,591 2556,593 2559,596 2562,601 2565,606 2578,628 2579,631 2582,647 2582,661 2584,684 2584,687 2585,689 2587,692 2592,697 2619,724 2630,731 2632,734 2646,760 2660,787 2662,792 2670,835 2661,867 2625,881 2620,883 2618,885 2616,887 2612,893 2580,945 2580,948 2582,951 2595,967 2599,972 2601,972 2603,975 2604,977 2605,979 2605,980 2604,985 2603,987 2600,990 2478,1078 2475,1080 2474,1080 2467,1079 2465,1077 2464,1076 2460,1071 2458,1066 2457,1060 2449,1039 2430,1001 2428,999 2393,977 2389,977 2386,978 2382,984 2380,993 2380,1006 2380,1021 2380,1026 2381,1032 2383,1037 2392,1052 2394,1056 2396,1058 2399,1063 2400,1068 2400,1071 2400,1076 2398,1080 2398,1083 2395,1088 2393,1091 2389,1097 2386,1100 2384,1101 2374,1105 2369,1106 2359,1105 2354,1104 2353,1103 2312,1233 2310,1233 2303,1232 2299,1230 2251,1181 2172,1088 2169,1072 2170,1070 2170,1059 2170,1056 2135,1017 2111,986 2113,983 2115,979 2115,976 2114,970 2078,903 2071,897 2068,896 2062,891 2057,886 2055,882 2044,856 2042,851 2033,811 2032,808 2033,800 2035,795 2037,791 2039,788 2043,784 2046,783 2048,783 2049,784 2049,785 2049,797 2048,800 2049,801 2061,803 2064,804 2087,805 2093,804 2102,800 2106,797 2123,782 2133,764 2134,761 2135,755 2133,744 2132,740 2130,738 2119,728 2112,724 2109,722 2099,708 2100,706 2100,705 2102,704 2121,696 2161,667 2162,666 2178,632 2182,628 2184,627 2187,627 2190,630 2232,675 2240,695 2242,705 2258,715 2273,714 2276,708 2311,714 2315,716 2319,719 2338,734 2355,753 2366,768 2369,755 2323,714 2313,708 2301,705 2264,697 2254,697 2250,695 2247,693 2232,660 2200,600 2194,609 2143,639 2135,640 2133,639 2128,636 2127,636 2124,632 2123,629 2124,625 2070,632 2060,660 2058,662 2056,662 2051,657 2043,658 2042,657 2002,603 2002,600 2002,586 2003,581 2005,576 2006,574 1994,517 1978,507 1965,499 1945,494 1943,493 1942,493 1917,474 1890,450 1873,427 1793,367 1788,364 1785,363 1735,340 1730,338 1727,337 1721,338 1713,337 1708,319 1705,316 1703,315 1703,312 1705,292 1721,263 1727,263 1732,262 1733,262 1749,251 1752,248 1752,247 1751,246 1737,249 1720,255 1684,276 1677,290 1678,291 1680,294 1680,295 1680,301 1680,303 1679,305 1678,306 1674,311 1672,313 1671,313 1669,313 1627,318 1618,315 1609,311 1606,311 1595,310 1552,311 1539,312 1517,315 1495,320 1493,321 1472,339 1470,341 1466,354 1469,359 1471,362 1470,369 1443,381 1442,381 1411,384 1381,388 1361,405 1359,406 1350,424 1349,426 1348,431 1348,438 1350,448 1353,457 1355,460 1359,462 1360,464 1360,466 1359,472 1338,523 1249,603 1217,625 1211,628 1188,637 1174,645 1155,659 1152,661 1109,682 1108,683 1051,687 1034,686 1032,685 1031,684 1031,683 1024,685 1007,698 1006,699 983,722 981,725 978,733 976,755 976,758 980,788 977,791 977,793 993,819 997,824 999,826 1017,832 1023,834 1028,835 1030,835 1041,837 1042,837 1044,839 1046,842 1057,860 1061,878 1143,961 1194,1018 1229,1081 1230,1084 1227,1104 1226,1107 1223,1111 1218,1114 1212,1117 1175,1129 1141,1138 1114,1135 1103,1133 1100,1133 1096,1129 1094,1128 1092,1128 1080,1129 1066,1136 1041,1154 1038,1158 1037,1162 1037,1163 1031,1192 1004,1224 1002,1225 997,1226 919,1229 898,1230 897,1232 890,1234 873,1240 857,1243 814,1245 786,1243 770,1238 748,1222 746,1221 745,1218 754,1188 757,1186 764,1184 767,1181 769,1179 768,1172 755,1121 736,1063 722,1039 720,1035 716,1032 706,1024 701,1020 690,1002 681,965 680,923 680,900 643,917 631,912 617,910 619,916 616,925 617,930 621,938 610,994 611,1017 611,1021 611,1022 609,1025 600,1035 597,1037 596,1037 570,1026 549,1016 525,1007 523,1007 488,998 453,990 415,960 407,942 405,938 400,902 396,866 393,851 391,847 389,846 384,850 374,845 358,825 345,801 359,803 360,803 362,800 349,775 347,770 329,751 219,738 145,724 121,742 95,735 94,734 84,725 83,722 82,721 82,694 67,684 46,673 16,678 0,685 0,104 7,110 3,154 0,165 0,176 27,222 52,266 66,316 72,321 140,350 163,355 203,348 289,348 303,318 266,287 238,261 240,235 240,233 242,231 243,231 247,229 251,229 254,230 259,232 263,235 322,295 344,319 365,342 378,361 392,379 395,383 419,406 424,410 443,424 446,426 449,427 453,428 568,430 596,431 600,432 608,433 631,429 663,421 724,406 729,402 736,396 740,393 769,382 774,382 777,383 778,384 781,384 787,384 792,383 797,381 810,369 812,367 823,352 835,337 840,331 897,298 915,289 949,275 1014,251 1017,250 1062,242 1090,238 1098,236 1145,220 1164,213 1175,208 1179,205 1198,186 1223,161 1231,150 1240,138 1243,137 1251,135 1253,135 1325,113 1354,97 1359,94 1386,67 1386,66 1395,45 1396,38 1395,38 1394,37 1393,35 1393,34 1394,31 1418,13 1431,9 1464,0 1465,0">
          <text:p/>
        </draw:polygon>
        <draw:polygon draw:style-name="gr4" draw:text-style-name="P3" draw:layer="layout" svg:width="0.187cm" svg:height="0.056cm" svg:x="28.336cm" svg:y="19.315cm" svg:viewBox="0 0 188 57" draw:points="139,36 147,44 187,42 188,44 187,47 185,49 184,51 181,52 161,57 155,57 132,48 128,47 103,49 79,51 73,51 67,50 38,38 3,21 1,19 0,16 44,4 56,1 62,0 68,0 78,1 121,5 128,5 138,7 144,9 148,16 143,24">
          <text:p/>
        </draw:polygon>
        <draw:polygon draw:style-name="gr4" draw:text-style-name="P3" draw:layer="layout" svg:width="0.143cm" svg:height="0.056cm" svg:x="28.48cm" svg:y="19.301cm" svg:viewBox="0 0 144 57" draw:points="137,32 119,50 117,52 114,52 71,57 43,52 3,54 0,53 0,50 4,38 7,34 14,26 20,22 25,20 46,23 61,36 67,25 94,1 97,0 126,0 129,0 139,7 143,11 144,14 143,17 139,27">
          <text:p/>
        </draw:polygon>
        <draw:polygon draw:style-name="gr4" draw:text-style-name="P3" draw:layer="layout" svg:width="0.071cm" svg:height="0.044cm" svg:x="28.522cm" svg:y="19.279cm" svg:viewBox="0 0 72 45" draw:points="72,13 69,17 48,16 45,16 40,22 18,45 15,45 10,41 2,35 0,29 6,6 7,4 9,2 12,0 15,2 43,6">
          <text:p/>
        </draw:polygon>
        <draw:polygon draw:style-name="gr4" draw:text-style-name="P3" draw:layer="layout" svg:width="0.125cm" svg:height="0.043cm" svg:x="28.526cm" svg:y="19.243cm" svg:viewBox="0 0 126 44" draw:points="71,44 68,44 60,44 23,38 17,37 5,33 3,31 0,27 0,24 42,13 79,4 123,0 126,3 115,21 112,25 95,37 93,38 82,42">
          <text:p/>
        </draw:polygon>
        <draw:polygon draw:style-name="gr4" draw:text-style-name="P3" draw:layer="layout" svg:width="0.095cm" svg:height="0.056cm" svg:x="28.623cm" svg:y="19.241cm" svg:viewBox="0 0 96 57" draw:points="84,40 35,57 31,57 15,54 0,48 75,1 77,0 81,0 94,5 96,10 96,13 95,26 93,31 88,37">
          <text:p/>
        </draw:polygon>
        <draw:polygon draw:style-name="gr4" draw:text-style-name="P3" draw:layer="layout" svg:width="0.161cm" svg:height="0.085cm" svg:x="28.528cm" svg:y="19.176cm" svg:viewBox="0 0 162 86" draw:points="102,67 96,68 89,68 54,73 34,77 20,80 15,82 5,86 3,85 2,84 0,81 0,79 1,76 4,72 10,67 41,37 57,24 61,21 67,17 83,11 162,0 162,7 118,55 111,61">
          <text:p/>
        </draw:polygon>
        <draw:polygon draw:style-name="gr4" draw:text-style-name="P3" draw:layer="layout" svg:width="0.107cm" svg:height="0.096cm" svg:x="28.593cm" svg:y="19.085cm" svg:viewBox="0 0 108 97" draw:points="14,95 0,97 54,9 64,4 71,2 78,0 85,1 88,2 91,3 102,10 106,14 107,16 108,19 104,35 100,43 99,45 81,63 71,71 64,75 52,80">
          <text:p/>
        </draw:polygon>
        <draw:polygon draw:style-name="gr4" draw:text-style-name="P3" draw:layer="layout" svg:width="0.129cm" svg:height="0.108cm" svg:x="28.566cm" svg:y="19.051cm" svg:viewBox="0 0 130 109" draw:points="15,106 4,109 2,108 0,107 0,103 13,69 14,65 16,63 17,61 79,21 129,0 130,1 130,5 127,12 125,16 92,31 81,38 73,45 52,68 36,88 35,90 32,95 20,104">
          <text:p/>
        </draw:polygon>
        <draw:polygon draw:style-name="gr4" draw:text-style-name="P3" draw:layer="layout" svg:width="0.058cm" svg:height="0.065cm" svg:x="28.639cm" svg:y="19.001cm" svg:viewBox="0 0 59 66" draw:points="45,44 44,47 42,47 41,49 35,54 33,55 28,57 17,57 12,58 9,59 2,66 0,66 3,58 6,54 7,48 8,44 8,37 6,28 7,25 9,16 12,12 14,11 20,10 30,6 36,5 38,3 46,0 50,0 53,0 55,2 57,3 58,6 59,12 58,19 53,33 49,39">
          <text:p/>
        </draw:polygon>
        <draw:polygon draw:style-name="gr4" draw:text-style-name="P3" draw:layer="layout" svg:width="0.058cm" svg:height="0.061cm" svg:x="28.699cm" svg:y="18.981cm" svg:viewBox="0 0 59 62" draw:points="59,23 2,62 0,60 0,57 5,22 6,19 10,16 16,12 37,1 40,0 43,1 46,2 49,6 57,18 58,20">
          <text:p/>
        </draw:polygon>
        <draw:polygon draw:style-name="gr4" draw:text-style-name="P3" draw:layer="layout" svg:width="0.107cm" svg:height="0.076cm" svg:x="28.404cm" svg:y="18.723cm" svg:viewBox="0 0 108 77" draw:points="108,77 104,77 101,77 82,70 45,45 0,4 1,1 4,0 7,0 10,0 12,2 53,26 89,52 93,55 95,57 101,65 107,74">
          <text:p/>
        </draw:polygon>
        <draw:polygon draw:style-name="gr4" draw:text-style-name="P3" draw:layer="layout" svg:width="0.034cm" svg:height="0.095cm" svg:x="27.94cm" svg:y="18.619cm" svg:viewBox="0 0 35 96" draw:points="13,93 12,96 9,91 1,69 0,66 6,2 11,0 14,0 17,0 20,1 24,7 28,14 29,17 33,31 35,40 34,47 33,49">
          <text:p/>
        </draw:polygon>
        <draw:polygon draw:style-name="gr4" draw:text-style-name="P3" draw:layer="layout" svg:width="0.078cm" svg:height="0.095cm" svg:x="27.694cm" svg:y="18.337cm" svg:viewBox="0 0 79 96" draw:points="75,93 71,96 68,94 56,68 38,53 14,40 2,34 0,30 0,7 1,3 2,1 5,0 8,1 8,2 10,3 14,6 73,68 76,71 78,73 79,76 79,82 79,86 78,89 77,91">
          <text:p/>
        </draw:polygon>
        <draw:polygon draw:style-name="gr4" draw:text-style-name="P3" draw:layer="layout" svg:width="0.056cm" svg:height="0.04cm" svg:x="27.07cm" svg:y="18.169cm" svg:viewBox="0 0 57 41" draw:points="49,41 46,41 39,41 30,39 24,37 22,36 2,21 0,20 0,17 0,14 1,5 3,3 8,1 11,0 14,1 43,12 45,13 49,16 55,25 57,30 57,38 55,40">
          <text:p/>
        </draw:polygon>
        <draw:polygon draw:style-name="gr4" draw:text-style-name="P3" draw:layer="layout" svg:width="0.112cm" svg:height="0.049cm" svg:x="26.341cm" svg:y="18.082cm" svg:viewBox="0 0 113 50" draw:points="77,50 71,50 61,49 12,37 1,33 0,31 0,27 1,24 16,10 22,6 28,4 57,0 60,0 104,9 107,10 108,13 112,34 113,40 112,42 108,45">
          <text:p/>
        </draw:polygon>
        <draw:polygon draw:style-name="gr4" draw:text-style-name="P3" draw:layer="layout" svg:width="0.31cm" svg:height="0.165cm" svg:x="26.862cm" svg:y="17.978cm" svg:viewBox="0 0 311 166" draw:points="311,82 306,104 266,142 225,147 222,148 181,166 179,162 139,121 131,117 121,113 118,113 113,118 110,122 106,125 94,128 90,128 26,116 23,116 0,109 0,107 12,65 16,62 97,47 104,47 107,48 109,49 111,51 111,54 110,57 107,61 107,63 108,66 112,72 119,76 155,95 166,98 179,100 183,100 186,100 188,99 195,95 198,94 199,91 215,55 216,52 234,33 265,2 268,1 270,0 290,26 291,28">
          <text:p/>
        </draw:polygon>
        <draw:polygon draw:style-name="gr4" draw:text-style-name="P3" draw:layer="layout" svg:width="0.042cm" svg:height="0.035cm" svg:x="25.697cm" svg:y="17.645cm" svg:viewBox="0 0 43 36" draw:points="10,35 0,36 15,26 19,23 22,19 24,14 25,11 26,4 27,0 30,1 35,10 43,24 42,28 40,29 37,30">
          <text:p/>
        </draw:polygon>
        <draw:polygon draw:style-name="gr4" draw:text-style-name="P3" draw:layer="layout" svg:width="0.048cm" svg:height="0.029cm" svg:x="25.941cm" svg:y="17.644cm" svg:viewBox="0 0 49 30" draw:points="41,28 35,30 18,20 0,5 42,0 44,0 47,2 48,5 49,8 49,14 48,18 46,23 43,27">
          <text:p/>
        </draw:polygon>
        <draw:polygon draw:style-name="gr4" draw:text-style-name="P3" draw:layer="layout" svg:width="0.048cm" svg:height="0.048cm" svg:x="26.739cm" svg:y="17.607cm" svg:viewBox="0 0 49 49" draw:points="38,49 35,49 5,41 3,40 0,39 0,35 0,30 2,25 15,1 18,0 26,4 31,7 41,16 45,22 48,26 49,32 49,38 45,45">
          <text:p/>
        </draw:polygon>
        <draw:polygon draw:style-name="gr4" draw:text-style-name="P3" draw:layer="layout" svg:width="6.997cm" svg:height="5.953cm" svg:x="22.238cm" svg:y="17.452cm" svg:viewBox="0 0 6998 5954" draw:points="1859,259 1866,277 1883,320 1888,329 1892,336 1908,355 1930,377 1932,378 1940,381 1946,383 1953,383 1955,382 1959,378 1963,375 1966,371 1974,364 1976,363 1982,359 1985,358 1992,357 1995,357 2027,362 2037,366 2043,368 2047,368 2066,366 2069,365 2074,363 2083,358 2085,356 2091,352 2108,344 2114,343 2118,344 2199,366 2201,368 2203,369 2277,386 2283,385 2331,387 2337,388 2340,389 2430,437 2434,440 2462,469 2483,477 2491,480 2498,484 2557,526 2567,537 2601,595 2648,677 2648,680 2647,687 2647,689 2643,693 2621,692 2618,693 2613,693 2608,695 2605,699 2602,710 2601,717 2604,739 2628,802 2642,831 2674,866 2680,871 2685,876 2690,878 2707,883 2713,885 2716,885 2719,884 2730,880 2736,880 2771,881 2828,890 2841,894 2859,885 2878,881 3008,859 3047,857 3081,856 3086,856 3144,852 3232,836 3287,820 3541,811 3561,810 3588,812 3605,817 3620,823 3624,823 3630,822 3632,821 3637,818 3643,811 3648,805 3650,803 3656,802 3658,801 3662,801 3682,803 3688,805 3695,808 3761,837 3742,862 3742,875 3742,878 3750,888 3755,893 3766,904 3770,907 3825,950 3836,972 3835,974 3835,977 3835,981 3836,983 3840,986 3898,1016 3900,1017 3912,1020 3915,1021 3924,1022 3938,1022 3945,1021 3948,1020 4036,1042 4099,1062 4177,1075 4277,1103 4409,1092 4424,1089 4432,1087 4440,1084 4452,1078 4457,1076 4459,1074 4466,1041 4507,1009 4510,1008 4515,1006 4531,1001 4534,1001 4538,1001 4559,1005 4584,1012 4587,1011 4634,986 4642,979 4642,976 4640,974 4630,960 4636,944 4645,936 4730,902 4784,897 4789,900 4796,904 4799,904 4805,906 4812,907 4898,907 4929,907 4936,906 4941,904 4981,891 4990,884 4951,864 4946,862 4920,851 4914,849 4853,836 4850,836 4765,839 4759,840 4753,841 4735,848 4726,853 4725,855 4721,862 4717,869 4714,870 4711,870 4709,868 4702,861 4699,856 4680,814 4680,808 4695,797 4701,793 4711,804 4713,806 4755,815 4762,816 4848,810 4915,801 4993,801 5006,803 5073,811 5076,811 5083,808 5090,804 5092,802 5171,787 5174,788 5202,788 5219,784 5231,779 5261,763 5350,764 5355,766 5363,770 5365,771 5370,773 5377,774 5398,775 5414,771 5419,769 5457,757 5479,752 5506,749 5587,755 5618,759 5628,760 5680,769 5710,773 5766,776 5793,776 5797,772 5799,771 5873,759 5925,756 5929,761 5925,776 5906,793 5889,800 5847,808 5821,811 5808,811 5804,810 5795,807 5781,806 5748,807 5741,808 5739,809 5734,811 5733,813 5724,823 5721,827 5717,833 5710,848 5701,857 5697,860 5691,861 5688,862 5633,859 5595,856 5592,855 5566,848 5535,842 5525,840 5519,841 5437,853 5403,859 5395,861 5393,862 5388,865 5345,900 5345,901 5348,901 5351,900 5358,897 5365,893 5380,884 5386,879 5391,873 5394,869 5396,867 5401,865 5410,864 5420,863 5427,864 5429,865 5432,867 5434,871 5435,874 5434,903 5436,911 5437,912 5437,914 5437,916 5437,927 5435,929 5430,931 5417,933 5414,933 5407,926 5398,920 5392,919 5385,918 5382,918 5373,920 5360,924 5349,928 5348,930 5347,933 5348,992 5349,994 5352,995 5382,991 5385,989 5388,982 5388,979 5387,977 5384,973 5382,972 5379,967 5378,965 5377,959 5373,941 5373,930 5374,928 5379,926 5382,925 5397,932 5406,939 5412,943 5423,937 5437,937 5445,934 5452,927 5456,926 5462,928 5481,938 5486,941 5487,943 5512,974 5522,989 5543,1073 5541,1079 5538,1082 5526,1092 5520,1096 5517,1097 5500,1100 5452,1106 5438,1106 5405,1092 5392,1085 5374,1080 5370,1080 5345,1082 5341,1083 5341,1084 5342,1086 5347,1091 5354,1099 5356,1100 5359,1100 5362,1099 5376,1094 5396,1094 5416,1110 5450,1130 5513,1107 5523,1104 5532,1098 5545,1090 5547,1088 5548,1086 5551,1081 5553,1073 5553,1069 5553,1066 5546,1045 5543,1037 5542,1035 5543,1031 5545,1023 5549,1019 5553,1017 5556,1016 5563,1016 5566,1017 5571,1019 5589,1030 5602,1039 5606,1042 5608,1046 5611,1050 5613,1055 5623,1087 5645,1145 5668,1189 5673,1194 5675,1199 5702,1253 5703,1256 5703,1259 5703,1262 5702,1265 5696,1277 5696,1279 5701,1286 5707,1282 5713,1277 5722,1264 5727,1254 5734,1236 5742,1212 5743,1206 5743,1199 5742,1193 5738,1183 5736,1178 5732,1156 5732,1153 5734,1150 5736,1149 5738,1150 5756,1174 5762,1183 5769,1208 5772,1214 5773,1219 5781,1277 5780,1280 5779,1283 5766,1310 5762,1316 5760,1318 5756,1322 5762,1323 5765,1322 5768,1321 5772,1318 5774,1317 5777,1312 5779,1307 5784,1287 5785,1281 5798,1262 5798,1248 5796,1224 5846,1206 5849,1207 5851,1206 5853,1203 5852,1200 5842,1193 5839,1190 5807,1170 5797,1166 5787,1162 5783,1162 5777,1163 5773,1165 5764,1167 5758,1165 5746,1156 5745,1153 5745,1150 5752,1131 5754,1129 5759,1127 5765,1126 5768,1126 5778,1127 5826,1141 5836,1145 5839,1146 5884,1179 5962,1259 5997,1338 5998,1341 6000,1343 6002,1341 6003,1339 6004,1327 6005,1316 6003,1294 6003,1291 6002,1286 5986,1259 5981,1249 5980,1249 5974,1248 5967,1233 5967,1232 5967,1230 5969,1229 5972,1221 5983,1222 6013,1231 6030,1237 6037,1241 6043,1242 6063,1246 6072,1248 6075,1247 6079,1244 6083,1241 6085,1238 6085,1235 6084,1233 6079,1227 6062,1215 6061,1213 6045,1190 6045,1188 6046,1185 6049,1184 6060,1182 6062,1183 6085,1193 6095,1198 6133,1225 6148,1241 6151,1246 6158,1263 6160,1271 6160,1272 6165,1278 6171,1286 6183,1299 6245,1344 6252,1348 6271,1355 6274,1355 6277,1354 6281,1352 6282,1349 6337,1349 6356,1352 6358,1353 6381,1362 6384,1364 6391,1367 6401,1375 6454,1419 6458,1422 6484,1453 6485,1455 6491,1473 6492,1476 6493,1482 6492,1492 6475,1510 6473,1512 6464,1513 6455,1515 6428,1526 6423,1529 6387,1552 6344,1588 6338,1597 6336,1602 6324,1626 6324,1628 6326,1630 6329,1629 6331,1628 6336,1622 6341,1613 6343,1608 6348,1602 6352,1599 6388,1564 6392,1560 6396,1557 6401,1555 6405,1555 6406,1557 6407,1560 6406,1565 6403,1570 6367,1631 6361,1635 6341,1651 6340,1653 6332,1664 6330,1668 6319,1702 6286,1790 6281,1809 6282,1819 6281,1841 6281,1844 6274,1856 6273,1858 6271,1859 6258,1864 6252,1865 6249,1866 6246,1866 6211,1858 6155,1855 6116,1861 6109,1861 6095,1857 6092,1856 6075,1848 6072,1846 6072,1879 6129,1901 6177,1920 6211,1943 6262,1932 6265,1928 6270,1923 6290,1910 6293,1909 6296,1909 6340,1911 6345,1924 6340,1927 6337,1932 6336,1937 6336,1945 6336,1951 6338,1956 6342,1958 6345,1957 6371,1924 6372,1922 6387,1897 6387,1890 6387,1884 6387,1877 6388,1874 6389,1872 6392,1871 6431,1865 6525,1853 6529,1853 6541,1856 6548,1860 6554,1865 6558,1868 6568,1879 6570,1881 6576,1882 6651,1894 6654,1894 6659,1891 6675,1869 6681,1851 6685,1844 6686,1842 6688,1841 6691,1840 6697,1839 6704,1839 6774,1841 6790,1844 6821,1853 6827,1855 6883,1879 6893,1884 6901,1889 6906,1898 6954,1958 6991,2004 6994,2010 6996,2015 6998,2023 6986,2043 6982,2047 6974,2049 6953,2052 6936,2056 6924,2062 6909,2072 6904,2078 6901,2083 6901,2086 6902,2089 6905,2093 6905,2096 6905,2099 6892,2130 6889,2137 6887,2140 6884,2144 6879,2146 6873,2147 6869,2147 6851,2143 6844,2144 6835,2148 6828,2152 6774,2193 6763,2205 6731,2228 6635,2257 6628,2260 6622,2265 6620,2267 6597,2306 6598,2308 6602,2314 6602,2318 6593,2350 6592,2352 6561,2387 6556,2390 6553,2389 6548,2387 6541,2387 6538,2388 6529,2397 6527,2399 6525,2404 6525,2408 6527,2420 6529,2425 6540,2445 6541,2447 6544,2448 6550,2447 6553,2448 6555,2449 6563,2455 6581,2483 6591,2505 6591,2508 6593,2517 6592,2520 6589,2524 6583,2529 6579,2532 6575,2536 6570,2545 6569,2547 6569,2551 6569,2554 6571,2566 6578,2580 6617,2616 6620,2616 6629,2608 6631,2606 6632,2604 6633,2597 6635,2592 6636,2589 6638,2587 6661,2579 6707,2588 6711,2590 6716,2593 6722,2600 6735,2606 6738,2607 6752,2618 6753,2620 6751,2634 6748,2648 6747,2651 6740,2658 6685,2707 6657,2728 6639,2738 6624,2745 6591,2757 6575,2762 6567,2765 6565,2766 6561,2769 6553,2779 6547,2789 6539,2798 6533,2803 6528,2805 6522,2804 6475,2789 6435,2800 6436,2802 6434,2804 6415,2821 6411,2823 6405,2824 6365,2826 6359,2824 6355,2821 6350,2819 6319,2826 6314,2828 6311,2829 6291,2855 6290,2857 6275,2896 6275,2900 6278,2919 6279,2921 6282,2923 6308,2985 6309,3041 6300,3100 6296,3103 6246,3139 6244,3141 6241,3151 6235,3167 6214,3200 6208,3208 6204,3211 6197,3214 6188,3216 6185,3216 6183,3218 6180,3227 6321,3384 6452,3532 6493,3578 6510,3596 6519,3606 6526,3606 6533,3607 6541,3609 6544,3610 6554,3614 6558,3617 6560,3619 6564,3629 6594,3713 6597,3721 6599,3729 6599,3733 6597,3739 6596,3741 6590,3750 6563,3790 6560,3794 6548,3807 6529,3824 6520,3829 6466,3855 6461,3857 6452,3859 6446,3859 6440,3860 6438,3862 6422,3889 6419,3897 6418,3902 6417,3913 6417,3923 6416,3925 6405,3939 6397,3949 6388,3958 6386,3959 6353,3965 6299,3972 6293,3971 6219,3965 6130,4015 6123,4019 6120,4023 6118,4028 6116,4037 6116,4043 6119,4055 6119,4061 6118,4067 6116,4073 6112,4083 6109,4087 6098,4097 6095,4098 6093,4099 6064,4102 6061,4102 6054,4099 6039,4095 6022,4093 6018,4093 5990,4099 5984,4103 5975,4112 5971,4118 5964,4130 5960,4133 5943,4144 5915,4151 5912,4151 5909,4151 5899,4150 5896,4149 5889,4146 5887,4144 5877,4139 5874,4139 5867,4139 5839,4149 5836,4150 5826,4160 5823,4164 5817,4169 5813,4172 5811,4174 5803,4176 5795,4178 5788,4179 5776,4176 5768,4174 5751,4168 5730,4161 5720,4156 5700,4148 5667,4135 5659,4133 5649,4131 5646,4131 5639,4132 5636,4132 5634,4133 5589,4163 5587,4165 5585,4173 5558,4206 5549,4204 5521,4202 5518,4202 5491,4206 5488,4207 5481,4210 5474,4214 5472,4219 5471,4222 5463,4270 5462,4277 5463,4283 5466,4291 5474,4312 5481,4326 5483,4334 5485,4339 5490,4365 5490,4378 5487,4390 5486,4396 5478,4413 5467,4427 5465,4429 5458,4433 5414,4453 5411,4453 5404,4453 5395,4451 5389,4450 5356,4432 5353,4429 5265,4332 5230,4286 5226,4279 5223,4276 5221,4274 5202,4261 5198,4258 5196,4256 5181,4250 5173,4247 5164,4244 5152,4241 5139,4241 5136,4241 5131,4244 5128,4248 5126,4253 5126,4260 5125,4266 5122,4275 5120,4283 5116,4293 5114,4295 5112,4296 5101,4300 5091,4300 5080,4297 5073,4293 5071,4292 5064,4284 5054,4273 5046,4263 5036,4256 5030,4254 5021,4253 5014,4253 4916,4247 4913,4247 4911,4248 4883,4260 4879,4262 4867,4272 4866,4274 4865,4276 4861,4280 4859,4282 4854,4283 4840,4287 4834,4287 4825,4285 4814,4282 4810,4279 4808,4277 4806,4272 4805,4270 4801,4252 4800,4247 4789,4210 4779,4185 4778,4183 4773,4173 4769,4170 4767,4168 4720,4154 4706,4150 4661,4147 4642,4147 4635,4148 4627,4150 4617,4153 4608,4155 4593,4157 4554,4163 4544,4164 4534,4164 4531,4163 4527,4160 4524,4156 4521,4152 4503,4111 4501,4107 4495,4099 4486,4094 4477,4089 4465,4083 4457,4080 4454,4079 4445,4078 4438,4077 4434,4078 4429,4079 4424,4081 4423,4084 4422,4086 4422,4090 4421,4100 4420,4113 4421,4122 4424,4127 4426,4129 4432,4133 4434,4134 4452,4142 4460,4145 4464,4148 4467,4152 4468,4155 4471,4165 4476,4184 4492,4214 4495,4221 4500,4230 4506,4239 4511,4244 4567,4301 4597,4332 4603,4336 4608,4339 4625,4346 4646,4355 4675,4372 4733,4431 4736,4435 4738,4440 4739,4445 4740,4457 4740,4460 4739,4470 4736,4481 4733,4485 4722,4496 4719,4500 4717,4505 4713,4516 4712,4522 4717,4568 4728,4642 4752,4711 4759,4721 4788,4772 4816,4828 4840,4882 4841,4884 4841,4891 4838,4931 4837,4934 4836,4940 4825,4961 4819,4973 4817,4975 4812,4987 4810,4993 4810,4996 4810,5003 4811,5009 4815,5015 4820,5017 4921,5037 4931,5038 4946,5037 5050,5033 5155,5039 5158,5039 5163,5041 5168,5044 5171,5048 5165,5118 5164,5124 5163,5126 5154,5139 5148,5176 5147,5179 5143,5182 5137,5183 5098,5190 5074,5190 5070,5190 5067,5190 5062,5192 5038,5202 5036,5203 4979,5245 4969,5256 4924,5269 4871,5268 4863,5270 4849,5274 4840,5278 4833,5282 4829,5286 4820,5294 4817,5298 4809,5308 4807,5314 4807,5317 4807,5336 4808,5342 4809,5355 4808,5359 4802,5420 4802,5423 4798,5438 4794,5445 4792,5449 4777,5470 4774,5474 4698,5527 4651,5515 4648,5512 4643,5509 4641,5508 4633,5508 4628,5510 4564,5547 4558,5551 4554,5555 4548,5563 4546,5567 4542,5575 4539,5586 4537,5591 4536,5593 4531,5600 4527,5603 4475,5637 4464,5643 4459,5645 4456,5646 4450,5647 4447,5647 4441,5646 4431,5639 4421,5631 4417,5628 4414,5627 4411,5628 4409,5629 4348,5664 4315,5687 4271,5698 4268,5698 4265,5698 4257,5704 4251,5709 4246,5715 4244,5720 4243,5725 4239,5744 4239,5754 4237,5774 4235,5783 4233,5788 4229,5798 4222,5809 4217,5812 4204,5816 4199,5817 4192,5817 4185,5816 4175,5812 4170,5810 4166,5810 4163,5810 4156,5814 4150,5822 4122,5853 4118,5860 4116,5865 4115,5868 4114,5877 4114,5886 4114,5892 4113,5899 4112,5902 4111,5904 4094,5930 4071,5945 4069,5947 4067,5948 4051,5953 4049,5954 4042,5953 4037,5951 4033,5948 4028,5942 4024,5933 4021,5925 4018,5918 4018,5914 4019,5908 4023,5898 4029,5890 4044,5877 4050,5868 4054,5858 4056,5853 4058,5844 4057,5834 4056,5825 4056,5822 4051,5812 4048,5808 4041,5798 4030,5788 4015,5778 4009,5777 3980,5778 3943,5781 3937,5782 3870,5820 3851,5836 3846,5841 3842,5845 3838,5851 3829,5864 3824,5869 3818,5874 3810,5879 3745,5908 3740,5910 3734,5911 3656,5903 3643,5901 3640,5900 3629,5893 3398,5696 3355,5659 3354,5658 3351,5654 3344,5643 3340,5629 3340,5626 3341,5620 3326,5536 3292,5414 3230,5244 3207,5191 3203,5187 3198,5178 3187,5154 3184,5146 3179,5133 3179,5130 3176,5115 3178,5109 3184,5102 3190,5097 3196,5092 3198,5086 3199,5081 3189,5055 3177,5046 3175,5044 3170,5042 3158,5037 3152,5036 3143,5031 3123,5016 3119,5012 3117,5008 3038,4921 3012,4907 2984,4863 2980,4853 2977,4849 2975,4847 2971,4845 2961,4840 2893,4828 2866,4830 2861,4832 2859,4805 2950,4720 3030,4644 3064,4611 3097,4585 3102,4583 3108,4581 3113,4579 3115,4578 3136,4542 3138,4537 3138,4530 3134,4513 3131,4509 3130,4507 3125,4505 3114,4502 3110,4501 3105,4500 3097,4496 3095,4495 3088,4488 3084,4478 3067,4428 3063,4409 3062,4406 3037,4371 3034,4367 3030,4364 3029,4363 3026,4361 3023,4361 3019,4361 3010,4362 3007,4363 2996,4365 2986,4364 2981,4362 2977,4359 2972,4353 2969,4348 2961,4332 2960,4330 2937,4267 2931,4242 2923,4202 2912,4181 2884,4143 2882,4138 2873,4109 2872,4106 2872,4103 2873,4086 2875,4073 2875,4070 2882,4058 2884,4054 2886,4052 2886,4048 2886,4045 2845,3939 2846,3936 2863,3847 2867,3813 2869,3798 2875,3728 2875,3722 2874,3691 2865,3663 2860,3643 2849,3559 2850,3556 2850,3552 2853,3545 2868,3520 2873,3514 2874,3512 2880,3507 2889,3502 2894,3501 2900,3500 2905,3497 2933,3480 2953,3465 2972,3433 2972,3430 2971,3427 2967,3424 2965,3420 2962,3415 2960,3410 2959,3407 2957,3396 2954,3375 2952,3362 2952,3355 2956,3337 2957,3331 2967,3305 2970,3300 2979,3288 2982,3284 3014,3252 3041,3226 3047,3221 3053,3217 3062,3211 3067,3209 3071,3206 3073,3204 3074,3202 3075,3200 3075,3196 3074,3194 3066,3178 3062,3174 3051,3164 3047,3161 3045,3159 3042,3155 3038,3145 3034,3135 3034,3132 3034,3121 3035,3115 3040,3108 3054,3096 3048,3096 3041,3095 3036,3093 3028,3087 3013,3070 3000,3062 2995,3059 2962,3049 2959,3048 2931,3045 2864,3036 2858,3037 2853,3039 2817,3071 2814,3074 2812,3076 2797,3082 2792,3084 2775,3089 2772,3089 2756,3090 2753,3090 2739,3086 2721,3082 2718,3081 2704,3080 2694,3081 2691,3081 2673,3087 2654,3093 2620,3105 2611,3110 2605,3108 2584,3104 2575,3102 2561,3097 2552,3096 2539,3097 2527,3100 2489,3111 2452,3124 2444,3127 2441,3127 2437,3126 2422,3124 2416,3122 2410,3118 2408,3116 2404,3113 2401,3112 2384,3108 2345,3100 2244,3085 2241,3085 2227,3084 2214,3089 2208,3093 2197,3103 2179,3121 2177,3123 2174,3127 2158,3143 2156,3144 2151,3146 2140,3150 2133,3153 2130,3154 2124,3152 2119,3150 2115,3147 2103,3135 2100,3130 2095,3121 2094,3119 2089,3116 2067,3120 2062,3122 2048,3128 2035,3135 1883,2945 1679,2693 1662,2689 1656,2689 1629,2693 1624,2694 1615,2700 1612,2704 1609,2708 1604,2710 1598,2711 1592,2712 1586,2712 1574,2709 1564,2705 1555,2699 1542,2689 1513,2675 1456,2650 1370,2630 1318,2635 1299,2638 1288,2640 1282,2642 1278,2644 1275,2648 1276,2654 1272,2658 1268,2661 1240,2676 1223,2684 1213,2688 1135,2699 1129,2699 1094,2689 1089,2687 1085,2683 1058,2669 1050,2669 986,2668 974,2665 940,2657 918,2651 913,2649 896,2649 890,2649 864,2656 813,2676 809,2679 808,2684 796,2687 778,2688 772,2687 766,2686 748,2675 721,2674 715,2673 710,2671 682,2648 676,2648 662,2627 652,2609 643,2593 640,2589 635,2578 625,2547 625,2543 625,2533 626,2530 630,2513 576,2479 573,2480 543,2478 505,2471 504,2471 502,2470 498,2467 490,2460 468,2429 467,2427 466,2421 465,2418 466,2346 466,2339 473,2206 503,2143 507,2141 512,2139 515,2139 526,2139 530,2141 533,2142 538,2139 540,2137 542,2129 543,2122 542,2116 537,2087 516,1991 512,1978 508,1971 504,1968 501,1966 496,1965 488,1963 368,1834 330,1692 308,1608 254,1588 213,1562 215,1554 216,1547 216,1544 204,1515 194,1494 191,1493 186,1495 123,1531 121,1533 120,1535 118,1537 114,1544 109,1549 107,1551 82,1561 79,1561 17,1564 0,1561 7,1533 66,1442 71,1436 134,1360 153,1335 192,1253 203,1191 201,1185 201,1178 206,1133 216,1096 219,1088 224,1079 227,1075 227,1071 238,953 242,914 242,912 244,906 246,901 279,848 293,830 347,737 383,672 432,602 456,556 458,555 464,550 469,548 525,535 534,534 541,533 544,533 550,535 602,490 673,363 722,275 731,274 829,256 853,246 903,228 984,208 1018,199 1058,178 1050,206 1030,229 996,245 978,252 965,253 946,255 896,262 858,270 832,276 829,277 805,284 739,308 734,311 732,312 730,317 726,332 725,342 727,358 730,379 733,397 736,406 737,411 740,419 745,432 758,464 779,500 794,524 816,552 844,601 834,609 832,611 831,613 869,704 882,731 887,736 907,752 918,759 927,764 928,766 926,786 901,889 891,906 876,916 838,942 834,945 829,951 825,957 817,967 815,969 801,998 799,1007 792,1021 759,1067 757,1069 753,1072 648,1220 644,1228 644,1230 645,1233 667,1268 673,1273 683,1281 690,1288 703,1303 709,1312 721,1328 728,1339 739,1370 756,1395 847,1455 848,1457 852,1472 848,1496 848,1498 838,1535 832,1585 832,1588 836,1591 847,1598 856,1608 858,1610 864,1615 867,1616 875,1618 901,1627 907,1628 917,1629 937,1629 944,1628 965,1624 973,1623 1064,1592 1076,1587 1098,1573 1104,1566 1109,1560 1115,1542 1118,1536 1137,1512 1144,1505 1148,1502 1151,1501 1165,1498 1180,1493 1185,1491 1188,1489 1194,1481 1196,1476 1197,1474 1197,1467 1190,1452 1187,1445 1179,1379 1179,1375 1179,1372 1180,1366 1183,1357 1194,1331 1198,1287 1189,1216 1189,1212 1186,1208 1179,1194 1174,1188 1173,1186 1149,1159 1090,1061 1084,1053 1077,1045 1073,1042 1062,1035 1027,988 1000,944 989,897 956,859 945,843 944,840 954,759 995,724 996,664 989,660 969,641 969,639 974,637 999,630 1004,628 1013,627 1024,627 1031,628 1043,630 1081,624 1086,622 1134,602 1187,577 1206,568 1212,563 1218,558 1227,553 1235,547 1256,536 1263,532 1282,523 1300,515 1315,510 1361,500 1403,496 1417,497 1424,497 1457,494 1461,494 1476,492 1481,490 1485,486 1489,480 1511,469 1524,468 1574,448 1618,437 1667,403 1692,397 1720,393 1722,392 1724,390 1729,365 1715,354 1718,350 1746,353 1748,354 1788,389 1792,393 1796,396 1799,397 1804,399 1807,399 1821,400 1829,400 1842,399 1845,398 1871,371 1874,366 1875,364 1874,360 1874,358 1858,308 1855,301 1850,290 1836,262 1834,261 1816,262 1813,262 1738,283 1649,307 1647,308 1639,308 1631,305 1628,304 1624,301 1622,300 1619,296 1618,292 1618,289 1619,286 1623,280 1627,277 1615,218 1591,176 1588,171 1589,157 1590,151 1593,143 1607,109 1608,107 1634,61 1644,47 1706,13 1727,2 1733,0 1736,0 1739,0 1774,15 1787,27 1792,33 1813,65 1822,84 1824,87 1831,107 1832,110 1838,135 1837,139 1836,144 1835,147 1834,150 1834,164 1834,174 1835,177 1836,183 1842,208">
          <text:p/>
        </draw:polygon>
        <draw:path draw:style-name="gr5" draw:text-style-name="P4" draw:layer="layout" svg:width="0.4cm" svg:height="0.4cm" svg:x="24.226cm" svg:y="29.857cm" svg:viewBox="0 0 401 401" svg:d="M401 201c0 110-90 200-200 200-111 0-201-90-201-200 0-111 90-201 201-201 110 0 200 90 200 201z">
          <text:p/>
        </draw:path>
        <draw:path draw:style-name="gr5" draw:text-style-name="P4" draw:layer="layout" svg:width="0.4cm" svg:height="0.4cm" svg:x="24.226cm" svg:y="29.858cm" svg:viewBox="0 0 401 401" svg:d="M401 201c0 110-90 200-200 200-111 0-201-90-201-200 0-111 90-201 201-201 110 0 200 90 200 201z">
          <text:p/>
        </draw:path>
        <draw:path draw:style-name="gr5" draw:text-style-name="P4" draw:layer="layout" svg:width="0.4cm" svg:height="0.4cm" svg:x="24.226cm" svg:y="29.858cm" svg:viewBox="0 0 401 401" svg:d="M401 201c0 111-89 200-200 200-110 0-201-89-201-200 0-110 91-201 201-201 111 0 200 91 200 201z">
          <text:p/>
        </draw:path>
        <draw:path draw:style-name="gr5" draw:text-style-name="P4" draw:layer="layout" svg:width="0.4cm" svg:height="0.4cm" svg:x="24.226cm" svg:y="29.858cm" svg:viewBox="0 0 401 401" svg:d="M401 201c0 110-89 200-200 200-110 0-201-90-201-200 0-111 91-201 201-201 111 0 200 90 200 201z">
          <text:p/>
        </draw:path>
        <draw:path draw:style-name="gr5" draw:text-style-name="P4" draw:layer="layout" svg:width="0.4cm" svg:height="0.4cm" svg:x="24.228cm" svg:y="29.855cm" svg:viewBox="0 0 401 401" svg:d="M401 201c0 111-89 200-200 200-110 0-201-89-201-200 0-110 91-201 201-201 111 0 200 91 200 201z">
          <text:p/>
        </draw:path>
        <draw:path draw:style-name="gr5" draw:text-style-name="P4" draw:layer="layout" svg:width="0.4cm" svg:height="0.4cm" svg:x="24.25cm" svg:y="29.867cm" svg:viewBox="0 0 401 401" svg:d="M401 201c0 110-89 200-200 200-110 0-201-90-201-200 0-111 91-201 201-201 111 0 200 90 200 201z">
          <text:p/>
        </draw:path>
        <draw:path draw:style-name="gr5" draw:text-style-name="P4" draw:layer="layout" svg:width="0.4cm" svg:height="0.4cm" svg:x="24.252cm" svg:y="29.865cm" svg:viewBox="0 0 401 401" svg:d="M401 201c0 110-89 200-200 200-110 0-201-90-201-200 0-111 91-201 201-201 111 0 200 90 200 201z">
          <text:p/>
        </draw:path>
        <draw:path draw:style-name="gr5" draw:text-style-name="P4" draw:layer="layout" svg:width="0.4cm" svg:height="0.401cm" svg:x="24.229cm" svg:y="29.855cm" svg:viewBox="0 0 401 402" svg:d="M401 201c0 111-90 201-200 201-111 0-201-90-201-201 0-110 90-201 201-201 110 0 200 91 200 201z">
          <text:p/>
        </draw:path>
        <draw:path draw:style-name="gr5" draw:text-style-name="P4" draw:layer="layout" svg:width="0.401cm" svg:height="0.4cm" svg:x="24.23cm" svg:y="29.855cm" svg:viewBox="0 0 402 401" svg:d="M402 201c0 111-90 200-200 200-111 0-202-89-202-200 0-110 91-201 202-201 110 0 200 91 200 201z">
          <text:p/>
        </draw:path>
        <draw:path draw:style-name="gr5" draw:text-style-name="P4" draw:layer="layout" svg:width="0.4cm" svg:height="0.4cm" svg:x="24.226cm" svg:y="29.859cm" svg:viewBox="0 0 401 401" svg:d="M401 201c0 111-90 200-200 200-111 0-201-89-201-200 0-110 90-201 201-201 110 0 200 91 200 201z">
          <text:p/>
        </draw:path>
        <draw:path draw:style-name="gr5" draw:text-style-name="P4" draw:layer="layout" svg:width="0.4cm" svg:height="0.4cm" svg:x="24.226cm" svg:y="29.86cm" svg:viewBox="0 0 401 401" svg:d="M401 201c0 111-90 200-200 200-111 0-201-89-201-200 0-110 90-201 201-201 110 0 200 91 200 201z">
          <text:p/>
        </draw:path>
        <draw:path draw:style-name="gr5" draw:text-style-name="P4" draw:layer="layout" svg:width="0.4cm" svg:height="0.4cm" svg:x="24.226cm" svg:y="29.861cm" svg:viewBox="0 0 401 401" svg:d="M401 201c0 110-89 200-200 200-110 0-201-90-201-200 0-111 91-201 201-201 111 0 200 90 200 201z">
          <text:p/>
        </draw:path>
        <draw:path draw:style-name="gr5" draw:text-style-name="P4" draw:layer="layout" svg:width="0.4cm" svg:height="0.4cm" svg:x="24.226cm" svg:y="29.86cm" svg:viewBox="0 0 401 401" svg:d="M401 201c0 111-89 200-200 200-110 0-201-89-201-200 0-110 91-201 201-201 111 0 200 91 200 201z">
          <text:p/>
        </draw:path>
        <draw:path draw:style-name="gr5" draw:text-style-name="P4" draw:layer="layout" svg:width="0.4cm" svg:height="0.4cm" svg:x="24.228cm" svg:y="29.858cm" svg:viewBox="0 0 401 401" svg:d="M401 201c0 111-89 200-200 200-110 0-201-89-201-200 0-110 91-201 201-201 111 0 200 91 200 201z">
          <text:p/>
        </draw:path>
        <draw:path draw:style-name="gr5" draw:text-style-name="P4" draw:layer="layout" svg:width="0.4cm" svg:height="0.4cm" svg:x="24.25cm" svg:y="29.869cm" svg:viewBox="0 0 401 401" svg:d="M401 201c0 111-89 200-200 200-110 0-201-89-201-200 0-110 91-201 201-201 111 0 200 91 200 201z">
          <text:p/>
        </draw:path>
        <draw:path draw:style-name="gr5" draw:text-style-name="P4" draw:layer="layout" svg:width="0.4cm" svg:height="0.4cm" svg:x="24.252cm" svg:y="29.867cm" svg:viewBox="0 0 401 401" svg:d="M401 201c0 111-89 200-200 200-110 0-201-89-201-200 0-110 91-201 201-201 111 0 200 91 200 201z">
          <text:p/>
        </draw:path>
        <draw:path draw:style-name="gr5" draw:text-style-name="P4" draw:layer="layout" svg:width="0.4cm" svg:height="0.4cm" svg:x="24.229cm" svg:y="29.858cm" svg:viewBox="0 0 401 401" svg:d="M401 201c0 111-90 200-200 200-111 0-201-89-201-200 0-110 90-201 201-201 110 0 200 91 200 201z">
          <text:p/>
        </draw:path>
        <draw:path draw:style-name="gr5" draw:text-style-name="P4" draw:layer="layout" svg:width="0.401cm" svg:height="0.4cm" svg:x="24.23cm" svg:y="29.858cm" svg:viewBox="0 0 402 401" svg:d="M402 201c0 110-90 200-200 200-111 0-202-90-202-200 0-111 91-201 202-201 110 0 200 90 200 201z">
          <text:p/>
        </draw:path>
        <draw:path draw:style-name="gr5" draw:text-style-name="P4" draw:layer="layout" svg:width="0.4cm" svg:height="0.4cm" svg:x="24.225cm" svg:y="29.86cm" svg:viewBox="0 0 401 401" svg:d="M401 201c0 110-89 200-200 200-110 0-201-90-201-200 0-111 91-201 201-201 111 0 200 90 200 201z">
          <text:p/>
        </draw:path>
        <draw:path draw:style-name="gr5" draw:text-style-name="P4" draw:layer="layout" svg:width="0.401cm" svg:height="0.4cm" svg:x="24.227cm" svg:y="29.858cm" svg:viewBox="0 0 402 401" svg:d="M402 201c0 111-90 200-200 200-111 0-202-89-202-200 0-110 91-201 202-201 110 0 200 91 200 201z">
          <text:p/>
        </draw:path>
        <draw:path draw:style-name="gr5" draw:text-style-name="P4" draw:layer="layout" svg:width="0.401cm" svg:height="0.4cm" svg:x="24.251cm" svg:y="29.868cm" svg:viewBox="0 0 402 401" svg:d="M402 201c0 111-90 200-201 200-110 0-201-89-201-200 0-110 91-201 201-201 111 0 201 91 201 201z">
          <text:p/>
        </draw:path>
        <draw:path draw:style-name="gr5" draw:text-style-name="P4" draw:layer="layout" svg:width="0.4cm" svg:height="0.401cm" svg:x="24.251cm" svg:y="29.868cm" svg:viewBox="0 0 401 402" svg:d="M401 201c0 111-90 201-200 201-111 0-201-90-201-201 0-110 90-201 201-201 110 0 200 91 200 201z">
          <text:p/>
        </draw:path>
        <draw:path draw:style-name="gr5" draw:text-style-name="P4" draw:layer="layout" svg:width="0.4cm" svg:height="0.4cm" svg:x="24.228cm" svg:y="29.858cm" svg:viewBox="0 0 401 401" svg:d="M401 201c0 111-90 200-200 200-111 0-201-89-201-200 0-110 90-201 201-201 110 0 200 91 200 201z">
          <text:p/>
        </draw:path>
        <draw:path draw:style-name="gr5" draw:text-style-name="P4" draw:layer="layout" svg:width="0.4cm" svg:height="0.4cm" svg:x="24.227cm" svg:y="29.857cm" svg:viewBox="0 0 401 401" svg:d="M401 201c0 110-90 200-200 200-111 0-201-90-201-200 0-111 90-201 201-201 110 0 200 90 200 201z">
          <text:p/>
        </draw:path>
        <draw:path draw:style-name="gr5" draw:text-style-name="P4" draw:layer="layout" svg:width="0.4cm" svg:height="0.4cm" svg:x="24.229cm" svg:y="29.858cm" svg:viewBox="0 0 401 401" svg:d="M401 201c0 111-90 200-200 200-111 0-201-89-201-200 0-110 90-201 201-201 110 0 200 91 200 201z">
          <text:p/>
        </draw:path>
        <draw:path draw:style-name="gr6" draw:text-style-name="P5" draw:layer="layout" svg:width="0.4cm" svg:height="0.4cm" svg:x="29.604cm" svg:y="20.428cm" svg:viewBox="0 0 401 401" svg:d="M401 200c0 112-90 201-201 201s-200-89-200-201c0-110 89-200 200-200s201 90 201 200z">
          <text:p/>
        </draw:path>
        <draw:path draw:style-name="gr6" draw:text-style-name="P5" draw:layer="layout" svg:width="0.4cm" svg:height="0.401cm" svg:x="29.604cm" svg:y="20.428cm" svg:viewBox="0 0 401 402" svg:d="M401 201c0 111-89 201-201 201-110 0-200-90-200-201s90-201 200-201c112 0 201 90 201 201z">
          <text:p/>
        </draw:path>
        <draw:path draw:style-name="gr6" draw:text-style-name="P5" draw:layer="layout" svg:width="0.4cm" svg:height="0.4cm" svg:x="29.603cm" svg:y="20.427cm" svg:viewBox="0 0 401 401" svg:d="M401 200c0 111-89 201-201 201-110 0-200-90-200-201s90-200 200-200c112 0 201 89 201 200z">
          <text:p/>
        </draw:path>
        <draw:path draw:style-name="gr6" draw:text-style-name="P5" draw:layer="layout" svg:width="0.4cm" svg:height="0.4cm" svg:x="29.604cm" svg:y="20.427cm" svg:viewBox="0 0 401 401" svg:d="M401 200c0 112-90 201-201 201s-200-89-200-201c0-110 89-200 200-200s201 90 201 200z">
          <text:p/>
        </draw:path>
        <draw:path draw:style-name="gr6" draw:text-style-name="P5" draw:layer="layout" svg:width="0.4cm" svg:height="0.4cm" svg:x="29.603cm" svg:y="20.427cm" svg:viewBox="0 0 401 401" svg:d="M401 200c0 112-89 201-201 201-110 0-200-89-200-201 0-110 90-200 200-200 112 0 201 90 201 200z">
          <text:p/>
        </draw:path>
        <draw:path draw:style-name="gr6" draw:text-style-name="P5" draw:layer="layout" svg:width="0.4cm" svg:height="0.4cm" svg:x="29.605cm" svg:y="20.428cm" svg:viewBox="0 0 401 401" svg:d="M401 200c0 112-90 201-201 201s-200-89-200-201c0-110 89-200 200-200s201 90 201 200z">
          <text:p/>
        </draw:path>
        <draw:path draw:style-name="gr6" draw:text-style-name="P5" draw:layer="layout" svg:width="0.4cm" svg:height="0.4cm" svg:x="29.605cm" svg:y="20.429cm" svg:viewBox="0 0 401 401" svg:d="M401 200c0 111-89 201-201 201-110 0-200-90-200-201s90-200 200-200c112 0 201 89 201 200z">
          <text:p/>
        </draw:path>
        <draw:path draw:style-name="gr6" draw:text-style-name="P5" draw:layer="layout" svg:width="0.4cm" svg:height="0.401cm" svg:x="29.604cm" svg:y="20.426cm" svg:viewBox="0 0 401 402" svg:d="M401 201c0 111-89 201-201 201-110 0-200-90-200-201s90-201 200-201c112 0 201 90 201 201z">
          <text:p/>
        </draw:path>
        <draw:path draw:style-name="gr6" draw:text-style-name="P5" draw:layer="layout" svg:width="0.4cm" svg:height="0.4cm" svg:x="29.605cm" svg:y="20.428cm" svg:viewBox="0 0 401 401" svg:d="M401 200c0 111-89 201-201 201-110 0-200-90-200-201s90-200 200-200c112 0 201 89 201 200z">
          <text:p/>
        </draw:path>
        <draw:path draw:style-name="gr7" draw:text-style-name="P6" draw:layer="layout" svg:width="0.4cm" svg:height="0.4cm" svg:x="29.867cm" svg:y="21.211cm" svg:viewBox="0 0 401 401" svg:d="M401 200c0 111-90 201-200 201-111 0-201-90-201-201s90-200 201-200c110 0 200 89 200 200z">
          <text:p/>
        </draw:path>
        <draw:path draw:style-name="gr7" draw:text-style-name="P6" draw:layer="layout" svg:width="0.4cm" svg:height="0.4cm" svg:x="29.867cm" svg:y="21.211cm" svg:viewBox="0 0 401 401" svg:d="M401 200c0 112-89 201-200 201-110 0-201-89-201-201 0-110 91-200 201-200 111 0 200 90 200 200z">
          <text:p/>
        </draw:path>
        <draw:path draw:style-name="gr7" draw:text-style-name="P6" draw:layer="layout" svg:width="0.4cm" svg:height="0.4cm" svg:x="29.867cm" svg:y="21.212cm" svg:viewBox="0 0 401 401" svg:d="M401 200c0 111-89 201-200 201-110 0-201-90-201-201s91-200 201-200c111 0 200 89 200 200z">
          <text:p/>
        </draw:path>
        <draw:path draw:style-name="gr7" draw:text-style-name="P6" draw:layer="layout" svg:width="0.4cm" svg:height="0.4cm" svg:x="29.867cm" svg:y="21.212cm" svg:viewBox="0 0 401 401" svg:d="M401 200c0 111-90 201-200 201-111 0-201-90-201-201s90-200 201-200c110 0 200 89 200 200z">
          <text:p/>
        </draw:path>
        <draw:path draw:style-name="gr7" draw:text-style-name="P6" draw:layer="layout" svg:width="0.4cm" svg:height="0.4cm" svg:x="29.867cm" svg:y="21.212cm" svg:viewBox="0 0 401 401" svg:d="M401 200c0 112-90 201-200 201-111 0-201-89-201-201 0-110 90-200 201-200 110 0 200 90 200 200z">
          <text:p/>
        </draw:path>
        <draw:path draw:style-name="gr7" draw:text-style-name="P6" draw:layer="layout" svg:width="0.4cm" svg:height="0.4cm" svg:x="29.868cm" svg:y="21.211cm" svg:viewBox="0 0 401 401" svg:d="M401 200c0 112-89 201-200 201-110 0-201-89-201-201 0-110 91-200 201-200 111 0 200 90 200 200z">
          <text:p/>
        </draw:path>
        <draw:path draw:style-name="gr7" draw:text-style-name="P6" draw:layer="layout" svg:width="0.4cm" svg:height="0.4cm" svg:x="29.868cm" svg:y="21.211cm" svg:viewBox="0 0 401 401" svg:d="M401 200c0 111-89 201-200 201-110 0-201-90-201-201s91-200 201-200c111 0 200 89 200 200z">
          <text:p/>
        </draw:path>
        <draw:path draw:style-name="gr7" draw:text-style-name="P6" draw:layer="layout" svg:width="0.4cm" svg:height="0.4cm" svg:x="29.868cm" svg:y="21.211cm" svg:viewBox="0 0 401 401" svg:d="M401 200c0 112-89 201-200 201-110 0-201-89-201-201 0-110 91-200 201-200 111 0 200 90 200 200z">
          <text:p/>
        </draw:path>
        <draw:path draw:style-name="gr7" draw:text-style-name="P6" draw:layer="layout" svg:width="0.4cm" svg:height="0.4cm" svg:x="29.868cm" svg:y="21.212cm" svg:viewBox="0 0 401 401" svg:d="M401 200c0 111-89 201-200 201-110 0-201-90-201-201s91-200 201-200c111 0 200 89 200 200z">
          <text:p/>
        </draw:path>
        <draw:path draw:style-name="gr7" draw:text-style-name="P6" draw:layer="layout" svg:width="0.4cm" svg:height="0.4cm" svg:x="29.868cm" svg:y="21.212cm" svg:viewBox="0 0 401 401" svg:d="M401 200c0 112-89 201-200 201-110 0-201-89-201-201 0-110 91-200 201-200 111 0 200 90 200 200z">
          <text:p/>
        </draw:path>
        <draw:path draw:style-name="gr7" draw:text-style-name="P6" draw:layer="layout" svg:width="0.401cm" svg:height="0.401cm" svg:x="29.855cm" svg:y="21.188cm" svg:viewBox="0 0 402 402" svg:d="M402 201c0 110-90 201-200 201-111 0-202-91-202-201 0-111 91-201 202-201 110 0 200 90 200 201z">
          <text:p/>
        </draw:path>
        <draw:path draw:style-name="gr7" draw:text-style-name="P6" draw:layer="layout" svg:width="0.4cm" svg:height="0.4cm" svg:x="29.855cm" svg:y="21.188cm" svg:viewBox="0 0 401 401" svg:d="M401 200c0 111-89 201-200 201-110 0-201-90-201-201 0-110 91-200 201-200 111 0 200 90 200 200z">
          <text:p/>
        </draw:path>
        <draw:path draw:style-name="gr7" draw:text-style-name="P6" draw:layer="layout" svg:width="0.4cm" svg:height="0.401cm" svg:x="29.86cm" svg:y="21.202cm" svg:viewBox="0 0 401 402" svg:d="M401 200c0 111-89 202-200 202-110 0-201-91-201-202 0-110 91-200 201-200 111 0 200 90 200 200z">
          <text:p/>
        </draw:path>
        <draw:path draw:style-name="gr7" draw:text-style-name="P6" draw:layer="layout" svg:width="0.4cm" svg:height="0.4cm" svg:x="29.867cm" svg:y="21.211cm" svg:viewBox="0 0 401 401" svg:d="M401 200c0 111-89 201-200 201-110 0-201-90-201-201s91-200 201-200c111 0 200 89 200 200z">
          <text:p/>
        </draw:path>
        <draw:path draw:style-name="gr8" draw:text-style-name="P6" draw:layer="layout" svg:width="0.4cm" svg:height="0.4cm" svg:x="29.867cm" svg:y="21.211cm" svg:viewBox="0 0 401 401" svg:d="M401 200c0 111-89 201-200 201-110 0-201-90-201-201s91-200 201-200c111 0 200 89 200 200z">
          <text:p/>
        </draw:path>
        <draw:path draw:style-name="gr9" draw:text-style-name="P3" draw:layer="layout" svg:width="0.4cm" svg:height="0.4cm" svg:x="29.867cm" svg:y="21.211cm" svg:viewBox="0 0 401 401" svg:d="M401 200c0 111-89 201-200 201-110 0-201-90-201-201s91-200 201-200c111 0 200 89 200 200z">
          <text:p/>
        </draw:path>
        <draw:path draw:style-name="gr7" draw:text-style-name="P6" draw:layer="layout" svg:width="0.4cm" svg:height="0.401cm" svg:x="29.888cm" svg:y="21.233cm" svg:viewBox="0 0 401 402" svg:d="M401 201c0 111-89 201-200 201-110 0-201-90-201-201s91-201 201-201c111 0 200 90 200 201z">
          <text:p/>
        </draw:path>
        <draw:frame draw:style-name="gr3" draw:text-style-name="P3" draw:layer="layout" svg:width="2.866cm" svg:height="1.56cm" svg:x="24.798cm" svg:y="19.731cm">
          <draw:image xlink:href="Pictures/100002010000004F0000002B910AD352D2D7D0B1.png" xlink:type="simple" xlink:show="embed" xlink:actuate="onLoad">
            <text:p/>
          </draw:image>
        </draw:frame>
        <draw:path draw:style-name="gr2" draw:text-style-name="P2" draw:layer="layout" svg:width="1.771cm" svg:height="0.279cm" svg:x="25.272cm" svg:y="20.301cm" svg:viewBox="0 0 1772 280" svg:d="M0 16h34l58 166c8 22 13 41 17 58 3-15 8-34 16-58l58-166h34l-92 260h-33zM331 280c-29 0-52-9-69-27-16-17-25-42-25-74 0-31 8-56 24-74 15-18 36-28 63-28 24 0 44 8 58 24s22 37 22 64v19h-134c1 23 7 40 17 52 11 11 26 17 46 17 10 0 20-1 29-3 10-2 21-5 33-11v28c-11 5-21 8-31 10-9 2-20 3-33 3zM323 103c-15 0-27 5-36 15s-14 23-16 41h99c0-18-4-32-12-41-8-10-20-15-35-15zM563 276v-125c0-16-3-28-10-35-7-8-18-12-33-12-21 0-36 6-45 17-9 10-13 28-13 53v102h-32v-195h26l4 26h2c6-9 14-17 25-22s24-8 37-8c24 0 42 6 54 18 11 11 17 29 17 54v127zM767 280c-29 0-52-9-68-27-17-17-25-42-25-74 0-31 8-56 23-74 16-18 37-28 63-28 25 0 44 8 59 24 14 16 21 37 21 64v19h-133c1 23 6 40 17 52 10 11 26 17 45 17 10 0 20-1 30-3 9-2 20-5 33-11v28c-11 5-22 8-31 10-10 2-21 3-34 3zM760 103c-16 0-28 5-36 15-9 10-15 23-16 41h99c0-18-4-32-13-41-8-10-19-15-34-15zM992 276h-142v-21l104-149h-98v-25h133v24l-102 147h105zM1115 81v126c0 16 3 27 10 35s18 12 33 12c20 0 34-6 43-17s14-29 14-55v-101h32v195h-26l-5-25h-2c-5 9-13 16-24 21s-23 8-37 8c-24 0-41-6-53-17s-18-29-18-54v-128zM1421 280c-29 0-52-9-69-27-16-17-25-42-25-74 0-31 8-56 24-74 15-18 36-28 62-28 25 0 45 8 59 24s21 37 21 64v19h-133c1 23 7 40 17 52 11 11 26 17 46 17 10 0 20-1 29-3s20-5 33-11v28c-11 5-21 8-31 10-9 2-20 3-33 3zM1413 103c-15 0-27 5-36 15s-14 23-16 41h99c0-18-4-32-12-41-8-10-20-15-35-15zM1552 276h-32v-276h32zM1749 276l-7-27h-1c-10 12-19 20-29 24-10 5-22 7-36 7-19 0-34-5-45-15s-17-24-17-43c0-40 31-61 94-63l33-1v-11c0-15-4-26-10-33s-17-11-31-11c-10 0-19 2-28 5-10 3-18 6-27 10l-9-24c10-5 20-9 32-12 11-3 23-5 34-5 24 0 42 6 53 16s17 27 17 50v133zM1683 254c18 0 32-5 42-14 11-10 16-24 16-41v-19l-29 1c-23 1-39 5-49 12-10 6-15 16-15 29 0 11 3 19 9 24s15 8 26 8z">
          <text:p/>
        </draw:path>
        <draw:frame draw:style-name="gr3" draw:text-style-name="P3" draw:layer="layout" svg:width="2.758cm" svg:height="1.56cm" svg:x="29.932cm" svg:y="20.921cm">
          <draw:image xlink:href="Pictures/100002010000004C0000002B9B19C7B5658CBDA5.png" xlink:type="simple" xlink:show="embed" xlink:actuate="onLoad">
            <text:p/>
          </draw:image>
        </draw:frame>
        <draw:path draw:style-name="gr2" draw:text-style-name="P2" draw:layer="layout" svg:width="1.655cm" svg:height="0.271cm" svg:x="30.424cm" svg:y="21.499cm" svg:viewBox="0 0 1656 272" svg:d="M163 198c0 24-8 41-24 54s-39 20-68 20c-31 0-55-4-71-12v-31c11 4 23 8 36 11s25 4 36 4c20 0 34-4 44-11 10-8 15-18 15-32 0-9-2-16-6-21-3-6-9-11-17-16-9-5-21-10-38-16-24-9-41-19-52-31-10-12-15-27-15-46 0-20 7-36 23-48 15-12 35-18 59-18 27 0 50 5 72 14l-10 28c-22-9-43-14-62-14-15 0-27 3-36 10s-13 16-13 28c0 9 2 16 5 21 3 6 9 11 16 15 8 5 20 10 36 16 19 8 34 14 43 21s16 14 21 23c4 9 6 19 6 31zM260 73v125c0 17 4 28 11 36s18 12 33 12c20 0 35-6 44-17s14-30 14-55v-101h31v195h-26l-4-25h-2c-6 9-14 16-24 21-11 5-23 8-38 8-24 0-42-6-54-17-11-11-17-29-17-55v-127zM575 69c9 0 17 1 24 2l-4 30c-8-2-15-3-21-3-11 0-21 3-29 9-9 6-16 13-21 23s-7 22-7 34v104h-32v-195h26l4 36h1c7-13 16-23 26-30 11-6 22-10 33-10zM662 268h-32v-195h32zM628 20c0-7 1-12 5-15 4-4 8-5 13-5s10 1 13 5c4 3 6 8 6 15s-2 12-6 15c-3 4-8 6-13 6s-9-2-13-6c-4-3-5-8-5-15zM871 268v-125c0-16-3-27-10-35s-18-12-33-12c-20 0-35 6-44 17s-13 29-13 53v102h-32v-195h26l4 27h2c6-10 15-18 26-23s22-8 35-8c24 0 42 6 54 18 11 11 17 29 17 54v127zM1113 268l-6-27h-1c-10 12-20 20-30 24-9 5-21 7-36 7-19 0-34-5-45-15s-16-24-16-42c0-41 31-62 93-64l33-1v-11c0-15-3-26-10-33-6-7-16-10-30-10-10 0-20 1-29 4s-18 7-26 10l-10-23c10-6 21-10 32-13 12-3 23-5 35-5 23 0 41 6 52 16 12 10 17 27 17 50v133zM1047 246c18 0 33-5 43-14 10-10 15-25 15-42v-18l-29 1c-22 1-38 5-49 11-10 7-15 16-15 31 0 10 3 18 9 23 7 6 15 8 26 8zM1422 268v-126c0-31-13-46-40-46-18 0-31 5-40 16-8 10-12 26-12 48v108h-32v-126c0-15-3-27-9-35-7-7-17-11-31-11-18 0-31 6-39 17s-12 29-12 53v102h-33v-195h26l5 27h2c5-10 13-17 23-23 10-5 22-8 34-8 31 0 51 11 60 33h2c6-10 14-18 25-24s23-9 37-9c22 0 38 6 49 18 11 11 17 29 17 54v127zM1584 272c-29 0-52-9-69-27-17-17-25-42-25-73 0-32 8-57 23-75 16-18 37-28 63-28 25 0 44 8 59 24 14 16 21 37 21 64v19h-133c1 22 6 40 17 52 11 11 26 17 45 17 11 0 20-1 30-3 9-2 20-5 33-10v27c-11 5-21 8-31 10-9 2-20 3-33 3zM1576 96c-15 0-27 4-36 14s-14 23-16 41h99c0-18-4-32-12-41-8-10-20-14-35-14z">
          <text:p/>
        </draw:path>
        <draw:frame draw:style-name="gr3" draw:text-style-name="P3" draw:layer="layout" svg:width="2.685cm" svg:height="1.56cm" svg:x="21.143cm" svg:y="21.249cm">
          <draw:image xlink:href="Pictures/100002010000004A0000002BEB9B730847491943.png" xlink:type="simple" xlink:show="embed" xlink:actuate="onLoad">
            <text:p/>
          </draw:image>
        </draw:frame>
        <draw:path draw:style-name="gr2" draw:text-style-name="P2" draw:layer="layout" svg:width="1.568cm" svg:height="0.279cm" svg:x="21.638cm" svg:y="21.819cm" svg:viewBox="0 0 1569 280" svg:d="M124 41c-28 0-49 9-65 29-16 19-24 45-24 77 0 33 8 59 23 77 16 18 38 27 66 27 18 0 39-3 62-10v29c-11 3-21 6-31 7-11 2-22 3-36 3-38 0-67-12-88-35-20-23-31-56-31-99 0-26 5-50 15-70 10-21 24-36 43-47s41-16 66-16c28 0 52 5 72 15l-13 27c-20-9-40-14-59-14zM432 179c0 32-8 56-24 74s-38 27-66 27c-18 0-34-4-47-12-14-9-25-20-32-36-7-15-11-33-11-53 0-32 8-57 24-74 16-18 38-27 67-27 27 0 49 9 65 27s24 43 24 74zM285 179c0 24 5 43 14 55 10 13 24 20 43 20s33-7 42-20c10-12 15-31 15-55 0-25-5-43-15-55-9-13-23-19-42-19-38 0-57 25-57 74zM477 276h-33v-276h33zM723 179c0 32-8 56-24 74s-39 27-67 27c-18 0-33-4-47-12-14-9-24-20-31-36-8-15-12-33-12-53 0-32 8-57 24-74 16-18 38-27 67-27 27 0 49 9 65 27 17 18 25 43 25 74zM575 179c0 24 5 43 15 55 9 13 24 20 43 20 18 0 32-7 42-20 10-12 14-31 14-55 0-25-4-43-14-55-10-13-24-19-43-19-38 0-57 25-57 74zM983 276v-125c0-31-14-46-40-46-18 0-32 5-40 16-9 10-13 26-13 48v107h-31v-125c0-15-3-27-10-35-7-7-17-11-30-11-18 0-31 6-39 17-9 10-13 28-13 53v101h-32v-194h26l4 26h2c6-9 14-16 24-22 10-5 21-8 34-8 30 0 50 11 59 33h2c6-10 15-18 25-24 11-6 24-9 38-9 21 0 38 6 49 17 11 12 16 30 16 55v126zM1154 78c26 0 46 9 60 27s21 42 21 74-7 57-21 74c-15 18-35 27-60 27-13 0-25-3-35-7-11-5-19-12-25-21h-3c-4 14-6 22-6 24h-24v-276h33v68c0 13-1 26-2 39h2c13-19 33-29 60-29zM1149 105c-20 0-34 6-43 17-8 11-12 30-12 56v1c0 27 4 46 13 57 8 12 23 18 42 18 18 0 31-7 40-20 9-12 13-31 13-55 0-25-4-43-13-55-9-13-23-19-40-19zM1349 276h-33v-194h33zM1314 28c0-7 2-12 6-16 3-3 8-4 13-4s9 1 13 4c4 4 6 9 6 16s-2 12-6 15c-4 4-8 5-13 5s-10-1-13-5c-4-3-6-8-6-15zM1546 276l-7-27h-1c-10 12-19 20-29 24-10 5-22 7-36 7-19 0-34-5-45-15s-17-24-17-43c0-39 31-60 94-62l33-1v-11c0-15-4-26-10-33s-17-10-31-10c-10 0-19 1-29 4-9 3-17 6-26 10l-9-24c10-5 20-9 32-12 11-3 23-5 34-5 24 0 41 6 53 16 11 10 17 27 17 50v132zM1480 254c18 0 32-5 42-14 11-10 16-24 16-41v-18l-29 1c-23 1-39 5-49 11-10 7-15 16-15 29 0 11 3 19 9 24s15 8 26 8z">
          <text:p/>
        </draw:path>
        <draw:frame draw:style-name="gr3" draw:text-style-name="P3" draw:layer="layout" svg:width="2.467cm" svg:height="1.56cm" svg:x="18.752cm" svg:y="23.745cm">
          <draw:image xlink:href="Pictures/10000201000000440000002B9E1293EBB398B409.png" xlink:type="simple" xlink:show="embed" xlink:actuate="onLoad">
            <text:p/>
          </draw:image>
        </draw:frame>
        <draw:path draw:style-name="gr2" draw:text-style-name="P2" draw:layer="layout" svg:width="1.344cm" svg:height="0.279cm" svg:x="19.26cm" svg:y="24.314cm" svg:viewBox="0 0 1345 280" svg:d="M145 277h-145v-260h145v29h-112v81h105v28h-105v93h112zM292 280c-28 0-50-8-66-26-16-17-23-41-23-74 0-32 8-57 23-75 16-17 39-27 68-27 9 0 19 1 29 3 9 3 17 5 23 8l-10 27c-16-6-31-9-43-9-19 0-34 6-43 18-10 12-15 31-15 55s5 42 15 54c9 13 23 19 41 19 17 0 35-4 52-11v28c-14 7-31 10-51 10zM426 81v127c0 15 4 27 11 35 7 7 18 11 33 11 20 0 34-5 43-17 9-11 14-29 14-53v-103h32v196h-26l-5-26h-2c-5 9-14 16-24 22-11 5-23 7-38 7-23 0-41-5-52-16-12-12-18-30-18-54v-129zM770 277l-6-28h-1c-10 12-20 20-29 25-10 4-22 6-36 6-20 0-35-5-46-15s-16-24-16-42c0-40 31-61 93-62l33-2v-11c0-15-3-26-9-33-7-7-17-10-31-10-10 0-20 1-29 5-9 3-18 6-26 10l-10-24c10-5 21-10 32-13 12-4 23-5 35-5 23 0 41 6 52 16 12 11 17 27 17 50v133zM704 255c19 0 33-5 43-15 10-9 15-23 15-41v-17l-29 1c-22 1-38 5-48 11-11 6-16 16-16 29 0 10 3 18 10 23 6 6 14 9 25 9zM901 280c-26 0-45-8-59-26-14-17-21-42-21-74s7-57 21-74c14-18 33-28 59-28s46 10 60 29h3c-1-2-1-7-2-14 0-7-1-13-1-15v-78h32v277h-25l-6-26h-1c-13 19-34 29-60 29zM906 254c19 0 33-5 42-16 9-10 13-28 13-52v-6c0-27-4-46-13-58-9-11-23-17-43-17-16 0-29 7-38 20s-13 31-13 55c0 25 4 43 13 55 9 13 22 19 39 19zM1219 179c0 32-8 57-24 75-16 17-39 26-67 26-18 0-33-4-47-12s-24-20-32-35c-7-15-11-33-11-54 0-31 8-56 24-74 16-17 38-27 67-27 27 0 49 10 65 28 17 18 25 42 25 73zM1071 179c0 24 5 43 15 56 9 13 24 19 43 19 18 0 32-6 42-19 9-13 14-32 14-56s-5-43-14-55c-10-12-24-18-43-18-38 0-57 24-57 73zM1321 78c9 0 17 0 24 2l-4 30c-7-1-14-2-21-2-11 0-20 3-29 8-9 6-16 14-21 24s-7 21-7 33v104h-32v-196h26l4 37h1c7-13 16-23 27-29 10-8 21-11 32-11z">
          <text:p/>
        </draw:path>
        <draw:frame draw:style-name="gr3" draw:text-style-name="P3" draw:layer="layout" svg:width="2.431cm" svg:height="1.56cm" svg:x="18.61cm" svg:y="18.642cm">
          <draw:image xlink:href="Pictures/10000201000000430000002BB7D34F6636D44937.png" xlink:type="simple" xlink:show="embed" xlink:actuate="onLoad">
            <text:p/>
          </draw:image>
        </draw:frame>
        <draw:path draw:style-name="gr2" draw:text-style-name="P2" draw:layer="layout" svg:width="1.3cm" svg:height="0.262cm" svg:x="19.119cm" svg:y="19.228cm" svg:viewBox="0 0 1301 263" svg:d="M166 76c0 27-9 48-27 62s-44 21-77 21h-29v101h-33v-260h68c65 0 98 25 98 76zM33 131h26c25 0 44-4 56-12 11-9 17-22 17-42 0-16-6-29-16-37-11-8-28-12-51-12h-32zM333 260l-6-28h-1c-10 12-20 20-29 25-10 4-22 6-36 6-20 0-35-5-46-15s-16-24-16-42c0-40 31-60 93-62l33-1v-12c0-15-3-25-9-32-7-7-17-11-31-11-10 0-20 2-29 5s-18 6-26 10l-10-25c10-5 21-9 32-12 12-4 23-5 35-5 24 0 41 5 52 16 12 11 17 28 17 50v133zM267 238c19 0 33-5 43-15 10-9 15-23 15-41v-17l-29 1c-22 1-38 5-48 11-11 6-16 16-16 29 0 10 3 18 10 24 6 5 14 8 25 8zM527 260v-124c0-16-3-28-10-36-7-7-18-11-34-11-20 0-34 5-43 16s-13 29-13 54v101h-33v-196h27l4 28h2c6-11 14-18 25-23s23-8 36-8c24 0 42 6 54 17 11 13 17 31 17 55v127zM769 260l-6-28h-2c-9 12-19 20-29 25-9 4-21 6-36 6-19 0-34-5-45-15s-17-24-17-42c0-40 32-60 94-62l33-1v-12c0-15-3-25-10-32-6-7-16-11-30-11-11 0-20 2-29 5s-18 6-26 10l-10-25c10-5 20-9 32-12 11-4 23-5 34-5 24 0 42 5 53 16s17 28 17 50v133zM703 238c18 0 32-5 43-15 10-9 15-23 15-41v-17l-29 1c-22 1-39 5-49 11s-15 16-15 29c0 10 3 18 9 24 6 5 15 8 26 8zM1078 260v-125c0-31-13-46-40-46-18 0-31 5-40 15-8 11-13 27-13 49v107h-31v-125c0-16-3-27-10-35-6-8-16-11-30-11-18 0-31 5-39 16s-13 29-13 54v101h-32v-196h26l5 28h1c6-10 14-18 24-23s21-8 34-8c30 0 50 11 60 33h1c6-11 15-19 26-25 10-5 23-8 37-8 22 0 38 6 49 17 11 12 17 30 17 55v127zM1278 260l-6-28h-1c-10 12-20 20-30 25-9 4-21 6-36 6-19 0-34-5-45-15s-16-24-16-42c0-40 31-60 93-62l33-1v-12c0-15-3-25-10-32-6-7-16-11-30-11-10 0-20 2-29 5s-18 6-26 10l-10-25c10-5 21-9 32-12 12-4 23-5 34-5 24 0 42 5 53 16 12 11 17 28 17 50v133zM1212 238c18 0 32-5 43-15 10-9 15-23 15-41v-17l-29 1c-22 1-39 5-49 11s-15 16-15 29c0 10 3 18 9 24 7 5 15 8 26 8z">
          <text:p/>
        </draw:path>
        <draw:frame draw:style-name="gr3" draw:text-style-name="P3" draw:layer="layout" svg:width="2.431cm" svg:height="1.56cm" svg:x="28.517cm" svg:y="20.578cm">
          <draw:image xlink:href="Pictures/10000201000000430000002BBF312127D89E4FF6.png" xlink:type="simple" xlink:show="embed" xlink:actuate="onLoad">
            <text:p/>
          </draw:image>
        </draw:frame>
        <draw:path draw:style-name="gr2" draw:text-style-name="P2" draw:layer="layout" svg:width="1.314cm" svg:height="0.35cm" svg:x="29.012cm" svg:y="21.161cm" svg:viewBox="0 0 1315 351" svg:d="M126 127h89v127c-14 4-28 7-42 10-14 2-30 3-49 3-39 0-70-12-92-35-21-24-32-56-32-98 0-27 5-51 16-71s26-35 47-46c20-12 44-17 71-17 28 0 54 5 78 16l-13 28c-23-10-45-15-66-15-31 0-55 10-73 29-17 18-26 44-26 76 0 34 8 60 25 78s41 27 73 27c17 0 34-2 51-6v-77h-57zM330 69v125c0 16 3 28 10 35 7 8 18 12 33 12 20 0 34-6 43-17s14-29 14-53v-102h32v195h-26l-5-26h-2c-5 9-13 16-24 21-11 6-23 8-37 8-24 0-41-5-53-17-12-11-18-29-18-53v-128zM523 69h34l42 111c9 24 14 42 16 53h2c1-4 3-13 7-25s7-21 11-28l39-111h34l-85 222c-8 21-17 36-28 46-11 9-25 14-42 14-9 0-18-1-27-3v-25c6 1 14 2 22 2 10 0 19-3 26-9 7-5 12-14 17-26l10-26zM856 264l-7-28h-1c-9 12-19 20-29 25-9 4-21 6-36 6-19 0-34-5-45-15s-17-24-17-42c0-40 32-61 94-63l33-1v-11c0-15-3-26-10-33-6-7-16-10-30-10-11 0-20 1-29 4s-18 7-26 11l-10-24c10-6 20-10 32-13 11-3 23-4 34-4 24 0 42 5 53 15 11 11 17 27 17 50v133zM790 242c18 0 32-5 42-15 11-10 16-23 16-41v-18l-29 2c-22 1-39 4-49 11-10 6-15 16-15 29 0 10 3 18 9 23 6 6 15 9 26 9zM1050 264v-125c0-15-4-27-11-35s-18-12-33-12c-20 0-34 6-43 17s-14 29-14 54v101h-32v-195h26l5 27h1c6-10 15-17 26-23 11-5 23-7 36-7 24 0 42 6 53 17 12 12 17 30 17 54v127zM1291 264l-6-28h-1c-10 12-20 20-29 25-10 4-22 6-36 6-20 0-35-5-46-15s-16-24-16-42c0-40 31-61 93-63l33-1v-11c0-15-3-26-9-33-7-7-17-10-31-10-10 0-20 1-29 4s-18 7-26 11l-10-24c10-6 21-10 32-13 12-3 23-4 35-4 24 0 41 5 53 15 11 11 17 27 17 50v133zM1226 242c18 0 32-5 42-15s15-23 15-41v-18l-29 2c-22 1-38 4-48 11-11 6-16 16-16 29 0 10 3 18 10 23 6 6 15 9 26 9z">
          <text:p/>
        </draw:path>
        <draw:frame draw:style-name="gr3" draw:text-style-name="P3" draw:layer="layout" svg:width="2.177cm" svg:height="1.56cm" svg:x="25.645cm" svg:y="30.807cm">
          <draw:image xlink:href="Pictures/100002010000003C0000002BEB173150464F6789.png" xlink:type="simple" xlink:show="embed" xlink:actuate="onLoad">
            <text:p/>
          </draw:image>
        </draw:frame>
        <draw:path draw:style-name="gr2" draw:text-style-name="P2" draw:layer="layout" svg:width="1.046cm" svg:height="0.279cm" svg:x="26.154cm" svg:y="31.377cm" svg:viewBox="0 0 1047 280" svg:d="M0 17h74c34 0 59 5 75 15 15 11 23 27 23 49 0 15-4 28-13 38-8 10-20 16-36 19v2c20 4 34 11 44 21 9 10 14 24 14 41 0 23-8 41-24 54s-38 21-66 21h-91zM32 127h48c20 0 35-4 45-10 9-6 13-17 13-32s-5-25-15-31c-10-7-26-10-48-10h-43zM32 154v94h53c20 0 36-4 46-12s15-20 15-36-5-27-16-35c-11-7-26-11-48-11zM382 178c0 32-8 57-24 75-16 17-38 27-66 27-18 0-34-4-47-13-14-8-25-20-32-35s-11-33-11-54c0-32 8-56 24-74 16-17 38-26 67-26 27 0 49 9 65 27s24 42 24 73zM235 178c0 24 5 43 14 56 10 13 24 19 43 19s33-6 42-19c10-13 15-32 15-56s-5-43-15-55c-9-12-23-19-42-19-38 0-57 25-57 74zM427 277h-33v-277h33zM535 277h-32v-196h32zM501 28c0-7 2-12 5-15 4-3 8-5 14-5 5 0 9 2 13 5 3 3 5 8 5 15s-2 12-5 16c-4 3-8 5-13 5-6 0-10-2-14-5-3-4-5-9-5-16zM656 277l-75-196h34l43 115c8 23 13 40 16 51h1c0-1 1-3 1-5 1-2 2-4 2-6 1-3 5-16 13-40l42-115h34l-74 196zM827 277h-32v-196h32zM792 28c0-7 2-12 6-15 3-3 8-5 13-5s9 2 13 5 6 8 6 15-2 12-6 16c-4 3-8 5-13 5s-10-2-13-5c-4-4-6-9-6-16zM1024 277l-7-29h-1c-10 12-19 20-29 26-10 4-22 6-36 6-19 0-34-5-45-16-11-10-17-24-17-42 0-40 31-61 94-62l33-2v-11c0-15-3-26-10-33-6-7-17-10-31-10-10 0-19 1-28 4-10 3-18 7-27 11l-9-24c10-5 20-10 32-13 11-3 23-4 34-4 24 0 42 5 53 15 11 11 17 27 17 50v134zM958 254c18 0 32-5 42-15 11-9 16-23 16-41v-18l-29 2c-23 1-39 4-49 11-10 6-15 16-15 29 0 10 3 18 9 23 6 6 15 9 26 9z">
          <text:p/>
        </draw:path>
        <draw:frame draw:style-name="gr3" draw:text-style-name="P3" draw:layer="layout" svg:width="2.068cm" svg:height="1.56cm" svg:x="28.274cm" svg:y="26.398cm">
          <draw:image xlink:href="Pictures/10000201000000390000002B0337E6EB39518EC2.png" xlink:type="simple" xlink:show="embed" xlink:actuate="onLoad">
            <text:p/>
          </draw:image>
        </draw:frame>
        <draw:path draw:style-name="gr2" draw:text-style-name="P2" draw:layer="layout" svg:width="0.899cm" svg:height="0.279cm" svg:x="28.782cm" svg:y="26.968cm" svg:viewBox="0 0 900 280" svg:d="M0 16h74c35 0 60 6 75 16 16 10 23 26 23 48 0 16-4 29-12 39s-21 16-37 19v2c20 3 35 10 44 21 10 10 14 24 14 41 0 24-7 42-23 55s-38 20-67 20h-91zM33 126h48c20 0 35-3 44-9 9-7 14-17 14-33 0-14-5-24-15-31-11-6-27-9-49-9h-42zM33 154v95h52c21 0 36-4 46-12s15-21 15-37-5-27-16-35c-10-7-26-11-47-11zM304 78c9 0 16 0 23 1l-4 30c-7-2-14-2-21-2-10 0-20 2-29 8-8 6-15 14-20 24s-7 21-7 33v105h-33v-196h27l3 36h1c8-13 17-23 27-29 10-7 21-10 33-10zM479 277l-7-28h-1c-10 12-19 20-29 24-10 5-22 7-36 7-19 0-34-5-45-15s-17-24-17-42c0-41 31-62 94-64l33-1v-11c0-15-3-26-10-33-6-7-17-10-31-10-10 0-19 1-28 4-10 3-18 7-27 10l-9-23c10-6 20-10 32-13 11-3 23-4 34-4 24 0 42 5 53 15 11 11 17 27 17 50v134zM413 254c18 0 32-4 42-14 11-10 16-24 16-42v-18l-29 1c-23 1-39 5-49 11-10 7-15 16-15 31 0 10 3 18 9 23 6 6 15 8 26 8zM667 277h-143v-21l105-150h-98v-25h133v24l-103 147h106zM791 277h-32v-196h32zM756 28c0-7 2-12 6-15 3-4 8-5 13-5s9 1 13 5c4 3 6 8 6 15s-2 12-6 16c-4 3-8 5-13 5s-10-2-13-5c-4-4-6-9-6-16zM900 277h-32v-277h32z">
          <text:p/>
        </draw:path>
        <draw:frame draw:style-name="gr3" draw:text-style-name="P3" draw:layer="layout" svg:width="1.995cm" svg:height="1.56cm" svg:x="23.295cm" svg:y="32.297cm">
          <draw:image xlink:href="Pictures/10000201000000370000002B6FB93DEC34B9580E.png" xlink:type="simple" xlink:show="embed" xlink:actuate="onLoad">
            <text:p/>
          </draw:image>
        </draw:frame>
        <draw:path draw:style-name="gr2" draw:text-style-name="P2" draw:layer="layout" svg:width="0.89cm" svg:height="0.279cm" svg:x="23.79cm" svg:y="32.867cm" svg:viewBox="0 0 891 280" svg:d="M124 41c-28 0-50 10-66 28-15 19-23 45-23 77 0 35 7 60 23 78 15 19 37 28 66 28 18 0 39-4 62-11v29c-11 4-21 6-32 8-10 1-22 2-35 2-38 0-67-12-88-35s-31-56-31-99c0-27 5-51 15-71s24-35 43-46 41-16 66-16c28 0 52 5 72 15l-13 28c-21-10-40-15-59-15zM395 277v-126c0-15-3-27-10-35s-18-12-33-12c-20 0-34 6-43 17s-14 29-14 54v102h-32v-277h32v81c0 10-1 19-2 27h2c6-10 14-17 25-22 11-6 22-8 36-8 23 0 41 5 53 17 12 11 18 29 18 54v128zM549 277h-32v-196h32zM514 28c0-7 2-12 6-15 3-3 8-5 13-5s9 2 13 5 6 8 6 15-2 12-6 16c-4 3-8 5-13 5s-10-2-13-5c-4-4-6-9-6-16zM658 277h-32v-277h32zM818 280c-29 0-52-9-69-26-17-18-25-42-25-73 0-33 7-57 23-76 17-18 37-27 64-27 25 0 44 8 58 23 15 16 22 37 22 64v20h-134c0 23 7 39 18 51 10 11 25 17 45 17 10 0 20-1 30-3 9-1 20-5 32-10v28c-11 4-21 7-30 9-10 2-21 3-34 3zM810 104c-15 0-27 5-36 14-9 10-14 24-16 41h99c0-18-4-32-12-41s-19-14-35-14z">
          <text:p/>
        </draw:path>
        <draw:frame draw:style-name="gr3" draw:text-style-name="P3" draw:layer="layout" svg:width="1.886cm" svg:height="1.56cm" svg:x="20.976cm" svg:y="27.85cm">
          <draw:image xlink:href="Pictures/10000201000000340000002B266AEAEECF061169.png" xlink:type="simple" xlink:show="embed" xlink:actuate="onLoad">
            <text:p/>
          </draw:image>
        </draw:frame>
        <draw:path draw:style-name="gr2" draw:text-style-name="P2" draw:layer="layout" svg:width="0.702cm" svg:height="0.263cm" svg:x="21.485cm" svg:y="28.436cm" svg:viewBox="0 0 703 264" svg:d="M167 77c0 27-9 47-27 61s-44 21-77 21h-29v101h-34v-260h69c65 0 98 26 98 77zM34 132h26c25 0 44-4 56-13 11-8 17-22 17-40 0-17-5-29-16-38s-28-13-50-13h-33zM297 264c-29 0-52-9-69-27-16-17-25-41-25-72 0-32 8-57 24-75 15-18 36-28 62-28 25 0 45 8 59 24s21 37 21 64v19h-133c1 22 7 39 17 51 11 11 26 17 46 17 10 0 20-1 29-3s20-5 33-10v27c-11 5-21 8-31 10-9 2-20 3-33 3zM289 89c-15 0-27 4-36 14s-14 23-16 41h99c0-18-4-32-12-41-8-10-20-14-35-14zM486 62c9 0 17 1 24 2l-4 30c-8-2-15-3-21-3-11 0-21 3-29 9-9 6-16 13-21 23s-7 22-7 34v103h-32v-194h26l4 36h1c7-13 16-23 26-30 11-6 22-10 33-10zM571 66v125c0 16 4 27 11 35s18 12 32 12c20 0 35-6 44-17s14-29 14-54v-101h31v194h-26l-4-25h-2c-6 9-14 16-24 21-11 5-23 8-38 8-23 0-41-6-52-17-12-11-18-29-18-53v-128z">
          <text:p/>
        </draw:path>
        <draw:polygon draw:style-name="gr10" draw:text-style-name="P7" draw:layer="layout" svg:width="0.317cm" svg:height="0.32cm" svg:x="27.281cm" svg:y="17cm" svg:viewBox="0 0 318 321" draw:points="0,0 101,321 318,111">
          <text:p/>
        </draw:polygon>
        <draw:custom-shape draw:style-name="gr11" draw:text-style-name="P8" draw:layer="layout" svg:width="17.407cm" svg:height="2.3cm" svg:x="16.6cm" svg:y="16.5cm">
          <text:p/>
          <draw:enhanced-geometry svg:viewBox="0 0 21600 21600" draw:type="rectangle" draw:enhanced-path="M 0 0 L 21600 0 21600 21600 0 21600 0 0 Z N"/>
        </draw:custom-shape>
        <draw:custom-shape draw:style-name="gr12" draw:text-style-name="P8" draw:layer="layout" svg:width="2.6cm" svg:height="16.6cm" svg:x="16.5cm" svg:y="16.6cm">
          <text:p/>
          <draw:enhanced-geometry svg:viewBox="0 0 21600 21600" draw:type="rectangle" draw:enhanced-path="M 0 0 L 21600 0 21600 21600 0 21600 0 0 Z N"/>
        </draw:custom-shape>
        <draw:custom-shape draw:style-name="gr11" draw:text-style-name="P8" draw:layer="layout" svg:width="17.407cm" svg:height="2.3cm" svg:x="16.6cm" svg:y="33.1cm">
          <text:p/>
          <draw:enhanced-geometry svg:viewBox="0 0 21600 21600" draw:type="rectangle" draw:enhanced-path="M 0 0 L 21600 0 21600 21600 0 21600 0 0 Z N"/>
        </draw:custom-shape>
        <draw:polygon draw:style-name="gr2" draw:text-style-name="P2" draw:layer="layout" svg:width="11.553cm" svg:height="5.312cm" svg:x="21.599cm" svg:y="33.2cm" svg:viewBox="0 0 11554 5313" draw:points="0,0 11554,0 11554,5313 0,5313">
          <text:p/>
        </draw:polygon>
        <draw:path draw:style-name="gr5" draw:text-style-name="P4" draw:layer="layout" svg:width="0.4cm" svg:height="0.4cm" svg:x="21.93cm" svg:y="36.243cm" svg:viewBox="0 0 401 401" svg:d="M401 200c0 110-89 201-201 201-110 0-200-91-200-201 0-111 90-200 200-200 112 0 201 89 201 200z">
          <text:p/>
        </draw:path>
        <draw:frame draw:style-name="gr13" draw:text-style-name="P10" draw:layer="layout" svg:width="11.127cm" svg:height="1.055cm" svg:x="21.899cm" svg:y="34.988cm">
          <draw:text-box>
            <text:p text:style-name="P9"><text:span text:style-name="T1">Potential treefall locations [41]</text:span></text:p>
          </draw:text-box>
        </draw:frame>
        <draw:path draw:style-name="gr6" draw:text-style-name="P5" draw:layer="layout" svg:width="0.4cm" svg:height="0.4cm" svg:x="21.93cm" svg:y="37.023cm" svg:viewBox="0 0 401 401" svg:d="M401 200c0 111-89 201-201 201-110 0-200-90-200-201 0-110 90-200 200-200 112 0 201 90 201 200z">
          <text:p/>
        </draw:path>
        <draw:frame draw:style-name="gr14" draw:text-style-name="P10" draw:layer="layout" svg:width="9.121cm" svg:height="1.055cm" svg:x="22.7cm" svg:y="35.919cm">
          <draw:text-box>
            <text:p text:style-name="P9"><text:span text:style-name="T1">Peru 2013 campaign [16]</text:span></text:p>
          </draw:text-box>
        </draw:frame>
        <draw:path draw:style-name="gr7" draw:text-style-name="P6" draw:layer="layout" svg:width="0.4cm" svg:height="0.4cm" svg:x="21.93cm" svg:y="37.803cm" svg:viewBox="0 0 401 401" svg:d="M401 200c0 111-89 201-201 201-110 0-200-90-200-201 0-110 90-200 200-200 112 0 201 90 201 200z">
          <text:p/>
        </draw:path>
        <draw:frame draw:style-name="gr15" draw:text-style-name="P10" draw:layer="layout" svg:width="9.764cm" svg:height="1.055cm" svg:x="22.7cm" svg:y="36.699cm">
          <draw:text-box>
            <text:p text:style-name="P9"><text:span text:style-name="T1">Guyana 2014 campaign [9]</text:span></text:p>
          </draw:text-box>
        </draw:frame>
        <draw:frame draw:style-name="gr16" draw:text-style-name="P10" draw:layer="layout" svg:width="10.209cm" svg:height="1.055cm" svg:x="22.7cm" svg:y="37.479cm">
          <draw:text-box>
            <text:p text:style-name="P9"><text:span text:style-name="T1">Guyana 2017 campaign [16]</text:span></text:p>
          </draw:text-box>
        </draw:frame>
        <draw:frame draw:style-name="gr17" draw:text-style-name="P11" draw:layer="layout" svg:width="3.232cm" svg:height="1.254cm" svg:x="21.799cm" svg:y="33.398cm">
          <draw:text-box>
            <text:p text:style-name="P9"><text:span text:style-name="T2">Legend</text:span></text:p>
          </draw:text-box>
        </draw:frame>
        <draw:line draw:style-name="gr18" draw:text-style-name="P3" draw:layer="layout" svg:x1="19.88cm" svg:y1="38.156cm" svg:x2="19.88cm" svg:y2="35.4cm">
          <text:p/>
        </draw:line>
        <draw:polygon draw:style-name="gr10" draw:text-style-name="P7" draw:layer="layout" svg:width="0.6cm" svg:height="0.6cm" svg:x="19.58cm" svg:y="35.1cm" svg:viewBox="0 0 601 601" draw:points="301,0 0,601 601,601">
          <text:p/>
        </draw:polygon>
        <draw:frame draw:style-name="gr19" draw:text-style-name="P12" draw:layer="layout" svg:width="1.269cm" svg:height="1.724cm" svg:x="19.4cm" svg:y="33.413cm">
          <draw:text-box>
            <text:p text:style-name="P9"><text:span text:style-name="T3">N</text:span></text:p>
          </draw:text-box>
        </draw:frame>
        <draw:line draw:style-name="gr20" draw:text-style-name="P1" draw:layer="layout" svg:x1="24.1cm" svg:y1="30cm" svg:x2="9.2cm" svg:y2="24.9cm">
          <text:p/>
        </draw:line>
        <draw:line draw:style-name="gr21" draw:text-style-name="P1" draw:layer="layout" svg:x1="29.3cm" svg:y1="20.4cm" svg:x2="8.5cm" svg:y2="8.8cm">
          <text:p/>
        </draw:line>
        <draw:line draw:style-name="gr22" draw:text-style-name="P1" draw:layer="layout" svg:x1="30.1cm" svg:y1="21cm" svg:x2="26.6cm" svg:y2="10.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Sans" svg:font-family="Noto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34.01cm" fo:page-height="3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10-11T16:01:13.349542822</dc:date>
    <meta:editing-duration>PT14M56S</meta:editing-duration>
    <meta:editing-cycles>7</meta:editing-cycles>
    <meta:generator>LibreOffice/5.3.5.2$Linux_X86_64 LibreOffice_project/30m0$Build-2</meta:generator>
    <meta:document-statistic meta:object-count="178"/>
  </office:meta>
</office:document-meta>
</file>